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ck" fo:font-size="10pt" fo:font-weight="bold" officeooo:rsid="00125b4b" officeooo:paragraph-rsid="00125b4b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ack" fo:font-size="6pt" fo:font-weight="normal" officeooo:rsid="00125b4b" officeooo:paragraph-rsid="00125b4b" style:font-size-asian="5.25pt" style:font-weight-asian="normal" style:font-size-complex="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РАГМЕНТЫ ИСХОДНОГО КОДА</text:p>
      <text:p text:style-name="P2">\documentclass[4paper, openany]{book}</text:p>
      <text:p text:style-name="P2">\usepackage[utf8]{inputenc}</text:p>
      <text:p text:style-name="P2">\usepackage[T2A]{fontenc}</text:p>
      <text:p text:style-name="P2">\usepackage[russian,english]{babel}</text:p>
      <text:p text:style-name="P2">\usepackage{geometry}</text:p>
      <text:p text:style-name="P2">\usepackage{enumitem}</text:p>
      <text:p text:style-name="P2">\usepackage{hyperref}</text:p>
      <text:p text:style-name="P2">\usepackage{scrextend}</text:p>
      <text:p text:style-name="P2">\usepackage{sectsty}</text:p>
      <text:p text:style-name="P2">\usepackage{amsmath}</text:p>
      <text:p text:style-name="P2"/>
      <text:p text:style-name="P2"/>
      <text:p text:style-name="P2">\thispagestyle{empty}</text:p>
      <text:p text:style-name="P2">\geometry{top=1.5cm}</text:p>
      <text:p text:style-name="P2">\geometry{bottom=1.5cm}</text:p>
      <text:p text:style-name="P2"/>
      <text:p text:style-name="P2"/>
      <text:p text:style-name="P2">\begin{document}</text:p>
      <text:p text:style-name="P2"/>
      <text:p text:style-name="P2">\begin{center}</text:p>
      <text:p text:style-name="P2"><text:s text:c="4"/>\subsection*{\newline\newline\newline\newline}</text:p>
      <text:p text:style-name="P2"><text:s text:c="4"/>\subsection*{Липецкий государственный технический университет}</text:p>
      <text:p text:style-name="P2"><text:s text:c="4"/>\vspace{5mm}</text:p>
      <text:p text:style-name="P2"><text:s text:c="4"/>\subsubsection*{Факультет автоматизации и информатики}</text:p>
      <text:p text:style-name="P2"><text:s text:c="4"/>\subsubsection*{Кафедра автоматизированных систем управления}</text:p>
      <text:p text:style-name="P2"><text:s text:c="4"/></text:p>
      <text:p text:style-name="P2"><text:s text:c="4"/>\vspace{5mm}</text:p>
      <text:p text:style-name="P2"><text:s text:c="4"/>\Large ЛАБОРАТОРНАЯ РАБОТА №5</text:p>
      <text:p text:style-name="P2"><text:s text:c="4"/></text:p>
      <text:p text:style-name="P2"><text:s text:c="4"/>\vspace{5mm}</text:p>
      <text:p text:style-name="P2"><text:s text:c="4"/>\large{Верстка текста в \LaTeX}</text:p>
      <text:p text:style-name="P2">\end{center}</text:p>
      <text:p text:style-name="P2"/>
      <text:p text:style-name="P2">\vspace{55mm}</text:p>
      <text:p text:style-name="P2"/>
      <text:p text:style-name="P2">\begin{flushleft}</text:p>
      <text:p text:style-name="P2"><text:s text:c="4"/>Студент \hfill Первушин Е.А. \newline </text:p>
      <text:p text:style-name="P2"><text:s text:c="4"/>Группа \hfill ПМ-23-2 \newline\newline\newline</text:p>
      <text:p text:style-name="P2"><text:s text:c="4"/>Руководитель \hfill Седых Ю.И.</text:p>
      <text:p text:style-name="P2">\end{flushleft}</text:p>
      <text:p text:style-name="P2"/>
      <text:p text:style-name="P2">\vfill \begin{center} Липецк 2023 \end{center}</text:p>
      <text:p text:style-name="P2"/>
      <text:p text:style-name="P2">\newpage</text:p>
      <text:p text:style-name="P2"/>
      <text:p text:style-name="P2">\setcounter{chapter}{1}</text:p>
      <text:p text:style-name="P2">\setcounter{secnumdepth}{0}</text:p>
      <text:p text:style-name="P2"/>
      <text:p text:style-name="P2">\begin{center} </text:p>
      <text:p text:style-name="P2"><text:s text:c="4"/>\section*{&lt;&lt;Мэри Поппинс с Вишневой улицы&gt;&gt;} </text:p>
      <text:p text:style-name="P2"><text:s text:c="4"/>\vspace{10mm}</text:p>
      <text:p text:style-name="P2"><text:s text:c="4"/>\section{Часть I}</text:p>
      <text:p text:style-name="P2"><text:s text:c="4"/>\vspace{5mm}</text:p>
      <text:p text:style-name="P2"><text:s text:c="4"/>\subsection{Глава 1. Восточный ветер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<text:s text:c="3"/>Хотите <text:s text:c="2"/>попасть <text:s/>на <text:s/>Вишневую <text:s/>улицу? <text:s/>Это <text:s/>совсем <text:s/>просто.</text:p>
      <text:p text:style-name="P2">Подойдите к полицейскому на перекрестке. Он слегка <text:s/>сдвинет <text:s/>на</text:p>
      <text:p text:style-name="P2">один <text:s/>бок <text:s/>каску, <text:s/>сосредоточенно <text:s/>почешет <text:s/>в <text:s/>затылке, вытянет</text:p>
      <text:p text:style-name="P2">вперед белый, затянутый в перчатку палец и скажет:</text:p>
      <text:p text:style-name="P2"><text:s text:c="3"/>-- Сначала поверните направо, потом налево, еще раз <text:s/>направо</text:p>
      <text:p text:style-name="P2">-- и вы на Вишневой. Всего доброго!</text:p>
      <text:p text:style-name="P2"><text:s text:c="3"/>Идите, <text:s/>как <text:s/>сказал <text:s/>полицейский, <text:s/>и <text:s/>окажетесь <text:s/>на Вишневой</text:p>
      <text:p text:style-name="P2">улице, дома на ней стоят на одной стороне, на другой -- парк, а</text:p>
      <text:p text:style-name="P2">вишни растут как раз посередине. Вы, конечно, будете искать дом</text:p>
      <text:p text:style-name="P2">N 17, ведь эта история <text:s/>про <text:s/>него, <text:s/>и <text:s/>вы <text:s/>сразу <text:s/>его <text:s/>найдете.</text:p>
      <text:p text:style-name="P2">Во-первых, <text:s/>это <text:s/>самый маленький дом на Вишневой, во-вторых, он</text:p>
      <text:p text:style-name="P2">самый старый и обшарпанный. <text:s/>Дело <text:s/>в <text:s/>том, <text:s/>что <text:s/>мистер <text:s/>Банкс,</text:p>
      <text:p text:style-name="P2">который <text:s/>живет <text:s/>в этом доме, в свое время спросил миссис Банкс,</text:p>
      <text:p text:style-name="P2">чего она хочет -- <text:s/>новый <text:s/>красивый <text:s/>дорогой <text:s/>дом <text:s/>или <text:s/>четверых</text:p>
      <text:p text:style-name="P2">детей? Того и другого он позволить себе не может.</text:p>
      <text:p text:style-name="P2"><text:s text:c="3"/>Миссис <text:s/>Банкс хорошенько подумала и решила, что предпочитает</text:p>
      <text:p text:style-name="P2">четверых детей. Так и появились на свет сначала один за <text:s/>другим</text:p>
      <text:p text:style-name="P2">Джейн <text:s/>и Майкл, а затем близнецы -- Джон с Барбарой. Вот почему</text:p>
      <text:p text:style-name="P2">семья Банксов жила на Вишневой улице в доме N 17. Стряпала <text:s/>для</text:p>
      <text:p text:style-name="P2">семьи <text:s/>миссис <text:s/>Брилл, <text:s/>на <text:s/>стол накрывала Эллен, а Робертсон Эй</text:p>
      <text:p text:style-name="P2">подстригал газон, чистил ножи и <text:s/>обувь, <text:s/>словом, <text:s/>по <text:s/>выражению</text:p>
      <text:p text:style-name="P2">мистера Банкса, швырял на ветер свое время и его деньги.</text:p>
      <text:p text:style-name="P2"><text:s text:c="3"/>И <text:s/>еще <text:s/>с <text:s/>ними <text:s/>жила <text:s/>нянька <text:s/>Кейт, которую вряд ли стоит и</text:p>
      <text:p text:style-name="P2">упоминать, ведь к самому началу этой <text:s/>истории <text:s/>она <text:s/>успела <text:s/>уже</text:p>
      <text:p text:style-name="P2">расстаться с домом N 17.</text:p>
      <text:p text:style-name="P2"/>
      <text:p text:style-name="P2">\paragraph{Подраздел 1.2}</text:p>
      <text:p text:style-name="P2"/>
      <text:p text:style-name="P2">\begin{itemize} \item Пункт 1 \end{itemize}</text:p>
      <text:p text:style-name="P2"/>
      <text:p text:style-name="P2"><text:s text:c="3"/>-- <text:s/>Ушла <text:s/>без <text:s/>предупреждения. <text:s/>Объявила об уходе и в тот же</text:p>
      <text:p text:style-name="P2">день ушла. Что же нам <text:s/>теперь <text:s/>делать? <text:s/>-- <text:s/>сокрушалась <text:s/>миссис</text:p>
      <text:p text:style-name="P2">Банкс.</text:p>
      <text:p text:style-name="P2"><text:s text:c="3"/>-- <text:s/>Как <text:s/>что? <text:s/>-- сказал мистер Банкс, надевая туфли. -- Дай</text:p>
      <text:p text:style-name="P2">объявление <text:s/>в <text:s/>газету. <text:s/>Хорошо <text:s/>бы <text:s/>и <text:s/>Робертсон <text:s/>Эй <text:s/>ушел <text:s/>без</text:p>
      <text:p text:style-name="P2">предупреждения. <text:s/>Он опять почистил один ботинок. Согласись, вид</text:p>
      <text:p text:style-name="P2">у меня сегодня слегка кособокий.</text:p>
      <text:p text:style-name="P2"><text:s text:c="3"/>-- Экая важность! Ты не ответил, <text:s/>что <text:s/>нам <text:s/>делать <text:s/>с <text:s/>няней</text:p>
      <text:p text:style-name="P2">Кейт.</text:p>
      <text:p text:style-name="P2"><text:s text:c="3"/>-- <text:s/>Праздный <text:s/>вопрос, <text:s/>ведь <text:s/>Кейти-то <text:s/>уже <text:s/>нет, -- возразил</text:p>
      <text:p text:style-name="P2">мистер Банкс. -- Будь я на твоем месте, я бы не терял времени и</text:p>
      <text:p text:style-name="P2">поместил в "Монинг-пейпер" объявление: "Джейн, Майклу, Джону <text:s/>и</text:p>
      <text:p text:style-name="P2"><text:soft-page-break/>Барбаре Банкс (не говоря уже об их маме) требуется самая лучшая</text:p>
      <text:p text:style-name="P2">в <text:s/>мире <text:s/>няня за самую скромную плату, и причем немедленно". За</text:p>
      <text:p text:style-name="P2">калиткой тут же вырастет очередь лучших в мире <text:s/>нянь. <text:s/>Запрудят</text:p>
      <text:p text:style-name="P2">всю <text:s text:c="2"/>улицу, <text:s text:c="2"/>перекроют <text:s text:c="2"/>движение, <text:s text:c="2"/>мне <text:s/>придется <text:s/>заплатить</text:p>
      <text:p text:style-name="P2">полицейскому миллион, и <text:s/>я <text:s/>очень <text:s/>рассержусь. <text:s/>Ну, <text:s/>мне <text:s/>пора!</text:p>
      <text:p text:style-name="P2">Фью-у, <text:s/>холодно, <text:s/>как <text:s/>на Северном полюсе. Восточный ветер, что</text:p>
      <text:p text:style-name="P2">ли, подул? С этими словами мистер Банкс <text:s/>высунулся <text:s/>из <text:s/>окна <text:s/>и</text:p>
      <text:p text:style-name="P2">посмотрел <text:s/>в <text:s/>конец улицы, где стоял дом Адмирала Бума. Это был</text:p>
      <text:p text:style-name="P2">самый великолепный дом на Вишневой. Вишневая очень им гордилась</text:p>
      <text:p text:style-name="P2">-- ведь он был по виду настоящий <text:s/>корабль. <text:s/>За <text:s/>оградой <text:s/>торчал</text:p>
      <text:p text:style-name="P2">флагшток, <text:s/>на <text:s/>котором <text:s/>развевался <text:s/>флаг, <text:s/>а <text:s/>на крыше вертелся</text:p>
      <text:p text:style-name="P2">золоченый флюгер в виде подзорной трубы.</text:p>
      <text:p text:style-name="P2"><text:s text:c="3"/>-- Так и есть! -- воскликнул мистер Банкс, поспешно закрывая</text:p>
      <text:p text:style-name="P2">окно. -- Флюгер Адмирала показывает восточный ветер. Не <text:s/>зря <text:s/>у</text:p>
      <text:p text:style-name="P2">меня с утра ломит кости. Надену, пожалуй, второе пальто.</text:p>
      <text:p text:style-name="P2"><text:s text:c="3"/>Он <text:s/>рассеянно <text:s/>чмокнул <text:s/>в <text:s/>нос <text:s/>жену, <text:s/>помахал рукой детям и</text:p>
      <text:p text:style-name="P2">отправился в Сити.</text:p>
      <text:p text:style-name="P2"/>
      <text:p text:style-name="P2">\begin{itemize} \item Пункт 2 \end{itemize}</text:p>
      <text:p text:style-name="P2"/>
      <text:p text:style-name="P2"><text:s text:c="3"/>В Сити мистер Банкс ходил каждый <text:s/>день, <text:s/>кроме, <text:s/>разумеется,</text:p>
      <text:p text:style-name="P2">воскресений <text:s/>и <text:s/>праздников. <text:s/>Он <text:s/>сидел <text:s/>там на высоком стуле за</text:p>
      <text:p text:style-name="P2">маленькой конторкой и делал <text:s/>деньги. <text:s/>Весь <text:s/>день <text:s/>он <text:s/>вырезывал</text:p>
      <text:p text:style-name="P2">пенни <text:s/>и шиллинги, кроны и трехпенсовики. И приносил их домой в</text:p>
      <text:p text:style-name="P2">маленьком черном чемоданчике. Иногда он давал детям монетки, <text:s/>а</text:p>
      <text:p text:style-name="P2">они <text:s/>бросали их в копилки. Но случалось, что монеток не было, и</text:p>
      <text:p text:style-name="P2">он говорил: "Банк на ремонте", -- и все <text:s/>понимали, <text:s/>что <text:s/>в <text:s/>тот</text:p>
      <text:p text:style-name="P2">день он вырезал совсем мало денег.</text:p>
      <text:p text:style-name="P2"><text:s text:c="3"/>Ушел <text:s/>мистер <text:s/>Банкс <text:s/>со <text:s/>своим чемоданчиком в Сити, а миссис</text:p>
      <text:p text:style-name="P2">Банкс отправилась в гостиную и стала писать <text:s/>письма <text:s/>в <text:s/>газеты,</text:p>
      <text:p text:style-name="P2">просила <text:s/>их срочно прислать ей нянь и как можно больше; а Майкл</text:p>
      <text:p text:style-name="P2">и Джейн сидели наверху в детской и <text:s/>смотрели <text:s/>в <text:s/>окно, <text:s/>ожидая,</text:p>
      <text:p text:style-name="P2">когда <text:s/>появятся <text:s/>няни. <text:s/>Они-то были рады, что нянька Кейт ушла.</text:p>
      <text:p text:style-name="P2">Она им совсем не нравилась -- старая, толстая и пахла "перловым</text:p>
      <text:p text:style-name="P2">отваром", которым она любила <text:s/>лечиться. <text:s/>Новая <text:s/>няня <text:s/>наверняка</text:p>
      <text:p text:style-name="P2">будет лучше Кейт хотя бы немножко.</text:p>
      <text:p text:style-name="P2"/>
      <text:p text:style-name="P2">\paragraph{Подраздел 1.3}</text:p>
      <text:p text:style-name="P2"/>
      <text:p text:style-name="P2"><text:s text:c="3"/>За <text:s/>окном <text:s/>быстро <text:s/>смеркалось, <text:s/>над парком небо стало совсем</text:p>
      <text:p text:style-name="P2">темным. Миссис Брилл с Эллен принесли в <text:s/>детскую <text:s/>ужин, <text:s/>вымыли</text:p>
      <text:p text:style-name="P2">близнецов. <text:s/>Поев, Джейн с Майклом опять сели у окна, дожидаясь,</text:p>
      <text:p text:style-name="P2">когда из Сити вернется мистер Банкс, и слушали, как завывает <text:s/>в</text:p>
      <text:p text:style-name="P2">голых <text:s text:c="2"/>ветках <text:s text:c="2"/>вишен <text:s text:c="2"/>восточный <text:s text:c="2"/>ветер. <text:s text:c="2"/>Деревья <text:s/>гнулись,</text:p>
      <text:p text:style-name="P2">раскачивались, казалось, даже прыгали, точно хотели вырвать <text:s/>из</text:p>
      <text:p text:style-name="P2">земли <text:s/>свои <text:s/>корни. <text:s/>-- Идет, идет! -- Майкл показал пальцем на</text:p>
      <text:p text:style-name="P2">какую-то <text:s/>фигуру, <text:s text:c="2"/>тяжело <text:s text:c="2"/>ударившуюся <text:s text:c="2"/>о <text:s text:c="2"/>калитку. <text:s text:c="2"/>Джейн</text:p>
      <text:p text:style-name="P2">всмотрелась в густевшую темноту.</text:p>
      <text:p text:style-name="P2"><text:s text:c="3"/>-- Это не он, -- сказала Джейн. -- Это кто-то совсем другой.</text:p>
      <text:p text:style-name="P2"><text:s text:c="3"/>Незнакомую <text:s/>фигуру <text:s/>гнуло и даже подбрасывало напором ветра;</text:p>
      <text:p text:style-name="P2">дети разглядели, что это женщина; ей <text:s/>кое-как <text:s/>удалось <text:s/>открыть</text:p>
      <text:p text:style-name="P2">задвижку, <text:s/>хотя в одной руке у нее была большая сумка, а другой</text:p>
      <text:p text:style-name="P2">она то и дело придерживала шляпу. Женщина вошла <text:s/>в <text:s/>калитку, <text:s/>и</text:p>
      <text:p text:style-name="P2">тут <text:s/>произошла <text:s/>странная <text:s/>вещь: очередной порыв ветра подхватил</text:p>
      <text:p text:style-name="P2">незнакомку и перенес по воздуху к самому крыльцу. Похоже <text:s/>было,</text:p>
      <text:p text:style-name="P2">что <text:s/>ветер донес сначала женщину до калитки, подождал, пока она</text:p>
      <text:p text:style-name="P2">откроет ее, опять подхватил и бросил у самого крыльца вместе <text:s/>с</text:p>
      <text:p text:style-name="P2">сумкой <text:s/>и зонтиком. Стук раздался такой, что затрясся весь дом.</text:p>
      <text:p text:style-name="P2">-- Вот здорово! <text:s/>Настоящее <text:s/>волшебство! <text:s/>-- <text:s/>сказал <text:s/>Майкл. <text:s/>--</text:p>
      <text:p text:style-name="P2">Пойдем посмотрим, кто это!-- позвала Джейн; взяв брата за руку,</text:p>
      <text:p text:style-name="P2">она оттащила его от окна и повела на лестницу. Отсюда с верхней</text:p>
      <text:p text:style-name="P2">ступеньки было хорошо видно, что делается в прихожей.</text:p>
      <text:p text:style-name="P2"><text:s text:c="3"/>Скоро <text:s/>из <text:s/>гостиной <text:s/>вышла <text:s/>мама <text:s/>в сопровождении незнакомой</text:p>
      <text:p text:style-name="P2">гостьи. <text:s/>У <text:s/>нее <text:s/>были <text:s text:c="2"/>блестящие <text:s text:c="2"/>черные <text:s text:c="2"/>волосы. <text:s text:c="2"/>"Как <text:s text:c="2"/>у</text:p>
      <text:p text:style-name="P2">куклы-голландочки", <text:s/>-- прошептала Джейн. И еще она была худая,</text:p>
      <text:p text:style-name="P2">с большими руками и <text:s/>ногами <text:s/>и <text:s/>крошечными <text:s/>голубыми <text:s/>глазками,</text:p>
      <text:p text:style-name="P2">которые, казалось, буравят тебя насквозь.</text:p>
      <text:p text:style-name="P2"/>
      <text:p text:style-name="P2">\subsubsection{Раздел 2}</text:p>
      <text:p text:style-name="P2">\paragraph{Подраздел 2.1}</text:p>
      <text:p text:style-name="P2"/>
      <text:p text:style-name="P2">\begin{itemize} \item Пункт 1 \end{itemize}</text:p>
      <text:p text:style-name="P2"/>
      <text:p text:style-name="P2"><text:s text:c="3"/>-- <text:s/>Вы <text:s/>увидите, <text:s/>это замечательные дети, -- говорила миссис</text:p>
      <text:p text:style-name="P2">Банкс.</text:p>
      <text:p text:style-name="P2"><text:s text:c="3"/>Майкл толкнул острым локтем Джейн.</text:p>
      <text:p text:style-name="P2"><text:s text:c="3"/>-- С ними нет <text:s/>никаких <text:s/>забот, <text:s/>-- <text:s/>убеждала <text:s/>гостью <text:s/>миссис</text:p>
      <text:p text:style-name="P2">Банкс, <text:s/>как будто сама не верила своим словам. Гостья фыркнула,</text:p>
      <text:p text:style-name="P2">она, наверное, тоже не поверила.</text:p>
      <text:p text:style-name="P2"><text:s text:c="3"/>-- Я <text:s/>хотела <text:s/>бы <text:s/>только <text:s/>еще <text:s/>спросить <text:s/>о <text:s/>рекомендательных</text:p>
      <text:p text:style-name="P2">письмах...</text:p>
      <text:p text:style-name="P2"><text:s text:c="3"/>-- Не в моих правилах запасаться рекомендательными письмами,</text:p>
      <text:p text:style-name="P2">-- твердо <text:s/>проговорила <text:s/>гостья. <text:s/>Миссис <text:s/>Банкс <text:s/>бросила <text:s/>на нее</text:p>
      <text:p text:style-name="P2">растерянный взгляд.</text:p>
      <text:p text:style-name="P2"><text:s text:c="3"/>-- Но я думала... обычное дело... -- запинаясь, <text:s/>проговорила</text:p>
      <text:p text:style-name="P2">она. -- Я хочу сказать, мне казалось, так все поступают.</text:p>
      <text:p text:style-name="P2"><text:s text:c="3"/>-- <text:s text:c="2"/>Старомодный <text:s/>обычай <text:s/>-- <text:s/>эти <text:s/>рекомендательные <text:s/>письма.</text:p>
      <text:p text:style-name="P2">Прямо-таки допотопный.</text:p>
      <text:p text:style-name="P2"/>
      <text:p text:style-name="P2">\begin{itemize} \item Пункт 2 \end{itemize}</text:p>
      <text:p text:style-name="P2"/>
      <text:p text:style-name="P2"><text:s text:c="3"/>А надо сказать, что <text:s/>миссис <text:s/>Банкс <text:s/>больше <text:s/>всего <text:s/>на <text:s/>свете</text:p>
      <text:p text:style-name="P2">боялась выглядеть старомодной.</text:p>
      <text:p text:style-name="P2"><text:s text:c="3"/>-- Да, да, конечно, -- поспешно согласилась она. -- Не будем</text:p>
      <text:p text:style-name="P2">о них <text:s/>больше. <text:s/>Я ведь почему завела разговор... э-э... а вдруг</text:p>
      <text:p text:style-name="P2">вам требуются рекомендательные письма... Детская у нас наверху.</text:p>
      <text:p text:style-name="P2"><text:s text:c="3"/>И она <text:s/>повела <text:s/>незнакомку <text:s/>к <text:s/>лестнице, <text:s/>ни <text:s/>на <text:s/>секунду <text:s/>не</text:p>
      <text:p text:style-name="P2">умолкая. <text:s/>Может, потому она и не заметила, что происходит у нее</text:p>
      <text:p text:style-name="P2">за спиной. Но Джейн с Майклом хорошо видели сверху, что <text:s/>делала</text:p>
      <text:p text:style-name="P2">гостья, шедшая следом за миссис Банкс.</text:p>
      <text:p text:style-name="P2"><text:s text:c="3"/>Прижав <text:s/>к груди свою огромную сумку, она уселась на перила и</text:p>
      <text:p text:style-name="P2">в один миг очутилась на верхней площадке. Такого уж точно никто</text:p>
      <text:p text:style-name="P2">никогда не делал. Вниз -- пожалуйста. Джейн с <text:s/>Майклом <text:s/>сколько</text:p>
      <text:p text:style-name="P2">раз <text:s/>съезжали <text:s/>вниз <text:s/>по <text:s/>перилам. <text:s/>Но <text:s/>вверх -- никогда. И они,</text:p>
      <text:p text:style-name="P2"><text:soft-page-break/>вытаращив глаза, смотрели на гостью.</text:p>
      <text:p text:style-name="P2"/>
      <text:p text:style-name="P2">\begin{itemize} \item Пункт 3 \end{itemize}</text:p>
      <text:p text:style-name="P2"/>
      <text:p text:style-name="P2"><text:s text:c="3"/>-- Ну, стало быть, договорились, -- из груди у мамы вырвался</text:p>
      <text:p text:style-name="P2">вздох облегчения.</text:p>
      <text:p text:style-name="P2"><text:s text:c="3"/>-- Договорились, если все здесь будет <text:s/>по <text:s/>мне, <text:s/>-- <text:s/>сказала</text:p>
      <text:p text:style-name="P2">гостья, <text:s/>вытирая <text:s/>нос <text:s/>большим <text:s/>в <text:s/>красно-белую <text:s/>клетку носовым</text:p>
      <text:p text:style-name="P2">платком.</text:p>
      <text:p text:style-name="P2"><text:s text:c="3"/>-- Что случилось? -- миссис Банкс вдруг заметила <text:s/>детей. <text:s/>--</text:p>
      <text:p text:style-name="P2">Что вы здесь делаете? Это Мэри Поппинс, ваша новая няня. Джейн,</text:p>
      <text:p text:style-name="P2">Майкл, <text:s/>поздоровайтесь. <text:s/>А там наши двойняшки, -- мама показала</text:p>
      <text:p text:style-name="P2">на комнату, где в кроватках лежали Джон и Барбара.</text:p>
      <text:p text:style-name="P2"><text:s text:c="3"/>Мэри Поппинс переводила буравящий взгляд с Джейн на Майкла и</text:p>
      <text:p text:style-name="P2">обратно, словно прикидывала, по душе они ей или нет.</text:p>
      <text:p text:style-name="P2"><text:s text:c="3"/>-- Ну что, подходим? -- спросил Майкл.</text:p>
      <text:p text:style-name="P2"><text:s text:c="3"/>-- Майкл, как ты себя ведешь! <text:s/>-- <text:s/>рассердилась <text:s/>мама. <text:s/>Мэри</text:p>
      <text:p text:style-name="P2">Поппинс <text:s text:c="2"/>долго <text:s/>разглядывала <text:s/>детей. <text:s/>Затем <text:s/>громко, <text:s/>протяжно</text:p>
      <text:p text:style-name="P2">фыркнула, что, по-видимому, означало -- жребий брошен. И громко</text:p>
      <text:p text:style-name="P2">сказала:</text:p>
      <text:p text:style-name="P2"><text:s text:c="3"/>-- Я остаюсь.</text:p>
      <text:p text:style-name="P2"/>
      <text:p text:style-name="P2">\paragraph{Подраздел 2.2}</text:p>
      <text:p text:style-name="P2"/>
      <text:p text:style-name="P2">\begin{description}</text:p>
      <text:p text:style-name="P2"><text:s text:c="4"/>\item [Шрифт 1] \textit{Курсив - не наклонный!}</text:p>
      <text:p text:style-name="P2"><text:s text:c="4"/>\item [Шрифт 2] \textsl{Наклонный - не курсив!}</text:p>
      <text:p text:style-name="P2">\end{description}</text:p>
      <text:p text:style-name="P2"/>
      <text:p text:style-name="P2"><text:s text:c="3"/>-- Она это произнесла так, -- <text:s/>сказала <text:s/>потом <text:s/>миссис <text:s/>Банкс</text:p>
      <text:p text:style-name="P2">мужу, -- как будто оказала нам великую милость.</text:p>
      <text:p text:style-name="P2"><text:s text:c="3"/>-- <text:s/>Может, <text:s/>так оно и есть, -- ответил мистер Банкс, на одну</text:p>
      <text:p text:style-name="P2">секунду высунув нос из-за газеты.</text:p>
      <text:p text:style-name="P2"><text:s text:c="3"/>-- А как вы сюда пришли? -- спросила Джейн Мэри Поппинс. <text:s/>--</text:p>
      <text:p text:style-name="P2">Мне показалось, что вас принесло ветром.</text:p>
      <text:p text:style-name="P2"><text:s text:c="3"/>-- <text:s/>Принесло, <text:s/>-- <text:s/>коротко <text:s/>ответила Мэри Поппинс, размотала</text:p>
      <text:p text:style-name="P2">свой шарф, сняла шляпку и повесила ее на спинку кровати.</text:p>
      <text:p text:style-name="P2"><text:s text:c="3"/>Мэри Поппинс явно не была расположена к разговору. Она то <text:s/>и</text:p>
      <text:p text:style-name="P2">дело фыркала, и Джейн, подавив вздох, замолчала. Но, когда Мэри</text:p>
      <text:p text:style-name="P2">Поппинс склонилась над сумкой, Майкл не выдержал.</text:p>
      <text:p text:style-name="P2"><text:s text:c="3"/>-- <text:s/>Какая <text:s/>странная <text:s/>сумка! <text:s/>-- <text:s/>сказал <text:s/>он <text:s/>и <text:s/>потрогал <text:s/>ее</text:p>
      <text:p text:style-name="P2">пальцами.</text:p>
      <text:p text:style-name="P2"><text:s text:c="3"/>-- Ковровая, -- ответила Мэри Поппинс <text:s/>и <text:s/>вставила <text:s/>в <text:s/>замок</text:p>
      <text:p text:style-name="P2">маленький ключик.</text:p>
      <text:p text:style-name="P2"><text:s text:c="3"/>-- Чтобы носить ковры?</text:p>
      <text:p text:style-name="P2"><text:s text:c="3"/>-- Сделана из ковра.</text:p>
      <text:p text:style-name="P2"><text:s text:c="3"/>-- <text:s/>А-а, <text:s/>-- сказал Майкл, -- понятно. -- Хотя ему ничего не</text:p>
      <text:p text:style-name="P2">было понятно.</text:p>
      <text:p text:style-name="P2"><text:s text:c="3"/>Наконец сумка была открыта, и, к удивлению Майкла <text:s/>и <text:s/>Джейн,</text:p>
      <text:p text:style-name="P2">она оказалась совсем пустой.</text:p>
      <text:p text:style-name="P2"><text:s text:c="3"/>-- Ой! В сумке ничего нет, -- сказала Джейн.</text:p>
      <text:p text:style-name="P2"><text:s text:c="3"/>-- <text:s/>Как <text:s/>это <text:s/>нет? <text:s/>-- <text:s/>Мэри <text:s/>Поппинс <text:s/>выпрямилась и сердито</text:p>
      <text:p text:style-name="P2">посмотрела на <text:s/>нее, <text:s/>как <text:s/>будто <text:s/>Джейн <text:s/>очень <text:s/>ее <text:s/>обидела. <text:s/>--</text:p>
      <text:p text:style-name="P2">Говоришь, нет?</text:p>
      <text:p text:style-name="P2"/>
      <text:p text:style-name="P2">\paragraph{Подраздел 2.3}</text:p>
      <text:p text:style-name="P2"/>
      <text:p text:style-name="P2">\textbf{Просто жиный текст!}</text:p>
      <text:p text:style-name="P2"/>
      <text:p text:style-name="P2"><text:s text:c="3"/>С <text:s/>этими <text:s/>словами <text:s/>она <text:s/>вынула из сумки белый накрахмаленный</text:p>
      <text:p text:style-name="P2">фартук и повязала его поверх <text:s/>платья. <text:s/>Затем <text:s/>извлекла <text:s/>большой</text:p>
      <text:p text:style-name="P2">желтый <text:s/>кусок мыла, зубную щетку, пачку заколок, пузырек духов,</text:p>
      <text:p text:style-name="P2">маленький складной стульчик и коробку сладких пилюль от горла.</text:p>
      <text:p text:style-name="P2"><text:s text:c="3"/>Джейн с Майклом не могли оторвать от нее глаз. -- <text:s/>Но <text:s/>я <text:s/>же</text:p>
      <text:p text:style-name="P2">сам <text:s/>видел,-- <text:s/>прошептал Майкл. -- Сумка была совсем пустая. --</text:p>
      <text:p text:style-name="P2">Тес, -- зашипела Джейн, глядя, <text:s/>как <text:s/>Мэри <text:s/>Поппинс <text:s/>достает <text:s/>из</text:p>
      <text:p text:style-name="P2">сумки <text:s/>большую бутылку с надписью: "По одной чайной ложке перед</text:p>
      <text:p text:style-name="P2">сном".</text:p>
      <text:p text:style-name="P2"><text:s text:c="3"/>К горлышку бутылки была привязана ложка. В <text:s/>эту <text:s/>ложку <text:s/>Мэри</text:p>
      <text:p text:style-name="P2">Поппинс налила темно-красной жидкости.</text:p>
      <text:p text:style-name="P2"><text:s text:c="3"/>-- Это ваше лекарство? -- спросил с любопытством Майкл.</text:p>
      <text:p text:style-name="P2"><text:s text:c="3"/>-- Нет, твое, -- сказала Мэри Поппинс и протянула ему ложку.</text:p>
      <text:p text:style-name="P2"><text:s text:c="3"/>-- <text:s/>Не <text:s/>хочу <text:s/>пить <text:s/>эту гадость, -- Майкл сморщил нос. -- Не</text:p>
      <text:p text:style-name="P2">буду пить. Я не болею! -- закричал он.</text:p>
      <text:p text:style-name="P2"><text:s text:c="3"/>Но Мэри Поппинс так на него смотрела, что он понял -- с Мэри</text:p>
      <text:p text:style-name="P2">Поппинс шутки плохи. Было в ней что-то <text:s/>необычное, <text:s/>пугающее <text:s/>и</text:p>
      <text:p text:style-name="P2">волнующее. <text:s/>Ложка <text:s/>приближалась, <text:s/>Майкл <text:s/>вздохнул, зажмурился и</text:p>
      <text:p text:style-name="P2">втянул лекарство в рот. <text:s/>Блаженная <text:s/>улыбка <text:s/>расплылась <text:s/>на <text:s/>его</text:p>
      <text:p text:style-name="P2">лице. <text:s/>Ух, <text:s/>какая <text:s/>сладость! <text:s/>Он <text:s/>пошевелил <text:s/>во <text:s/>рту <text:s/>языком <text:s/>и</text:p>
      <text:p text:style-name="P2">проглотил.</text:p>
      <text:p text:style-name="P2"><text:s text:c="3"/>-- Клубничное мороженое! -- воскликнул он. -- Еще можно?</text:p>
      <text:p text:style-name="P2"><text:s text:c="3"/>Но Мэри Поппинс с непроницаемым лицом уже наливала лекарство</text:p>
      <text:p text:style-name="P2">для Джейн. В ложку <text:s/>текла <text:s/>золотисто-зеленая <text:s/>густая <text:s/>жидкость.</text:p>
      <text:p text:style-name="P2">Джейн, не пререкаясь, выпила свою порцию.</text:p>
      <text:p text:style-name="P2"><text:s text:c="3"/>-- <text:s/>Лимонный <text:s/>сироп, -- сказала она, облизнув с наслаждением</text:p>
      <text:p text:style-name="P2">губы.</text:p>
      <text:p text:style-name="P2"><text:s text:c="3"/>А Мэри Поппинс уже несла бутылку малышам.</text:p>
      <text:p text:style-name="P2"><text:s text:c="3"/>-- Пожалуйста, не давайте им, -- взмолилась <text:s/>Джейн. <text:s/>-- <text:s/>Они</text:p>
      <text:p text:style-name="P2">еще очень маленькие. Им это вредно. Пожалуйста!</text:p>
      <text:p text:style-name="P2"><text:s text:c="3"/>Но <text:s/>Мэри <text:s/>Поппинс как не слышала; взглянув на Джейн взглядом</text:p>
      <text:p text:style-name="P2">укротителя, она <text:s/>сунула <text:s/>ложку <text:s/>в <text:s/>рот <text:s/>Джону. <text:s/>Джон <text:s/>проглотил</text:p>
      <text:p text:style-name="P2">содержимое <text:s/>с <text:s/>большим <text:s/>удовольствием, несколько капель упало к</text:p>
      <text:p text:style-name="P2">нему на слюнявчик, и Джейн с Майклом увидели, что на этот раз в</text:p>
      <text:p text:style-name="P2">ложке у Мэри Поппинс было молоко. Барбара <text:s/>тоже <text:s/>получила <text:s/>свою</text:p>
      <text:p text:style-name="P2">порцию и дважды облизала ложку.</text:p>
      <text:p text:style-name="P2"/>
      <text:p text:style-name="P2">\paragraph{Подраздел 2.4}</text:p>
      <text:p text:style-name="P2"/>
      <text:p text:style-name="P2">\begin{verbatim} Фрагмент буквально напечатанного текста \end{verbatim}</text:p>
      <text:p text:style-name="P2"/>
      <text:p text:style-name="P2"><text:s text:c="3"/>Пришла <text:s/>очередь <text:s/>самой <text:s/>Мэри Поппинс, она налила себе полную</text:p>
      <text:p text:style-name="P2">ложку и с чувством проглотила лекарство.</text:p>
      <text:p text:style-name="P2"><text:s text:c="3"/>-- Ромовый <text:s/>пуншик, <text:s/>-- <text:s/>причмокнула <text:s/>она <text:s/>губами, <text:s/>заткнула</text:p>
      <text:p text:style-name="P2">бутылку и привязала к горлышку ложку.</text:p>
      <text:p text:style-name="P2"><text:soft-page-break/><text:s text:c="3"/>Джейн <text:s/>и <text:s/>Майкл смотрели на нее во все глаза, чудеса на этом</text:p>
      <text:p text:style-name="P2">не кончились. Поставив бутылку на каминную доску, Мэри <text:s/>Поппинс</text:p>
      <text:p text:style-name="P2">повернулась к детям.</text:p>
      <text:p text:style-name="P2"><text:s text:c="3"/>-- <text:s/>А <text:s/>теперь <text:s/>мигом спать, -- сказала она и стала раздевать</text:p>
      <text:p text:style-name="P2">их. Нянька Кейт над каждой пуговицей, над каждым крючком <text:s/>долго</text:p>
      <text:p text:style-name="P2">кряхтела <text:s/>и <text:s/>охала, <text:s/>а у Мэри Поппинс, казалось, все само собой</text:p>
      <text:p text:style-name="P2">расстегнулось. Не прошло и минуты, как Джейн с Майклом <text:s/>были <text:s/>в</text:p>
      <text:p text:style-name="P2">своих <text:s/>кроватях и в неярком свете уличного фонаря смотрели, как</text:p>
      <text:p text:style-name="P2">Мэри Поппинс продолжала вынимать из бездонной сумки свои <text:s/>вещи.</text:p>
      <text:p text:style-name="P2">На <text:s/>свет божий по очереди явилось семь байковых ночных рубашек,</text:p>
      <text:p text:style-name="P2">четыре <text:s/>простых, <text:s/>пара <text:s/>туфель <text:s/>на <text:s/>высоких <text:s/>каблуках, <text:s/>коробка</text:p>
      <text:p text:style-name="P2">домино, <text:s/>две <text:s/>банные <text:s/>шапочки <text:s/>и альбом открыток. Кончилось все</text:p>
      <text:p text:style-name="P2">раскладушкой <text:s/>с <text:s/>одеялом <text:s/>и <text:s/>пуховой <text:s/>периной; <text:s text:c="2"/>Мэри <text:s text:c="2"/>Поппинс</text:p>
      <text:p text:style-name="P2">поставила <text:s text:c="2"/>ее <text:s/>между <text:s/>постельками <text:s/>Джона <text:s/>и <text:s/>Барбары <text:s/>и <text:s/>стала</text:p>
      <text:p text:style-name="P2">укладываться.</text:p>
      <text:p text:style-name="P2"><text:s text:c="3"/>Джейн и Майкл сидели <text:s/>в <text:s/>своих <text:s/>кроватях, <text:s/>обняв <text:s/>колени, <text:s/>и</text:p>
      <text:p text:style-name="P2">наблюдали. <text:s/>Им <text:s/>было <text:s/>ясно <text:s/>-- <text:s/>в <text:s/>доме <text:s/>N 17 по Вишневой улице</text:p>
      <text:p text:style-name="P2">началась новая жизнь.</text:p>
      <text:p text:style-name="P2"><text:s text:c="3"/>Мэри <text:s/>Поппинс <text:s/>принялась <text:s/>натягивать <text:s/>через <text:s/>голову <text:s text:c="2"/>ночную</text:p>
      <text:p text:style-name="P2">рубашку <text:s/>и <text:s/>остановилась, <text:s/>когда <text:s/>наружу показалась ее макушка:</text:p>
      <text:p text:style-name="P2">получился <text:s/>как <text:s/>будто <text:s/>шалаш, <text:s/>и <text:s/>Мэри <text:s/>Поппинс <text:s/>стала <text:s/>в <text:s text:c="2"/>нем</text:p>
      <text:p text:style-name="P2">раздеваться. Майкл как завороженный смотрел на все ее действия.</text:p>
      <text:p text:style-name="P2"><text:s text:c="3"/>-- <text:s/>Мэри <text:s/>Поппинс! <text:s/>-- <text:s/>вдруг <text:s/>воскликнул он. -- Вы никогда,</text:p>
      <text:p text:style-name="P2">никогда не уйдете от нас?</text:p>
      <text:p text:style-name="P2"><text:s text:c="3"/>В ответ ни звука. Майкл встревожился.</text:p>
      <text:p text:style-name="P2"><text:s text:c="3"/>-- Вы никогда не уйдете от нас? -- повторил он.</text:p>
      <text:p text:style-name="P2"><text:s text:c="3"/>Голова Мэри Поппинс появилась из выреза <text:s/>рубашки, <text:s/>глаза <text:s/>ее</text:p>
      <text:p text:style-name="P2">метали громы и молнии.</text:p>
      <text:p text:style-name="P2"><text:s text:c="3"/>-- <text:s/>Еще <text:s/>одно <text:s/>слово, <text:s/>-- грозно возгласила она, -- и я зову</text:p>
      <text:p text:style-name="P2">полицейского.</text:p>
      <text:p text:style-name="P2"><text:s text:c="3"/>-- Простите меня, я только хотел <text:s/>сказать, <text:s/>-- <text:s/>начал <text:s/>робко</text:p>
      <text:p text:style-name="P2">Майкл, <text:s/>-- мы не хотим, чтобы вы от нас уходили. -- Он смущенно</text:p>
      <text:p text:style-name="P2">замолчал, щеки у него пылали.</text:p>
      <text:p text:style-name="P2"><text:s text:c="3"/>Мэри Поппинс <text:s/>посмотрела <text:s/>на <text:s/>него, <text:s/>на <text:s/>Джейн, <text:s/>фыркнула <text:s/>и</text:p>
      <text:p text:style-name="P2">коротко сказала:</text:p>
      <text:p text:style-name="P2"><text:s text:c="3"/>-- Я уйду, когда переменится ветер.</text:p>
      <text:p text:style-name="P2"><text:s text:c="3"/>Задула свечу и легла спать.</text:p>
      <text:p text:style-name="P2"><text:s text:c="3"/>-- <text:s/>Здорово, <text:s/>-- <text:s/>сказал <text:s/>Майкл <text:s/>не то себе, не то Джейн. Но</text:p>
      <text:p text:style-name="P2">Джейн не слышала. Она погрузилась в размышления -- что же у них</text:p>
      <text:p text:style-name="P2">в доме произошло?</text:p>
      <text:p text:style-name="P2"/>
      <text:p text:style-name="P2">\paragraph{Подраздел 2.5}</text:p>
      <text:p text:style-name="P2"/>
      <text:p text:style-name="P2"><text:s text:c="3"/>Так и поселилась Мэри Поппинс в доме N 17 по Вишневой улице.</text:p>
      <text:p text:style-name="P2">И хотя порой <text:s/>кто-нибудь <text:s/>из <text:s/>Банксов, <text:s/>взрослых <text:s/>и <text:s/>маленьких,</text:p>
      <text:p text:style-name="P2">вспоминал <text:s/>со <text:s/>вздохом сожаления о тихом, безмятежном правлении</text:p>
      <text:p text:style-name="P2">няньки Кейт, все в общем были рады, что Мэри Поплине <text:s/>свалилась</text:p>
      <text:p text:style-name="P2">к ним буквально как снег на голову. Мистер Банкс радовался, что</text:p>
      <text:p text:style-name="P2">Мэри <text:s/>Поплине <text:s/>пришла <text:s/>одна, <text:s/>не <text:s/>нарушив <text:s/>движения на улице. И</text:p>
      <text:p text:style-name="P2">полицейскому не надо платить штрафа. <text:s/>Миссис <text:s/>Банкс <text:s/>тоже <text:s/>была</text:p>
      <text:p text:style-name="P2">рада, <text:s/>она <text:s/>с гордостью рассказывала приятельницам, какая у них</text:p>
      <text:p text:style-name="P2">сверхсовременная новая няня -- рекомендательные письма для <text:s/>нее</text:p>
      <text:p text:style-name="P2">вообще <text:s/>не <text:s/>существуют. <text:s/>А <text:s/>миссис <text:s/>Брилл <text:s/>и <text:s/>Эллен были просто</text:p>
      <text:p text:style-name="P2">счастливы -- целыми днями сидели они на кухне и пили бессчетное</text:p>
      <text:p text:style-name="P2">количество чашек крепчайшего чая, ведь им теперь не <text:s/>надо <text:s/>было</text:p>
      <text:p text:style-name="P2">кормить <text:s/>весь <text:s/>выводок и укладывать спать. И парнишка Робертсон</text:p>
      <text:p text:style-name="P2">Эй был доволен Мэри Поппинс -- <text:s/>у <text:s/>нее <text:s/>была <text:s/>всего <text:s/>одна <text:s/>пара</text:p>
      <text:p text:style-name="P2">туфель, да и ту она чистила сама.</text:p>
      <text:p text:style-name="P2"><text:s text:c="3"/>А <text:s/>вот <text:s/>что <text:s/>чувствовала сама Мэри Поппинс -- этого никто не</text:p>
      <text:p text:style-name="P2">знал, ведь Мэри <text:s/>Поппинс <text:s/>никогда <text:s/>никому <text:s/>не <text:s/>открывала <text:s/>своих</text:p>
      <text:p text:style-name="P2">секретов.</text:p>
      <text:p text:style-name="P2"/>
      <text:p text:style-name="P2">\begin{center} </text:p>
      <text:p text:style-name="P2"><text:s text:c="4"/>\vspace{5mm}</text:p>
      <text:p text:style-name="P2"><text:s text:c="4"/>\subsection{Глава 2. Выходной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<text:s/>-- Каждый третий четверг, -- сказала миссис Банкс, -- с двух</text:p>
      <text:p text:style-name="P2">до пяти.</text:p>
      <text:p text:style-name="P2"><text:s text:c="3"/>Мэри Поппинс сверлила ее суровым взглядом.</text:p>
      <text:p text:style-name="P2"><text:s text:c="3"/>-- <text:s/>В <text:s/>хороших <text:s/>домах, <text:s/>мадам, <text:s/>-- <text:s/>веско произнесла она, --</text:p>
      <text:p text:style-name="P2">выходной бывает каждый второй четверг с часу до <text:s/>шести. <text:s/>Таково</text:p>
      <text:p text:style-name="P2">мое <text:s/>условие, <text:s/>иначе <text:s/>я... <text:s/>-- <text:s/>Мэри <text:s/>Поппинс <text:s/>многозначительно</text:p>
      <text:p text:style-name="P2">замолчала, и миссис Банкс поняла: <text:s/>если <text:s/>не <text:s/>согласиться, <text:s/>Мэри</text:p>
      <text:p text:style-name="P2">Поппинс от них уйдет.</text:p>
      <text:p text:style-name="P2"><text:s text:c="3"/>-- <text:s/>Ну <text:s/>что <text:s/>же, <text:s/>пусть будет каждый второй, -- кивнула она,</text:p>
      <text:p text:style-name="P2">подумав при этом: досадно, что Мэри Поппинс до таких <text:s/>тонкостей</text:p>
      <text:p text:style-name="P2">знает жизнь в хороших домах.</text:p>
      <text:p text:style-name="P2"><text:s text:c="3"/>И <text:s/>вот <text:s/>Мэри <text:s/>Поппинс <text:s/>натянула <text:s/>белые перчатки и сунула под</text:p>
      <text:p text:style-name="P2">мышку зонтик: дождя не было, но у зонтика <text:s/>такая <text:s/>замечательная</text:p>
      <text:p text:style-name="P2">ручка, <text:s/>что <text:s/>просто <text:s/>нельзя <text:s/>оставлять <text:s/>его <text:s/>дома. <text:s/>И <text:s/>вы бы не</text:p>
      <text:p text:style-name="P2">оставили, будь у вас на зонтике вместо <text:s/>ручки <text:s/>голова <text:s/>попугая.</text:p>
      <text:p text:style-name="P2">Кроме <text:s/>того, <text:s/>Мэри <text:s/>Поппинс <text:s/>была весьма суетная особа и любила</text:p>
      <text:p text:style-name="P2">выглядеть самым эффектным образом. Впрочем, она не сомневалась,</text:p>
      <text:p text:style-name="P2">что всегда именно так и выглядит.</text:p>
      <text:p text:style-name="P2"/>
      <text:p text:style-name="P2">\paragraph{Подраздел 1.2}</text:p>
      <text:p text:style-name="P2"/>
      <text:p text:style-name="P2"><text:s text:c="3"/>Джейн помахала ей вслед из окна детской.</text:p>
      <text:p text:style-name="P2"><text:s text:c="3"/>-- Куда вы идете? -- спросила она.</text:p>
      <text:p text:style-name="P2"><text:s text:c="3"/>-- Пожалуйста, закрой окно, -- строго сказала Мэри <text:s/>Поппинс,</text:p>
      <text:p text:style-name="P2">и голова Джейн тотчас исчезла.</text:p>
      <text:p text:style-name="P2"><text:s text:c="3"/>Мэри <text:s/>Поппинс <text:s/>вышла за калитку и, очутившись на улице, чуть</text:p>
      <text:p text:style-name="P2">не побежала, точно боялась не угнаться за уходящим днем.</text:p>
      <text:p text:style-name="P2"><text:s text:c="3"/>На углу она свернула направо, затем <text:s/>налево, <text:s/>гордо <text:s/>кивнула</text:p>
      <text:p text:style-name="P2">полицейскому, <text:s/>который <text:s/>в <text:s/>ответ <text:s/>похвалил погоду, и только тут</text:p>
      <text:p text:style-name="P2">почувствовала, что выходной день начался.</text:p>
      <text:p text:style-name="P2"><text:s text:c="3"/>Она остановилась у автомобиля, в <text:s/>котором <text:s/>никого <text:s/>не <text:s/>было,</text:p>
      <text:p text:style-name="P2">погляделась <text:s/>в <text:s/>ветровое <text:s/>стекло, <text:s/>поправила шляпку, разгладила</text:p>
      <text:p text:style-name="P2">платье и покрепче прижала локтем зонтик, <text:s/>убедившись, <text:s/>что <text:s/>его</text:p>
      <text:p text:style-name="P2"><text:soft-page-break/>ручка, <text:s/>а точнее голова попугая, видна всей улице. Мэри Поппинс</text:p>
      <text:p text:style-name="P2">сегодня предстояло свидание со Спичечником.</text:p>
      <text:p text:style-name="P2"><text:s text:c="3"/>У Спичечника было две профессии. Во-первых, он <text:s/>торговал <text:s/>на</text:p>
      <text:p text:style-name="P2">улице <text:s/>спичками, <text:s/>как все обычные спичечники, но еще он рисовал</text:p>
      <text:p text:style-name="P2">на тротуаре. Чем он в <text:s/>данную <text:s/>минуту <text:s/>занимался, <text:s/>зависело <text:s/>от</text:p>
      <text:p text:style-name="P2">погоды. Если на улице шел дождь, он продавал спички -- какие уж</text:p>
      <text:p text:style-name="P2">тут <text:s/>картины! <text:s/>Если <text:s/>же <text:s/>светило солнце, он весь день ползал на</text:p>
      <text:p text:style-name="P2">коленях <text:s/>по <text:s/>асфальту, <text:s/>рисуя <text:s/>цветными <text:s/>мелками <text:s/>свои <text:s text:c="2"/>дивные</text:p>
      <text:p text:style-name="P2">картины. Он рисовал их стремительно: пока вы шли от перекрестка</text:p>
      <text:p text:style-name="P2">до <text:s/>перекрестка, <text:s/>он <text:s/>успевал покрыть созданиями своей фантазии</text:p>
      <text:p text:style-name="P2">обе стороны улицы.</text:p>
      <text:p text:style-name="P2"/>
      <text:p text:style-name="P2">\paragraph{Подраздел 1.3}</text:p>
      <text:p text:style-name="P2"/>
      <text:p text:style-name="P2"><text:s text:c="3"/>В тот день было холодно, но ясно, и <text:s/>Спичечник <text:s/>рисовал. <text:s/>Он</text:p>
      <text:p text:style-name="P2">как <text:s/>раз <text:s/>заканчивал <text:s/>два <text:s/>банана, яблоко и королеву Елизавету,</text:p>
      <text:p text:style-name="P2">завершая ею целую галерею картин, когда Мэри Поппинс подкралась</text:p>
      <text:p text:style-name="P2">к нему сзади на цыпочках.</text:p>
      <text:p text:style-name="P2"><text:s text:c="3"/>-- Эй! -- тихо окликнула она Спичечника.</text:p>
      <text:p text:style-name="P2"><text:s text:c="3"/>Он ничего не видел и не слышал, <text:s/>он <text:s/>только <text:s/>что <text:s/>пустил <text:s/>по</text:p>
      <text:p text:style-name="P2">бананам <text:s/>коричневые <text:s/>точки <text:s/>и <text:s/>теперь <text:s/>тем <text:s/>же мелком выписывал</text:p>
      <text:p text:style-name="P2">кудряшки королевы Елизаветы.</text:p>
      <text:p text:style-name="P2"><text:s text:c="3"/>-- Кхе, -- кашлянула Мэри Поппинс, как умеют кашлять <text:s/>только</text:p>
      <text:p text:style-name="P2">истинные леди.</text:p>
      <text:p text:style-name="P2"><text:s text:c="3"/>Спичечник вздрогнул, поднял голову и увидел ее.</text:p>
      <text:p text:style-name="P2"><text:s text:c="3"/>-- <text:s/>Мэри! <text:s/>-- <text:s/>воскликнул <text:s/>он, <text:s/>и <text:s/>по его голосу вы сразу бы</text:p>
      <text:p text:style-name="P2">поняли, что Мэри Поппинс играет в его жизни очень важную роль.</text:p>
      <text:p text:style-name="P2"><text:s text:c="3"/>Мэри Поппинс потупилась и мыском <text:s/>туфли <text:s/>дважды <text:s/>провела <text:s/>по</text:p>
      <text:p text:style-name="P2">асфальту. <text:s/>Потом <text:s/>улыбнулась <text:s/>мыску, <text:s/>но улыбка была такая, что</text:p>
      <text:p text:style-name="P2">мысок с огорчением признал -- эта улыбка явно предназначена <text:s/>не</text:p>
      <text:p text:style-name="P2">ему.</text:p>
      <text:p text:style-name="P2"><text:s text:c="3"/>-- <text:s/>Сегодня мой день, Берт, -- сказала Мэри. -- День отдыха.</text:p>
      <text:p text:style-name="P2">Ты разве не помнишь?</text:p>
      <text:p text:style-name="P2"><text:s text:c="3"/>Спичечника звали Бертом. По <text:s/>воскресеньям <text:s/>же <text:s/>его <text:s/>величали</text:p>
      <text:p text:style-name="P2">Герберт Альфред.</text:p>
      <text:p text:style-name="P2"><text:s text:c="3"/>-- <text:s/>Конечно, <text:s/>помню, <text:s/>Мэри! <text:s/>-- воскликнул он. Только видишь</text:p>
      <text:p text:style-name="P2">что... -- он <text:s/>замолчал <text:s/>и <text:s/>грустно <text:s/>посмотрел <text:s/>в <text:s/>свой <text:s/>картуз,</text:p>
      <text:p text:style-name="P2">лежавший <text:s text:c="2"/>на <text:s/>тротуаре <text:s/>рядом <text:s/>с <text:s/>последней <text:s/>картиной: <text:s/>в <text:s/>нем</text:p>
      <text:p text:style-name="P2">поблескивал всего один двухпенсовик.</text:p>
      <text:p text:style-name="P2"><text:s text:c="3"/>-- Это все, что у тебя есть, Берт? -- сказала Мэри <text:s/>Поппинс,</text:p>
      <text:p text:style-name="P2">и <text:s/>голос <text:s/>у <text:s/>нее <text:s/>был <text:s/>такой <text:s/>веселый, <text:s/>что <text:s/>Берт никогда бы не</text:p>
      <text:p text:style-name="P2">догадался, что и ей грустно.</text:p>
      <text:p text:style-name="P2"><text:s text:c="3"/>-- Да, все, -- отозвался Берт. <text:s/>-- <text:s/>Выручка <text:s/>сегодня <text:s/>совсем</text:p>
      <text:p text:style-name="P2">плохая. Посмотри, ведь казалось бы, как не раскошелиться, узрев</text:p>
      <text:p text:style-name="P2">такую прелесть, -- и он кивнул на королеву Елизавету. -- Так-то</text:p>
      <text:p text:style-name="P2">вот, <text:s/>Мэри, <text:s/>-- <text:s/>вздохнул <text:s/>он. -- Боюсь, что сегодня я не смогу</text:p>
      <text:p text:style-name="P2">угостить тебя чаем.</text:p>
      <text:p text:style-name="P2"/>
      <text:p text:style-name="P2">\subsubsection{Раздел 2}</text:p>
      <text:p text:style-name="P2">\paragraph{Подраздел 2.1}</text:p>
      <text:p text:style-name="P2"/>
      <text:p text:style-name="P2"><text:s text:c="3"/>Мэри Поплине вспомнила про <text:s/>пончики <text:s/>с <text:s/>малиновым <text:s/>вареньем,</text:p>
      <text:p text:style-name="P2">которыми <text:s/>угощалась <text:s/>каждый выходной, и чуть было не вздохнула,</text:p>
      <text:p text:style-name="P2">но <text:s/>вовремя <text:s/>спохватилась, <text:s/>увидев <text:s/>лицо <text:s/>Спичечника. <text:s/>И <text:s/>ловко</text:p>
      <text:p text:style-name="P2">обратила вздох в лучезарную улыбку.</text:p>
      <text:p text:style-name="P2"><text:s text:c="3"/>-- <text:s/>Это ничего, Берт, -- сказала она. -- Не расстраивайся. Я</text:p>
      <text:p text:style-name="P2">и не хотела пить чай. Что за удовольствие распивать чаи! Пустая</text:p>
      <text:p text:style-name="P2">трата времени.</text:p>
      <text:p text:style-name="P2"><text:s text:c="3"/>Согласитесь, Мэри Поппинс повела себя <text:s/>очень <text:s/>благородно <text:s/>--</text:p>
      <text:p text:style-name="P2">ведь она так любила пончики с малиновым вареньем!</text:p>
      <text:p text:style-name="P2"><text:s text:c="3"/>Спичечник <text:s/>тоже <text:s/>так <text:s/>подумал, <text:s/>он <text:s/>взял <text:s/>ее обтянутую белой</text:p>
      <text:p text:style-name="P2">перчаткой руку <text:s/>в <text:s/>свою, <text:s/>крепко <text:s/>пожал. <text:s/>И <text:s/>они <text:s/>вместе <text:s/>стали</text:p>
      <text:p text:style-name="P2">рассматривать чудесные цветные картинки.</text:p>
      <text:p text:style-name="P2"><text:s text:c="3"/>-- Сейчас я тебе покажу такую прелесть! Ты еще не видела, --</text:p>
      <text:p text:style-name="P2">с гордостью <text:s/>сказал <text:s/>он, подводя ее к горе; вершину горы одевал</text:p>
      <text:p text:style-name="P2">снег, а склоны были усеяны огромными розами, на которых <text:s/>сидели</text:p>
      <text:p text:style-name="P2">зеленые кузнечики.</text:p>
      <text:p text:style-name="P2"><text:s text:c="3"/>На <text:s/>этот <text:s/>раз <text:s/>из груди Мэри Поппинс вырвался вздох, который</text:p>
      <text:p text:style-name="P2">нисколько не мог огорчить ее друга.</text:p>
      <text:p text:style-name="P2"><text:s text:c="3"/>-- О, Берт! -- прошептала Мэри. -- Восхитительно!</text:p>
      <text:p text:style-name="P2"><text:s text:c="3"/>Этим словом Мэри Поппинс хотела сказать, что <text:s/>картина <text:s/>Берта</text:p>
      <text:p text:style-name="P2">достойна <text:s/>висеть <text:s/>в <text:s/>Королевской <text:s/>Академии (и Берт понял ее) --</text:p>
      <text:p text:style-name="P2">такой большой комнате, где люди выставляют <text:s/>свои <text:s/>картины. <text:s/>Кто</text:p>
      <text:p text:style-name="P2">хочет, <text:s/>может <text:s/>прийти <text:s/>и <text:s/>любоваться; <text:s/>на <text:s/>них <text:s/>долго <text:s/>смотрят,</text:p>
      <text:p text:style-name="P2">долго-долго, <text:s/>и <text:s/>вдруг <text:s/>кто-нибудь <text:s/>говорит: <text:s/>"Ах, <text:s/>Боже, <text:s text:c="2"/>как</text:p>
      <text:p text:style-name="P2">похоже!"</text:p>
      <text:p text:style-name="P2"><text:s text:c="3"/>Спичечник <text:s text:c="2"/>подвел <text:s/>Мэри <text:s/>к <text:s/>следующей <text:s/>картине, <text:s/>еще <text:s/>более</text:p>
      <text:p text:style-name="P2">прекрасной. Это был пейзаж -- деревья, трава, а <text:s/>в <text:s/>глубине <text:s/>--</text:p>
      <text:p text:style-name="P2">синее пятнышко моря.</text:p>
      <text:p text:style-name="P2"><text:s text:c="3"/>-- <text:s/>Боже <text:s/>мой! <text:s/>-- <text:s/>воскликнула <text:s/>Мэри Поппинс, наклонившись,</text:p>
      <text:p text:style-name="P2">чтобы лучше рассмотреть, но тут же выпрямилась: -- Что с тобой,</text:p>
      <text:p text:style-name="P2">Берт?</text:p>
      <text:p text:style-name="P2"><text:s text:c="3"/>Спичечник взял ее за вторую руку, вид у него был <text:s/>необычайно</text:p>
      <text:p text:style-name="P2">взволнованный.</text:p>
      <text:p text:style-name="P2"><text:s text:c="3"/>-- <text:s/>Мэри, <text:s/>мне пришла в голову такая мысль! Почему бы нам не</text:p>
      <text:p text:style-name="P2">войти туда, в эту картину, прямо сейчас, сию минуту? <text:s/>А, <text:s/>Мэри?</text:p>
      <text:p text:style-name="P2">-- и, держа ее за руки, он потянул ее с этой улицы, подальше от</text:p>
      <text:p text:style-name="P2">чугунной <text:s/>ограды <text:s/>и <text:s/>фонарных <text:s/>столбов. <text:s/>Ах! Вот они уже там, в</text:p>
      <text:p text:style-name="P2">самом центре картины.</text:p>
      <text:p text:style-name="P2"/>
      <text:p text:style-name="P2">\paragraph{Подраздел 2.2}</text:p>
      <text:p text:style-name="P2"/>
      <text:p text:style-name="P2"><text:s text:c="3"/>Как здесь было зелено, как покойно, какая нежная травка была</text:p>
      <text:p text:style-name="P2">под их ногами! Нет, это невозможно! Почему невозможно? <text:s/>Зеленые</text:p>
      <text:p text:style-name="P2">ветки <text:s/>шурша <text:s/>касаются <text:s/>их шляп, а вокруг их ног водят хороводы</text:p>
      <text:p text:style-name="P2">яркие, как радуга, цветы. Мэри с Бертом поглядели друг на друга</text:p>
      <text:p text:style-name="P2">-- а сами-то они как изменились! На Спичечнике <text:s/>был <text:s/>совершенно</text:p>
      <text:p text:style-name="P2">новый <text:s/>костюм <text:s/>-- <text:s/>в <text:s/>зеленую <text:s/>и красную полоску сюртук и белые</text:p>
      <text:p text:style-name="P2">панталоны, а голову его венчала новехонькая соломенная шляпа. И</text:p>
      <text:p text:style-name="P2">весь он сиял, как новый шестипенсовик.</text:p>
      <text:p text:style-name="P2"><text:s text:c="3"/>-- Ах, Берт, какой ты красивый! -- восхитилась Мэри.</text:p>
      <text:p text:style-name="P2"><text:s text:c="3"/>Берт на миг онемел, он и сам не мог отвести <text:s/>глаз <text:s/>от <text:s/>Мэри.</text:p>
      <text:p text:style-name="P2">Наконец он перевел дух и воскликнул: -- Как здорово!</text:p>
      <text:p text:style-name="P2"><text:s text:c="3"/>И <text:s/>больше <text:s/>ни <text:s/>слова <text:s/>не <text:s/>прибавил. <text:s/>Но <text:s/>смотрел <text:s/>он с таким</text:p>
      <text:p text:style-name="P2"><text:soft-page-break/>восторгом, что Мэри достала из <text:s/>сумки <text:s/>зеркальце <text:s/>и <text:s/>глянула <text:s/>в</text:p>
      <text:p text:style-name="P2">него.</text:p>
      <text:p text:style-name="P2"><text:s text:c="3"/>Она <text:s/>тоже изменилась. Плечи ее окутывала прелестная шелковая</text:p>
      <text:p text:style-name="P2">пелерина в ярких узорах, шею нежно щекотало длинное <text:s/>страусовое</text:p>
      <text:p text:style-name="P2">перо, ниспадавшее с полей шляпы. Ее самые лучшие туфли исчезли,</text:p>
      <text:p text:style-name="P2">вместо <text:s text:c="2"/>них <text:s/>-- <text:s/>туфельки <text:s/>неописуемой <text:s/>красоты <text:s/>с <text:s/>блестящими</text:p>
      <text:p text:style-name="P2">пряжками в бриллиантах. На руках были те же белые перчатки, под</text:p>
      <text:p text:style-name="P2">мышкой -- бесценный зонтик.</text:p>
      <text:p text:style-name="P2"><text:s text:c="3"/>-- <text:s/>Бог <text:s/>мой! <text:s/>-- <text:s/>воскликнула <text:s/>Мэри <text:s/>Поппинс. <text:s/>-- <text:s/>Вот <text:s text:c="2"/>уж</text:p>
      <text:p text:style-name="P2">действительно выходной день!</text:p>
      <text:p text:style-name="P2"><text:s text:c="3"/>Любуясь <text:s/>друг <text:s/>другом <text:s/>и собой, они двинулась в глубь рощи и</text:p>
      <text:p text:style-name="P2">скоро вышли на <text:s/>залитую <text:s/>солнцем <text:s/>поляну. <text:s/>И, <text:s/>представьте, <text:s/>на</text:p>
      <text:p text:style-name="P2">зеленом столе их ожидал послеобеденный чай!</text:p>
      <text:p text:style-name="P2"><text:s text:c="3"/>Вокруг <text:s/>стола <text:s/>-- <text:s/>зеленые <text:s/>стулья, <text:s/>посреди <text:s/>него <text:s/>-- <text:s/>гора</text:p>
      <text:p text:style-name="P2">пончиков чуть не до неба, а рядом <text:s/>большой <text:s/>медный <text:s/>чайник. <text:s/>Но</text:p>
      <text:p text:style-name="P2">самое <text:s/>прекрасное <text:s/>-- <text:s/>две тарелки с креветками и, конечно, две</text:p>
      <text:p text:style-name="P2">вилки -- не руками же их есть.</text:p>
      <text:p text:style-name="P2"><text:s text:c="3"/>-- Ущипните <text:s/>меня! <text:s/>-- <text:s/>сказала <text:s/>Мэри <text:s/>Поппинс: <text:s/>ее <text:s/>любимое</text:p>
      <text:p text:style-name="P2">восклицание, когда она очень довольна.</text:p>
      <text:p text:style-name="P2"><text:s text:c="3"/>-- Как здорово! -- подхватил Спичечник. Это было его любимое</text:p>
      <text:p text:style-name="P2">восклицание.</text:p>
      <text:p text:style-name="P2"><text:s text:c="3"/>-- Садитесь, пожалуйста, мадам! -- послышался чей-то голос.</text:p>
      <text:p text:style-name="P2"><text:s text:c="3"/>Друзья <text:s/>обернулись и увидели высокого мужчину, выходящего из</text:p>
      <text:p text:style-name="P2">рощи в черном смокинге и с белоснежной <text:s/>салфеткой, <text:s/>перекинутой</text:p>
      <text:p text:style-name="P2">через руку.</text:p>
      <text:p text:style-name="P2"/>
      <text:p text:style-name="P2">\subsubsection{Раздел 3}</text:p>
      <text:p text:style-name="P2"/>
      <text:p text:style-name="P2"><text:s text:c="3"/>Мэри <text:s/>Поппинс <text:s/>так изумилась, что у нее подогнулись колени и</text:p>
      <text:p text:style-name="P2">она не села, а упала на <text:s/>зеленый <text:s/>стул <text:s/>с <text:s/>таким <text:s/>шумом, <text:s/>точно</text:p>
      <text:p text:style-name="P2">хлопнула хлопушка. Спичечник, тараща глаза, плюхнулся напротив.</text:p>
      <text:p text:style-name="P2"><text:s text:c="3"/>-- Я официант, как вы, надеюсь, догадываетесь, -- проговорил</text:p>
      <text:p text:style-name="P2">человек в черном смокинге.</text:p>
      <text:p text:style-name="P2"><text:s text:c="3"/>-- Да, но на картине вас не было, -- сказала Мэри Поппинс.</text:p>
      <text:p text:style-name="P2"><text:s text:c="3"/>-- <text:s/>Я <text:s/>стоял <text:s/>за деревом, и вы меня не заметили, -- объяснил</text:p>
      <text:p text:style-name="P2">человек в черном смокинге.</text:p>
      <text:p text:style-name="P2"><text:s text:c="3"/>-- Садитесь, пожалуйста, <text:s/>-- <text:s/>вежливо <text:s/>предложила <text:s/>ему <text:s/>Мэри</text:p>
      <text:p text:style-name="P2">Поплине.</text:p>
      <text:p text:style-name="P2"><text:s text:c="3"/>-- <text:s/>Мне не положено, -- ответил официант, но приглашение ему</text:p>
      <text:p text:style-name="P2">явно понравилось.</text:p>
      <text:p text:style-name="P2"><text:s text:c="3"/>-- Ваши креветки, мистер, -- сказал <text:s/>он, <text:s/>придвигая <text:s/>тарелку</text:p>
      <text:p text:style-name="P2">Спичечнику.-- И вилка. -- Обмахнув вилку салфеткой, он протянул</text:p>
      <text:p text:style-name="P2">ее гостю.</text:p>
      <text:p text:style-name="P2"><text:s text:c="3"/>И Мэри с Бертом приступили к послеобеденному чаю. А официант</text:p>
      <text:p text:style-name="P2">стоял рядом, предупреждая каждое их желание.</text:p>
      <text:p text:style-name="P2"><text:s text:c="3"/>-- <text:s/>Все-таки <text:s/>мы <text:s/>полакомимся <text:s/>сегодня пончиками с малиновым</text:p>
      <text:p text:style-name="P2">вареньем, <text:s/>-- <text:s/>сказала <text:s/>Мэри <text:s/>Поплине, <text:s/>протянув <text:s/>руку <text:s/>к <text:s/>горе</text:p>
      <text:p text:style-name="P2">пончиков.</text:p>
      <text:p text:style-name="P2"><text:s text:c="3"/>-- <text:s/>Как <text:s/>здорово! <text:s/>-- <text:s/>воскликнул Спичечник и взял сразу два</text:p>
      <text:p text:style-name="P2">самых больших.</text:p>
      <text:p text:style-name="P2"><text:s text:c="3"/>-- Чай наливать? -- спросил официант и, не дожидаясь ответа,</text:p>
      <text:p text:style-name="P2">налил две полные чашки душистого чая.</text:p>
      <text:p text:style-name="P2"><text:s text:c="3"/>Мэри с <text:s/>Бертом <text:s/>выпили <text:s/>по <text:s/>две <text:s/>чашки <text:s/>и <text:s/>уплели <text:s/>всю <text:s/>гору</text:p>
      <text:p text:style-name="P2">пончиков. <text:s/>Затем <text:s/>встали <text:s/>из-за <text:s/>стола <text:s/>и стряхнули со скатерти</text:p>
      <text:p text:style-name="P2">крошки.</text:p>
      <text:p text:style-name="P2"><text:s text:c="3"/>-- Платить не надо, <text:s/>-- <text:s/>сказал <text:s/>официант, <text:s/>прежде <text:s/>чем <text:s/>они</text:p>
      <text:p text:style-name="P2">успели <text:s text:c="2"/>попросить <text:s/>счет. <text:s/>-- <text:s/>Сегодня <text:s/>ваш <text:s/>праздник. <text:s/>Там <text:s/>--</text:p>
      <text:p text:style-name="P2">карусель. -- И он махнул рукой в сторону лужайки. Мэри с Бертом</text:p>
      <text:p text:style-name="P2">взглянули туда -- и правда, вокруг <text:s/>расписного <text:s/>столба <text:s/>кружили</text:p>
      <text:p text:style-name="P2">деревянные лошадки.</text:p>
      <text:p text:style-name="P2"><text:s text:c="3"/>-- <text:s/>Все-таки <text:s/>странно, -- сказала Мэри Поплине. -- Ведь и их</text:p>
      <text:p text:style-name="P2">не было на картинке.</text:p>
      <text:p text:style-name="P2"><text:s text:c="3"/>-- Хм, <text:s/>-- <text:s/>Спичечник <text:s/>тоже <text:s/>не <text:s/>помнил <text:s/>карусели. <text:s/>-- <text:s/>Они,</text:p>
      <text:p text:style-name="P2">наверное, были на заднем плане.</text:p>
      <text:p text:style-name="P2"><text:s text:c="3"/>Подошли <text:s/>к <text:s/>каруселям, <text:s/>которые <text:s/>тотчас <text:s/>замедлили ход. Мэри</text:p>
      <text:p text:style-name="P2">Поппинс прыгнула на спину вороного коня, Спичечник <text:s/>на <text:s/>серого.</text:p>
      <text:p text:style-name="P2">Заиграла <text:s/>музыка, <text:s/>и <text:s/>они <text:s/>поскакали <text:s/>-- <text:s/>куда бы вы думали? --</text:p>
      <text:p text:style-name="P2">конечно, в Ярмут -- ведь они очень давно хотели посмотреть этот</text:p>
      <text:p text:style-name="P2">город. Дорога неблизкая, <text:s/>и <text:s/>вернулись <text:s/>они, <text:s/>когда <text:s/>стало <text:s/>уже</text:p>
      <text:p text:style-name="P2">темнеть.</text:p>
      <text:p text:style-name="P2"/>
      <text:p text:style-name="P2">\subsubsection{Раздел 4}</text:p>
      <text:p text:style-name="P2"/>
      <text:p text:style-name="P2"><text:s text:c="3"/>-- К моему величайшему сожалению, -- учтиво сказал официант,</text:p>
      <text:p text:style-name="P2">-- мы <text:s/>закрываемся <text:s/>в <text:s/>семь. <text:s/>Таковы правила. Вы дорогу обратно</text:p>
      <text:p text:style-name="P2">помните? Хотите, я провожу вас?</text:p>
      <text:p text:style-name="P2"><text:s text:c="3"/>Гости кивнули, официант изящно взмахнул салфеткой и повел их</text:p>
      <text:p text:style-name="P2">из леса.</text:p>
      <text:p text:style-name="P2"><text:s text:c="3"/>-- Ах, какую <text:s/>чудесную <text:s/>картину <text:s/>ты <text:s/>нарисовал <text:s/>сегодня! <text:s/>--</text:p>
      <text:p text:style-name="P2">сказала Мэри, закутавшись в пелерину и взяв Берта под руку.</text:p>
      <text:p text:style-name="P2"><text:s text:c="3"/>-- <text:s/>Я <text:s/>очень <text:s/>старался, <text:s/>Мэри, <text:s/>-- скромно потупясь, отвечал</text:p>
      <text:p text:style-name="P2">Берт. Но вид его говорил, что он очень, очень горд собой.</text:p>
      <text:p text:style-name="P2"><text:s text:c="3"/>Перед <text:s/>большой <text:s/>белой <text:s/>дверью, <text:s/>точно <text:s/>нарисованной <text:s text:c="2"/>мелом,</text:p>
      <text:p text:style-name="P2">официант остановился.</text:p>
      <text:p text:style-name="P2"><text:s text:c="3"/>-- Вот мы и пришли. Выход здесь, -- сказал он.</text:p>
      <text:p text:style-name="P2"><text:s text:c="3"/>-- <text:s/>До <text:s/>свидания <text:s/>и большое спасибо, -- пожала ему руку Мэри</text:p>
      <text:p text:style-name="P2">Поппинс.</text:p>
      <text:p text:style-name="P2"><text:s text:c="3"/>-- До свидания, мадам. -- И официант поклонился низко-низко,</text:p>
      <text:p text:style-name="P2">так что стукнулся лбом о колени.</text:p>
      <text:p text:style-name="P2"><text:s text:c="3"/>Потом он кивнул головой Спичечнику, который, склонив <text:s/>голову</text:p>
      <text:p text:style-name="P2">набок, <text:s/>прищурил <text:s/>один <text:s/>глаз <text:s/>-- <text:s/>такая <text:s/>уж <text:s/>у него была манера</text:p>
      <text:p text:style-name="P2">прощаться. Мэри тем временем переступила порог -- за ней следом</text:p>
      <text:p text:style-name="P2">вышел в белую дверь Спичечник.</text:p>
      <text:p text:style-name="P2"><text:s text:c="3"/>И сразу же все опять переменилось: страусовое перо упало <text:s/>со</text:p>
      <text:p text:style-name="P2">шляпки <text:s/>Мэри, <text:s/>шелковая пелерина соскочила с плеч, бриллианты с</text:p>
      <text:p text:style-name="P2">туфель исчезли. Яркие краски на <text:s/>костюме <text:s/>Спичечника <text:s/>поблекли,</text:p>
      <text:p text:style-name="P2">соломенная <text:s/>шляпа <text:s/>превратилась <text:s/>в <text:s/>старый, потрепанный картуз.</text:p>
      <text:p text:style-name="P2">Мэри Поппинс посмотрела на него и сразу поняла, <text:s/>что <text:s/>случилось</text:p>
      <text:p text:style-name="P2">-- <text:s/>они <text:s/>вернулись <text:s/>на <text:s/>ту самую улицу, к той самой ограде. Они</text:p>
      <text:p text:style-name="P2">стояли на тротуаре. Мэри посмотрела на нарисованную мелом рощу,</text:p>
      <text:p text:style-name="P2">ища официанта. Но на картине никого не было. <text:s/>Все <text:s/>в <text:s/>ней <text:s/>было</text:p>
      <text:p text:style-name="P2">мертво <text:s/>и неподвижно. Карусели -- и те исчезли. Остались только</text:p>
      <text:p text:style-name="P2">деревья, трава и синее пятнышко моря.</text:p>
      <text:p text:style-name="P2"><text:s text:c="3"/>Но <text:s/>Мэри <text:s/>Поппинс <text:s/>и <text:s/>Спичечник <text:s/>глядели <text:s/>друг <text:s/>на <text:s/>друга <text:s/>и</text:p>
      <text:p text:style-name="P2"><text:soft-page-break/>улыбались. <text:s/>Они-то <text:s/>знали, <text:s/>что прячется там, в глубине рощи за</text:p>
      <text:p text:style-name="P2">деревьями.</text:p>
      <text:p text:style-name="P2"><text:s text:c="3"/>Когда Мэри вернулась вечером домой, Джейн с Майклом кинулись</text:p>
      <text:p text:style-name="P2">ей навстречу.</text:p>
      <text:p text:style-name="P2"><text:s text:c="3"/>-- Где вы были? -- наперебой закричали дети.</text:p>
      <text:p text:style-name="P2"><text:s text:c="3"/>-- В Сказочной стране.</text:p>
      <text:p text:style-name="P2"><text:s text:c="3"/>-- А Золушку там видели?</text:p>
      <text:p text:style-name="P2"><text:s text:c="3"/>-- Золушку? Я? -- презрительно сказала Мэри Поппинс. -- <text:s/>Вот</text:p>
      <text:p text:style-name="P2">еще, Золушку!</text:p>
      <text:p text:style-name="P2"><text:s text:c="3"/>-- А Робинзона Крузо? -- спросил Майкл.</text:p>
      <text:p text:style-name="P2"><text:s text:c="3"/>-- Робинзона Крузо? Еще чего не хватало!</text:p>
      <text:p text:style-name="P2"><text:s text:c="3"/>-- <text:s/>Какая <text:s/>же это Сказочная страна! Ни Золушки, ни Робинзона</text:p>
      <text:p text:style-name="P2">Крузо. У нас Сказочная страна не такая.</text:p>
      <text:p text:style-name="P2"><text:s text:c="3"/>Мэри Поппинс фыркнула.</text:p>
      <text:p text:style-name="P2"><text:s text:c="3"/>-- Эх вы, даже не <text:s/>знаете, <text:s/>что <text:s/>у <text:s/>каждого <text:s/>своя <text:s/>Сказочная</text:p>
      <text:p text:style-name="P2">страна, -- посмотрела она с жалостью на детей.</text:p>
      <text:p text:style-name="P2"><text:s text:c="3"/>И <text:s/>еще <text:s/>раз <text:s/>фыркнув, пошла наверх -- снять белые перчатки и</text:p>
      <text:p text:style-name="P2">убрать свой замечательный зонтик.</text:p>
      <text:p text:style-name="P2"/>
      <text:p text:style-name="P2">\begin{center} </text:p>
      <text:p text:style-name="P2"><text:s text:c="4"/>\vspace{5mm}</text:p>
      <text:p text:style-name="P2"><text:s text:c="4"/>\subsection{Глава 3. Смехотворный газ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<text:s text:c="3"/>-- А вы уверены, что он будет дома? -- спросила Джейн, когда</text:p>
      <text:p text:style-name="P2">все они -- Джейн, Майкл и Мэри Поппинс сошли с автобуса.</text:p>
      <text:p text:style-name="P2"><text:s text:c="3"/>-- <text:s/>Разве <text:s/>может <text:s/>мой <text:s/>дядюшка <text:s/>позволить <text:s/>себе <text:s text:c="2"/>такое <text:s text:c="2"/>--</text:p>
      <text:p text:style-name="P2">пригласить нас на чай и в назначенный час уйти из дома? Да кому</text:p>
      <text:p text:style-name="P2">это <text:s/>в <text:s/>голову могло прийти? - возмутилась обиженная до глубины</text:p>
      <text:p text:style-name="P2">души <text:s/>Мэри <text:s/>Поппинс. <text:s/>Сегодня <text:s/>на <text:s/>ней <text:s/>было <text:s/>синее <text:s/>пальто <text:s text:c="2"/>с</text:p>
      <text:p text:style-name="P2">серебряными <text:s/>пуговицами и синяя шляпка в тон, а в те дни, когда</text:p>
      <text:p text:style-name="P2">она была так одета, она очень легко обижалась.</text:p>
      <text:p text:style-name="P2"><text:s text:c="3"/>Они шли в гости к дядюшке Мэри Поппинс -- мистеру <text:s/>Кудри, <text:s/>а</text:p>
      <text:p text:style-name="P2">Джейн <text:s/>с <text:s/>Майклом <text:s/>так <text:s/>давно <text:s/>мечтали <text:s/>об <text:s/>этом, <text:s/>что <text:s/>теперь,</text:p>
      <text:p text:style-name="P2">естественно, тревожились - вдруг дядюшки не окажется дома.</text:p>
      <text:p text:style-name="P2"><text:s text:c="3"/>-- А почему его зовут мистер Кудри? Потому что он <text:s/>кудрявый?</text:p>
      <text:p text:style-name="P2">-- спросил Майкл, едва поспевая за Мэри Поппинс.</text:p>
      <text:p text:style-name="P2"><text:s text:c="3"/>-- <text:s/>Его зовут мистер Кудри, потому что у него такая фамилия.</text:p>
      <text:p text:style-name="P2">Никаких кудрей у него нет. Он лысый, -- отрезала Мэри <text:s/>Поппинс.</text:p>
      <text:p text:style-name="P2">-- <text:s/>А <text:s/>если <text:s/>я <text:s/>услышу <text:s/>еще <text:s/>хоть один вопрос, мы сию же минуту</text:p>
      <text:p text:style-name="P2">вернемся <text:s/>домой. <text:s/>-- <text:s/>И <text:s/>она <text:s/>по <text:s text:c="2"/>обыкновению <text:s text:c="2"/>неодобрительно</text:p>
      <text:p text:style-name="P2">фыркнула.</text:p>
      <text:p text:style-name="P2"><text:s text:c="3"/>Джейн <text:s/>с <text:s/>Майклом <text:s/>переглянулись и насупились, что означало:</text:p>
      <text:p text:style-name="P2">"Давай больше не будем ни о чем ее <text:s/>спрашивать, <text:s/>а <text:s/>то <text:s/>ведь <text:s/>и</text:p>
      <text:p text:style-name="P2">правда придется идти домой".</text:p>
      <text:p text:style-name="P2"><text:s text:c="3"/>На углу возле лавки табачника Мэри Поппинс поправила шляпку,</text:p>
      <text:p text:style-name="P2">чтобы <text:s/>она сидела на ней прямо. Витрина у этой лавки была очень</text:p>
      <text:p text:style-name="P2">странная: если посмотреться в нее, увидишь три своих <text:s/>копии, <text:s/>а</text:p>
      <text:p text:style-name="P2">если <text:s/>подольше <text:s/>смотреть, <text:s/>то скоро станет казаться, что это не</text:p>
      <text:p text:style-name="P2">ты, а целая толпа незнакомцев. Мэри Поппинс <text:s/>только <text:s/>ахнула <text:s/>от</text:p>
      <text:p text:style-name="P2">удовольствия, <text:s/>увидев <text:s/>трех <text:s/>Мэри <text:s/>Поппинс <text:s/>в <text:s/>синем <text:s/>пальто <text:s/>с</text:p>
      <text:p text:style-name="P2">серебряными пуговицами <text:s/>и <text:s/>синей <text:s/>шляпке <text:s/>в <text:s/>тон. <text:s/>Это <text:s/>зрелище</text:p>
      <text:p text:style-name="P2">показалось <text:s/>ей <text:s/>столь прекрасным, что она не прочь была увидеть</text:p>
      <text:p text:style-name="P2">десяток, нет, три десятка одинаковых Мэри. Чем <text:s/>больше <text:s/>-- <text:s/>тем</text:p>
      <text:p text:style-name="P2">лучше.</text:p>
      <text:p text:style-name="P2"/>
      <text:p text:style-name="P2">\paragraph{Подраздел 1.2}</text:p>
      <text:p text:style-name="P2"/>
      <text:p text:style-name="P2"><text:s text:c="3"/>-- <text:s/>Ну <text:s/>идемте <text:s/>же, <text:s/>-- <text:s/>сказала <text:s/>она, как будто это Джейн с</text:p>
      <text:p text:style-name="P2">Майклом задержали ее у витрины. Повернули <text:s/>за <text:s/>угол <text:s/>и <text:s/>дернули</text:p>
      <text:p text:style-name="P2">шнур <text:s/>колокольчика <text:s/>дома <text:s/>N <text:s/>3 по улице Робертсон-роуд. Джейн с</text:p>
      <text:p text:style-name="P2">Майклом услыхали, как колокольчик звякнул гдето в глубине дома,</text:p>
      <text:p text:style-name="P2">и с замиранием сердца подумали, что еще минута -- и <text:s/>они <text:s/>будут</text:p>
      <text:p text:style-name="P2">пить чай с дядюшкой Мэри Поппинс, мистером Кудри, -- первый раз</text:p>
      <text:p text:style-name="P2">в своей жизни.</text:p>
      <text:p text:style-name="P2"><text:s text:c="3"/>-- Если, конечно, он дома, -- сказала Джейн Майклу шепотом.</text:p>
      <text:p text:style-name="P2"><text:s text:c="3"/>В <text:s/>тот же миг дверь распахнулась и на пороге появилась худая</text:p>
      <text:p text:style-name="P2">тоскливого вида особа.</text:p>
      <text:p text:style-name="P2"><text:s text:c="3"/>-- Он дома? -- поспешил спросить Майкл.</text:p>
      <text:p text:style-name="P2"><text:s text:c="3"/>-- Буду премного тебе обязана, -- Мэри <text:s/>Поппинс <text:s/>уничтожающе</text:p>
      <text:p text:style-name="P2">посмотрела <text:s/>на <text:s/>Майкла, <text:s/>-- <text:s/>если <text:s/>ты <text:s/>сделаешь <text:s/>такую милость,</text:p>
      <text:p text:style-name="P2">позволишь все-таки говорить мне.</text:p>
      <text:p text:style-name="P2"><text:s text:c="3"/>-- Добрый день, миссис Кудри, -- вежливо проговорила Джейн.</text:p>
      <text:p text:style-name="P2"><text:s text:c="3"/>-- Миссис Кудри! -- <text:s/>воскликнула <text:s/>тощая <text:s/>особа. <text:s/>-- <text:s/>Как <text:s/>вы</text:p>
      <text:p text:style-name="P2">смеете <text:s/>называть меня миссис Кудри! Покорно благодарю! Я просто</text:p>
      <text:p text:style-name="P2">мисс Персиммон и горжусь этим. Придет <text:s/>же <text:s/>такое <text:s/>в <text:s/>голову <text:s/>--</text:p>
      <text:p text:style-name="P2">миссис Кудри!</text:p>
      <text:p text:style-name="P2"><text:s text:c="3"/>Вид <text:s/>у <text:s/>нее <text:s/>был <text:s/>до того рассерженный, что дети подумали --</text:p>
      <text:p text:style-name="P2">хорош, должно быть, <text:s/>мистер <text:s/>Кудри, <text:s/>если <text:s/>мисс <text:s/>Персиммон <text:s/>так</text:p>
      <text:p text:style-name="P2">неприятно быть миссис Кудри.</text:p>
      <text:p text:style-name="P2"><text:s text:c="3"/>-- <text:s/>Наверху <text:s/>на <text:s/>площадке <text:s/>первая <text:s/>дверь, <text:s/>-- <text:s/>сказала <text:s/>мисс</text:p>
      <text:p text:style-name="P2">Персиммон и, <text:s/>поспешно <text:s/>удаляясь <text:s/>по <text:s/>коридору <text:s/>в <text:s/>глубь <text:s/>дома,</text:p>
      <text:p text:style-name="P2">повторяла <text:s/>на <text:s/>ходу <text:s/>тонким, <text:s/>сердитым <text:s/>голосом: "Надо же такое</text:p>
      <text:p text:style-name="P2">придумать -- миссис Кудри!"</text:p>
      <text:p text:style-name="P2"><text:s text:c="3"/>Джейн с Майклом поднялись вслед за Мэри <text:s/>Поппинс <text:s/>на <text:s/>второй</text:p>
      <text:p text:style-name="P2">этаж. И Мэри Поппинс постучала в первую дверь.</text:p>
      <text:p text:style-name="P2"><text:s text:c="3"/>-- <text:s/>Входите! <text:s/>Входите! -- раздался за дверью громкий веселый</text:p>
      <text:p text:style-name="P2">голос.</text:p>
      <text:p text:style-name="P2"/>
      <text:p text:style-name="P2">\paragraph{Подраздел 1.3}</text:p>
      <text:p text:style-name="P2"/>
      <text:p text:style-name="P2"><text:s text:c="3"/>И сердце Джейн бешено заколотилось от волнения. <text:s/>"Дома", <text:s/>--</text:p>
      <text:p text:style-name="P2">взглядом сказала она Майклу.</text:p>
      <text:p text:style-name="P2"><text:s text:c="3"/>Мэри <text:s/>Поппинс отворила дверь и подтолкнула детей внутрь. Они</text:p>
      <text:p text:style-name="P2">увидели большую веселую комнату. В <text:s/>дальнем <text:s/>конце <text:s/>ярко <text:s/>пылал</text:p>
      <text:p text:style-name="P2">камин, <text:s/>а <text:s/>посередине <text:s/>стоял широченный стол, накрытый для чая:</text:p>
      <text:p text:style-name="P2">четыре чашки с блюдцами, гора <text:s/>бутербродов, <text:s/>хрустящие <text:s/>хлебцы,</text:p>
      <text:p text:style-name="P2">пирожные <text:s/>с <text:s/>кокосовым маслом и большой сливовый пирог, облитый</text:p>
      <text:p text:style-name="P2">розовой глазурью.</text:p>
      <text:p text:style-name="P2"><text:s text:c="3"/>-- Какая приятная <text:s/>компания! <text:s/>-- <text:s/>приветствовал <text:s/>их <text:s/>громкий</text:p>
      <text:p text:style-name="P2"><text:soft-page-break/>голос.</text:p>
      <text:p text:style-name="P2"><text:s text:c="3"/>Джейн <text:s/>с <text:s/>Майклом <text:s/>оглянулись -- кому мог принадлежать такой</text:p>
      <text:p text:style-name="P2">голосище? Комната явно была пуста. Во всяком случае, они никого</text:p>
      <text:p text:style-name="P2">не видели.</text:p>
      <text:p text:style-name="P2"><text:s text:c="3"/>-- Дядя Алберт, -- сердито позвала Мэри Поппинс. -- Опять за</text:p>
      <text:p text:style-name="P2">свое? Надеюсь, мы пришли к тебе не в день рождения?</text:p>
      <text:p text:style-name="P2"><text:s text:c="3"/>Мэри Поппинс смотрела <text:s/>на <text:s/>потолок. <text:s/>Джейн <text:s/>с <text:s/>Майклом <text:s/>тоже</text:p>
      <text:p text:style-name="P2">задрали <text:s text:c="2"/>головы <text:s/>и, <text:s/>к <text:s/>своему <text:s/>удивлению, <text:s/>увидели <text:s/>круглого,</text:p>
      <text:p text:style-name="P2">толстого лысого человечка, который висел в воздухе, <text:s/>ничего <text:s/>не</text:p>
      <text:p text:style-name="P2">касаясь. <text:s/>Он <text:s/>как <text:s/>бы даже сидел на чем-то невидимом: одна нога</text:p>
      <text:p text:style-name="P2">закинута за другую, рядом отложенная в сторону <text:s/>газета, <text:s/>должно</text:p>
      <text:p text:style-name="P2">быть, он читал, когда постучали гости.</text:p>
      <text:p text:style-name="P2"><text:s text:c="3"/>-- <text:s/>Дорогая моя, -- сказал мистер Кудри, улыбнувшись детям и</text:p>
      <text:p text:style-name="P2">виновато взглянув на <text:s/>Мэри <text:s/>Поппинс, <text:s/>-- <text:s/>к <text:s/>моему <text:s/>величайшему</text:p>
      <text:p text:style-name="P2">сожалению, так оно и есть. Сегодня у меня день рождения.</text:p>
      <text:p text:style-name="P2"/>
      <text:p text:style-name="P2">\paragraph{Подраздел 1.4}</text:p>
      <text:p text:style-name="P2"/>
      <text:p text:style-name="P2"><text:s text:c="3"/>-- Ай-яй-яй! -- покачала головой Мэри Поппинс.</text:p>
      <text:p text:style-name="P2"><text:s text:c="3"/>-- <text:s/>Я <text:s/>только <text:s/>вчера <text:s/>вечером <text:s/>об этом вспомнил, но было уже</text:p>
      <text:p text:style-name="P2">поздно посылать открытку <text:s/>с <text:s/>приглашением <text:s/>на <text:s/>какой-то <text:s/>другой</text:p>
      <text:p text:style-name="P2">день. <text:s/>Такая <text:s/>неприятность! -- воскликнул толстяк, глядя сверху</text:p>
      <text:p text:style-name="P2">на Джейн и Майкла. -- Вижу, вы изрядно удивлены, <text:s/>-- <text:s/>продолжал</text:p>
      <text:p text:style-name="P2">он. <text:s/>И <text:s/>в <text:s/>самом <text:s/>деле, <text:s/>у детей так широко раскрылись рты, что</text:p>
      <text:p text:style-name="P2">мистер Кудри, будь он чуть меньше, мог <text:s/>бы <text:s/>нечаянно <text:s/>упасть <text:s/>в</text:p>
      <text:p text:style-name="P2">один <text:s/>из <text:s/>них. <text:s/>-- <text:s/>Я <text:s/>вам сейчас все объясню. Дело простое. Я,</text:p>
      <text:p text:style-name="P2">знаете ли, большой весельчак, мне <text:s/>покажи <text:s/>палец <text:s/>-- <text:s/>я <text:s/>так <text:s/>и</text:p>
      <text:p text:style-name="P2">закачусь. <text:s/>Веселость <text:s/>моего <text:s/>нрава безгранична: рассмешить меня</text:p>
      <text:p text:style-name="P2">может все на свете.</text:p>
      <text:p text:style-name="P2"><text:s text:c="3"/>И мистер Кудри заколыхался от хохота, <text:s/>так <text:s/>его <text:s/>развеселила</text:p>
      <text:p text:style-name="P2">собственная смешливость.</text:p>
      <text:p text:style-name="P2"><text:s text:c="3"/>-- <text:s/>Дядя <text:s/>Алберт, <text:s/>-- <text:s/>строго сказала Мэри Поппинс, и мистер</text:p>
      <text:p text:style-name="P2">Кудри, поперхнувшись, перестал колыхаться.</text:p>
      <text:p text:style-name="P2"><text:s text:c="3"/>-- <text:s/>Прости, <text:s/>пожалуйста, <text:s/>дорогая <text:s/>Мэри. <text:s/>Так <text:s text:c="2"/>на <text:s text:c="2"/>чем <text:s text:c="2"/>я</text:p>
      <text:p text:style-name="P2">остановился? <text:s/>Ах <text:s/>да... <text:s/>Но <text:s/>самое смешное заключается в том...</text:p>
      <text:p text:style-name="P2">Хорошо, хорошо, Мэри, постараюсь сдерживаться. Самое смешное <text:s/>в</text:p>
      <text:p text:style-name="P2">том, <text:s/>что если мой день рождения попадает на пятницу, то я могу</text:p>
      <text:p text:style-name="P2">лопнуть от смеха, -- сказал мистер Кудри.</text:p>
      <text:p text:style-name="P2"><text:s text:c="3"/>-- Почему? -- спросила Джейн.</text:p>
      <text:p text:style-name="P2"><text:s text:c="3"/>-- Да, почему? -- подхватил Майкл.</text:p>
      <text:p text:style-name="P2"><text:s text:c="3"/>-- Потому что в этот день я <text:s/>надуваюсь <text:s/>смехотворным <text:s/>газом.</text:p>
      <text:p text:style-name="P2">Лопаться, <text:s/>конечно, <text:s/>не <text:s/>лопаюсь, <text:s/>но вверх лечу, как воздушный</text:p>
      <text:p text:style-name="P2">шар. Я <text:s/>просто <text:s/>не <text:s/>могу <text:s/>удержаться <text:s/>на <text:s/>земле. <text:s/>Даже <text:s/>если <text:s/>я</text:p>
      <text:p text:style-name="P2">всего-навсего улыбаюсь, все равно так и взмываю в небо. Знаете,</text:p>
      <text:p text:style-name="P2">как смешно походить на облако? Тут уж никакая серьезная мысль в</text:p>
      <text:p text:style-name="P2">голову <text:s/>не <text:s/>полезет, -- мистер Кудри при этих словах захихикал,</text:p>
      <text:p text:style-name="P2">но, взглянув на Мэри Поппинс, проглотил смешок и продолжал: <text:s/>--</text:p>
      <text:p text:style-name="P2">Разумеется, <text:s/>это <text:s/>отступление <text:s/>от <text:s/>приличий, <text:s/>но <text:s/>довольно-таки</text:p>
      <text:p text:style-name="P2">приятное. С вами такого не бывало?</text:p>
      <text:p text:style-name="P2"/>
      <text:p text:style-name="P2">\paragraph{Подраздел 1.5}</text:p>
      <text:p text:style-name="P2"/>
      <text:p text:style-name="P2"><text:s text:c="3"/>Джейн с Майклом замотали головами.</text:p>
      <text:p text:style-name="P2"><text:s text:c="3"/>-- <text:s/>Думаю, <text:s/>что <text:s/>нет. <text:s/>По-моему, <text:s/>это <text:s text:c="2"/>мое <text:s text:c="2"/>индивидуальное</text:p>
      <text:p text:style-name="P2">свойство. Помню, однажды накануне такой пятницы я ходил в цирк.</text:p>
      <text:p text:style-name="P2">Так на другой день я столько смеялся, что, верите ли, пол суток</text:p>
      <text:p text:style-name="P2">провисел <text:s/>под <text:s/>потолком. <text:s/>И опустился на пол только в полночь с</text:p>
      <text:p text:style-name="P2">последним ударом часов. Хлопнулся, <text:s/>точно <text:s/>пистолет <text:s/>выстрелил.</text:p>
      <text:p text:style-name="P2">Ведь <text:s text:c="2"/>после <text:s text:c="2"/>полуночи <text:s/>уже <text:s/>суббота, <text:s/>значит, <text:s/>день <text:s/>рождения</text:p>
      <text:p text:style-name="P2">кончился. Не правда ли, забавно? И вот сегодня <text:s/>опять <text:s/>пятница,</text:p>
      <text:p text:style-name="P2">снова мой день рождения. И вы с Мэри у меня в гостях. Боже мой,</text:p>
      <text:p text:style-name="P2">да не смешите меня, очень вас прошу...</text:p>
      <text:p text:style-name="P2"><text:s text:c="3"/>И <text:s/>хотя <text:s/>Джейн <text:s/>с <text:s/>Майклом и не думали его смешить, а просто</text:p>
      <text:p text:style-name="P2">таращились на него в изумлении, <text:s/>мистер <text:s/>Кудри <text:s/>не <text:s/>выдержал <text:s/>и</text:p>
      <text:p text:style-name="P2">громко <text:s/>захохотал. <text:s/>Он <text:s/>подлетал вверх, падал, как в яму, снова</text:p>
      <text:p text:style-name="P2">подлетал, шурша газетой, которую сжимал в руке, а <text:s/>очки <text:s/>так <text:s/>и</text:p>
      <text:p text:style-name="P2">плясали у него на носу.</text:p>
      <text:p text:style-name="P2"><text:s text:c="3"/>Он <text:s/>парил, как пузырь воздуха в кипящей воде, хватался то за</text:p>
      <text:p text:style-name="P2">газовую горелку, то за потолок, и вид у него был такой смешной,</text:p>
      <text:p text:style-name="P2">что Джейн и Майкл, хотя и старались вести себя как <text:s/>воспитанные</text:p>
      <text:p text:style-name="P2">дети, <text:s/>еле-еле <text:s/>удерживались, <text:s/>чтобы <text:s/>не <text:s/>прыснуть. <text:s/>Смех так и</text:p>
      <text:p text:style-name="P2">распирал их, они плотно сжимали губы, но и это не помогало. Они</text:p>
      <text:p text:style-name="P2">перестали бороться, упали на пол и катались, визжа и всхлипывая</text:p>
      <text:p text:style-name="P2">от хохота.</text:p>
      <text:p text:style-name="P2"><text:s text:c="3"/>-- Ну и ну, -- сказала Мэри Поппинс. -- Что за манеры!</text:p>
      <text:p text:style-name="P2"><text:s text:c="3"/>-- <text:s/>Я... <text:s/>я <text:s/>не <text:s/>могу <text:s/>перестать, <text:s/>-- <text:s/>захлебывался <text:s text:c="2"/>Майкл,</text:p>
      <text:p text:style-name="P2">ударившись <text:s/>о <text:s/>каминную <text:s/>решетку. <text:s/>-- Это... это ужасно смешно.</text:p>
      <text:p text:style-name="P2">Правда, Джейн?</text:p>
      <text:p text:style-name="P2"/>
      <text:p text:style-name="P2">\subsubsection{Раздел 2}</text:p>
      <text:p text:style-name="P2">\paragraph{Подраздел 2.1}</text:p>
      <text:p text:style-name="P2"/>
      <text:p text:style-name="P2"><text:s text:c="3"/>Джейн ничего не ответила, с ней вдруг стало твориться что-то</text:p>
      <text:p text:style-name="P2">странное: тело становилось легче, легче, будто в <text:s/>него <text:s/>вдували</text:p>
      <text:p text:style-name="P2">воздух, <text:s/>-- <text:s/>удивительное <text:s/>и <text:s/>приятное <text:s/>чувство. <text:s/>Ей захотелось</text:p>
      <text:p text:style-name="P2">смеяться еще громче. <text:s/>Она <text:s/>подпрыгнула <text:s/>и <text:s/>вдруг <text:s/>ощутила, <text:s/>что</text:p>
      <text:p text:style-name="P2">летит. <text:s/>Майкл <text:s/>вытаращил <text:s/>глаза <text:s/>-- <text:s/>его <text:s/>сестра Джейн парила в</text:p>
      <text:p text:style-name="P2">воздухе. Она легонько стукнулась головой о потолок, <text:s/>поплыла <text:s/>в</text:p>
      <text:p text:style-name="P2">сторону мистера Кудри и скоро схватилась за него.</text:p>
      <text:p text:style-name="P2"><text:s text:c="3"/>-- <text:s/>Ого! -- удивился мистер Кудри. -- Неужели у тебя сегодня</text:p>
      <text:p text:style-name="P2">тоже день рождения?</text:p>
      <text:p text:style-name="P2"><text:s text:c="3"/>Джейн отрицательно покачала головой.</text:p>
      <text:p text:style-name="P2"><text:s text:c="3"/>-- <text:s/>Нет? <text:s/>Выходит, <text:s text:c="2"/>смехотворный <text:s text:c="2"/>газ <text:s text:c="2"/>заразителен. <text:s text:c="2"/>Эй,</text:p>
      <text:p text:style-name="P2">осторожней, каминная доска!</text:p>
      <text:p text:style-name="P2"><text:s text:c="3"/>Майкл <text:s/>тоже <text:s/>полетел, сотрясаясь от громоподобного хохота, и</text:p>
      <text:p text:style-name="P2">нечаянно задел фарфоровые статуэтки, стоявшие над камином. <text:s/>Еще</text:p>
      <text:p text:style-name="P2">один миг -- и он опустился прямо на колено мистеру Кудри.</text:p>
      <text:p text:style-name="P2"><text:s text:c="3"/>-- <text:s/>С <text:s/>прибытием! -- сказал мистер Кудри, пожав ему руку. --</text:p>
      <text:p text:style-name="P2">Это так любезно с твоей стороны. <text:s/>Я <text:s/>ведь <text:s/>не <text:s/>могу <text:s/>спуститься</text:p>
      <text:p text:style-name="P2">вниз. Так ты сам ко мне поднялся. Это поджентльменски.</text:p>
      <text:p text:style-name="P2"><text:s text:c="3"/>Тут <text:s/>они с Майклом посмотрели друг на друга, откинули головы</text:p>
      <text:p text:style-name="P2">и залились пуще прежнего.</text:p>
      <text:p text:style-name="P2"><text:s text:c="3"/>-- Ох, что это я! -- вдруг воскликнул мистер Кудри, поглядев</text:p>
      <text:p text:style-name="P2">на Джейн. -- Ты скажешь, что более <text:s/>невоспитанного <text:s/>человека <text:s/>в</text:p>
      <text:p text:style-name="P2"><text:soft-page-break/>своей <text:s/>жизни не видала. Я давно должен был предложить юной леди</text:p>
      <text:p text:style-name="P2">сесть. Боюсь, стул не могу тебе предложить. Советую сесть прямо</text:p>
      <text:p text:style-name="P2">на воздух, увидишь, как удобно.</text:p>
      <text:p text:style-name="P2"><text:s text:c="3"/>Джейн села, и оказалось, что сидеть на воздухе так же мягко,</text:p>
      <text:p text:style-name="P2">как в кресле. Она сняла шляпу и положила рядом. Шляпа <text:s/>повисла,</text:p>
      <text:p text:style-name="P2">как на вешалке.</text:p>
      <text:p text:style-name="P2"/>
      <text:p text:style-name="P2">\paragraph{Подраздел 2.2}</text:p>
      <text:p text:style-name="P2"/>
      <text:p text:style-name="P2"><text:s text:c="3"/>-- <text:s/>Прекрасно, <text:s/>-- <text:s/>сказал <text:s/>мистер Кудри и посмотрел вниз на</text:p>
      <text:p text:style-name="P2">Мэри Поппинс.</text:p>
      <text:p text:style-name="P2"><text:s text:c="3"/>-- Ну, Мэри, мы здесь устроились. Теперь <text:s/>подумаем <text:s/>о <text:s/>тебе,</text:p>
      <text:p text:style-name="P2">дорогая. <text:s/>Должен сказать, я счастлив, что двое моих юных друзей</text:p>
      <text:p text:style-name="P2">вместе с тобой сегодня <text:s/>навестили <text:s/>меня. <text:s/>Ты <text:s/>нахмурилась? <text:s/>Ты,</text:p>
      <text:p text:style-name="P2">верно, не одобряешь... э... все это.</text:p>
      <text:p text:style-name="P2"><text:s text:c="3"/>Он махнул в ее сторону рукой и быстро прибавил:</text:p>
      <text:p text:style-name="P2"><text:s text:c="3"/>-- <text:s/>Приношу извинения, Мэри. Но ты ведь давно знаешь эту мою</text:p>
      <text:p text:style-name="P2">особенность. Поверь, я понятия не имел, <text:s/>что <text:s/>мои <text:s/>юные <text:s/>друзья</text:p>
      <text:p text:style-name="P2">окажутся <text:s/>столь <text:s/>восприимчивы <text:s/>к смехотворному газу. Правда, не</text:p>
      <text:p text:style-name="P2">имел, Мэри. Надо было пригласить вас в какой-нибудь другой день</text:p>
      <text:p text:style-name="P2">или сразу же рассказать что-нибудь очень печальное.</text:p>
      <text:p text:style-name="P2"><text:s text:c="3"/>-- Не нахожу слов, -- оскорблено проговорила <text:s/>Мэри <text:s/>Поппинс.</text:p>
      <text:p text:style-name="P2">-- Никогда в жизни не видела подобного зрелища. И это в твои-то</text:p>
      <text:p text:style-name="P2">годы, дядюшка...</text:p>
      <text:p text:style-name="P2"><text:s text:c="3"/>-- <text:s/>Мэри <text:s/>Поппинс, <text:s/>Мэри <text:s/>Поппинс, <text:s/>-- <text:s/>прервал ее Майкл, --</text:p>
      <text:p text:style-name="P2">присоединяйтесь к нам. Подумайте о чем-нибудь смешном и тут <text:s/>же</text:p>
      <text:p text:style-name="P2">очутитесь здесь. Увидите, это совсем просто.</text:p>
      <text:p text:style-name="P2"><text:s text:c="3"/>-- Пожалуйста, Мэри, постарайся, -- попросил и мистер Кудри.</text:p>
      <text:p text:style-name="P2"><text:s text:c="3"/>-- <text:s/>Нам <text:s/>здесь <text:s/>так <text:s/>скучно <text:s/>без <text:s/>вас, <text:s/>-- <text:s/>сказала <text:s/>Джейн и</text:p>
      <text:p text:style-name="P2">протянула к ней руки. -- Ну, подумайте о смешном.</text:p>
      <text:p text:style-name="P2"><text:s text:c="3"/>-- Ей это не нужно, -- вздохнул мистер Кудри. <text:s/>-- <text:s/>Ей <text:s/>стоит</text:p>
      <text:p text:style-name="P2">захотеть, <text:s/>и <text:s/>она <text:s/>куда хочешь улетит. Без всякого смеха, и она</text:p>
      <text:p text:style-name="P2">это знает.</text:p>
      <text:p text:style-name="P2"><text:s text:c="3"/>Он посмотрел на Мэри Поппинс, а она все так и <text:s/>стояла <text:s/>внизу</text:p>
      <text:p text:style-name="P2">одна на коврике перед камином.</text:p>
      <text:p text:style-name="P2"><text:s text:c="3"/>-- <text:s/>Ну, <text:s/>что <text:s/>ж, -- решительно сказала Мэри Поппинс, -- хоть</text:p>
      <text:p text:style-name="P2">это глупо и унизительно для человеческого достоинства, <text:s/>но <text:s/>раз</text:p>
      <text:p text:style-name="P2">уж вы там и, по-видимому, не в состоянии спуститься, мне ничего</text:p>
      <text:p text:style-name="P2">не остается, как присоединиться к вам.</text:p>
      <text:p text:style-name="P2"/>
      <text:p text:style-name="P2">\subsubsection{Раздел 3}</text:p>
      <text:p text:style-name="P2"/>
      <text:p text:style-name="P2"><text:s text:c="3"/>И <text:s/>с <text:s/>этими словами, к изумлению Джейн и Майкла, она прижала</text:p>
      <text:p text:style-name="P2">руки к бокам и, не издав <text:s/>ни <text:s/>смешка, <text:s/>даже <text:s/>без <text:s/>тени <text:s/>улыбки,</text:p>
      <text:p text:style-name="P2">взлетела вверх и села на воздух рядом с Джейн.</text:p>
      <text:p text:style-name="P2"><text:s text:c="3"/>-- Сколько раз можно говорить, хотела бы я знать, -- сказала</text:p>
      <text:p text:style-name="P2">она <text:s/>сварливо, <text:s/>-- что, войдя в теплое помещение, нужно снимать</text:p>
      <text:p text:style-name="P2">пальто? -- Она расстегнула пальто Джейн, сняла его и <text:s/>аккуратно</text:p>
      <text:p text:style-name="P2">положила на воздух рядом со шляпой.</text:p>
      <text:p text:style-name="P2"><text:s text:c="3"/>-- <text:s/>Совершенно справедливо, Мэри, совершенно справедливо, --</text:p>
      <text:p text:style-name="P2">закивал мистер Кудри, <text:s/>нагнулся <text:s/>и <text:s/>положил <text:s/>очки <text:s/>на <text:s/>каминную</text:p>
      <text:p text:style-name="P2">доску. -- Ну вот, мы все четверо очень уютно устроились.</text:p>
      <text:p text:style-name="P2"><text:s text:c="3"/>-- Уют уюту рознь, -- буркнула Мэри Поппинс.</text:p>
      <text:p text:style-name="P2"><text:s text:c="3"/>-- <text:s/>А <text:s/>теперь <text:s/>можно <text:s/>и <text:s/>чаю попить, -- продолжал, как бы не</text:p>
      <text:p text:style-name="P2">слыша, мистер Кудри. И вдруг огорченно заморгал. -- <text:s/>Боже <text:s/>мой!</text:p>
      <text:p text:style-name="P2">-- <text:s/>воскликнул <text:s/>он. -- Как ужасно! Я только сейчас сообразил --</text:p>
      <text:p text:style-name="P2">стол-то внизу, а мы здесь, под потолком. Что же теперь <text:s/>делать?</text:p>
      <text:p text:style-name="P2">Мы <text:s/>здесь <text:s/>-- он там. Трагедия! Ужасная трагедия! Можно умереть</text:p>
      <text:p text:style-name="P2">со <text:s/>смеху! <text:s/>-- <text:s/>Он <text:s/>прикрыл <text:s/>лицо <text:s/>носовым <text:s/>платком <text:s/>и <text:s text:c="2"/>громко</text:p>
      <text:p text:style-name="P2">расхохотался.</text:p>
      <text:p text:style-name="P2"><text:s text:c="3"/>Джейн с Майклом, которым не хотелось остаться без пирожных и</text:p>
      <text:p text:style-name="P2">хрустящих <text:s/>хлебцев, <text:s/>тоже <text:s/>не <text:s/>могли удержаться и засмеялись --</text:p>
      <text:p text:style-name="P2">веселость мистера Кудри была прилипчива, как заразная болезнь.</text:p>
      <text:p text:style-name="P2"><text:s text:c="3"/>Мистер Кудри вытер платком глаза.</text:p>
      <text:p text:style-name="P2"><text:s text:c="3"/>-- Нам может помочь только <text:s/>одно, <text:s/>-- <text:s/>сказал <text:s/>он. <text:s/>-- <text:s/>Надо</text:p>
      <text:p text:style-name="P2">подумать о чем-то серьезном. О чем-то очень, очень печальном. И</text:p>
      <text:p text:style-name="P2">тогда <text:s/>мы приземлимся. Давайте -- раз, два, три! О чем-то очень</text:p>
      <text:p text:style-name="P2">печальном!</text:p>
      <text:p text:style-name="P2"><text:s text:c="3"/>Майкл подумал о школе: <text:s/>когда-нибудь <text:s/>и <text:s/>ему <text:s/>придется <text:s/>рано</text:p>
      <text:p text:style-name="P2">вставать <text:s/>и <text:s/>ходить <text:s/>в <text:s/>школу. <text:s/>Но <text:s/>почему-то сегодня эта мысль</text:p>
      <text:p text:style-name="P2">только еще сильнее рассмешила его.</text:p>
      <text:p text:style-name="P2"><text:s text:c="3"/>А Джейн подумала о другом. "Через четырнадцать лет <text:s/>я <text:s/>стану</text:p>
      <text:p text:style-name="P2">взрослой", <text:s/>-- <text:s/>пронеслось у нее в голове. Но ничего печального</text:p>
      <text:p text:style-name="P2">она в этот раз не почувствовала. Наоборот, <text:s/>мысль <text:s/>была <text:s/>вполне</text:p>
      <text:p text:style-name="P2">приятная. <text:s/>И Джейн улыбнулась, представив себя в длинной юбке и</text:p>
      <text:p text:style-name="P2">с изящным ридикюлем в руке.</text:p>
      <text:p text:style-name="P2"><text:s text:c="3"/>-- Ах, моя бедная <text:s/>старая <text:s/>тетушка <text:s/>Эмили, <text:s/>-- <text:s/>вслух <text:s/>думал</text:p>
      <text:p text:style-name="P2">мистер <text:s/>Кудри. <text:s/>-- <text:s/>Ее <text:s/>переехал <text:s/>омнибус. Печально. Невыносимо</text:p>
      <text:p text:style-name="P2">печально. Бедняжка Эмили. Но зонтик-то ее спасли. А это уже <text:s/>не</text:p>
      <text:p text:style-name="P2">так печально. Я бы даже сказал -- это смешно...</text:p>
      <text:p text:style-name="P2"><text:s text:c="3"/>Не <text:s/>успел <text:s/>он <text:s/>закрыть <text:s/>рта, как опять заколыхался от смеха:</text:p>
      <text:p text:style-name="P2">надо же -- спасли зонтик!</text:p>
      <text:p text:style-name="P2"><text:s text:c="3"/>-- <text:s/>Нет, <text:s/>ничего <text:s/>не <text:s/>получается, <text:s/>-- <text:s/>сказал <text:s text:c="2"/>он, <text:s text:c="2"/>громко</text:p>
      <text:p text:style-name="P2">сморкаясь. -- Сдаюсь. Да и мои юные друзья столь же бестолковы.</text:p>
      <text:p text:style-name="P2">Может, ты, Мэри, нам поможешь? Мы так хотим чаю.</text:p>
      <text:p text:style-name="P2"><text:s text:c="3"/>Джейн <text:s/>и Майкл и по сей день не находят объяснения тому, что</text:p>
      <text:p text:style-name="P2">произошло <text:s/>дальше. <text:s/>Одно <text:s/>несомненно: <text:s text:c="2"/>только <text:s text:c="2"/>мистер <text:s text:c="2"/>Кудри</text:p>
      <text:p text:style-name="P2">проговорил <text:s/>последние слова, как внизу стол зашевелился, опасно</text:p>
      <text:p text:style-name="P2">накренился и, звеня чашками, подбрасывая пирожные на <text:s/>тарелках,</text:p>
      <text:p text:style-name="P2">поплыл <text:s/>вверх <text:s/>и, <text:s/>описав <text:s/>плавный <text:s/>круг, завис в воздухе перед</text:p>
      <text:p text:style-name="P2">мистером Кудри.</text:p>
      <text:p text:style-name="P2"><text:s text:c="3"/>-- Вот молодец, -- мистер Кудри <text:s/>с <text:s/>гордостью <text:s/>посмотрел <text:s/>на</text:p>
      <text:p text:style-name="P2">Мэри <text:s/>Поппинс. -- Я знал, Мэри, что ты хороший товарищ. Занимай</text:p>
      <text:p text:style-name="P2">место напротив и будь, пожалуйста, за хозяйку. <text:s/>А <text:s/>гости <text:s/>сядут</text:p>
      <text:p text:style-name="P2">слева <text:s/>и справа. Отлично, Майкл, -- похвалил он, видя, как тот,</text:p>
      <text:p text:style-name="P2">ловко подпрыгнув, опустился с правой <text:s/>стороны <text:s/>от <text:s/>него. <text:s/>Джейн</text:p>
      <text:p text:style-name="P2">села слева. И все четверо приступили к чаепитию.</text:p>
      <text:p text:style-name="P2"><text:s text:c="3"/>Мистер Кудри довольно улыбнулся.</text:p>
      <text:p text:style-name="P2"><text:s text:c="3"/>-- Обычно принято начинать с бутербродов, -- посмотрел он на</text:p>
      <text:p text:style-name="P2">Джейн <text:s/>с <text:s/>Майклом. -- Но сегодня мой день рождения. И мы начнем</text:p>
      <text:p text:style-name="P2">наоборот -- со сладкого пирога! Мне <text:s/>такой <text:s/>порядок <text:s/>больше <text:s/>по</text:p>
      <text:p text:style-name="P2">душе.</text:p>
      <text:p text:style-name="P2"><text:s text:c="3"/>И он отрезал каждому по огромному куску.</text:p>
      <text:p text:style-name="P2"><text:s text:c="3"/>-- <text:s/>Еще <text:s/>чаю? -- спросил он Джейн. Не успела она ответить, в</text:p>
      <text:p text:style-name="P2"><text:soft-page-break/>дверь раздался резкий частый стук.</text:p>
      <text:p text:style-name="P2"><text:s text:c="3"/>-- Войдите, -- ответил мистер Кудри.</text:p>
      <text:p text:style-name="P2"><text:s text:c="3"/>Дверь отворилась, и в комнату вошла мисс Персиммон, неся <text:s/>на</text:p>
      <text:p text:style-name="P2">подносе чайник с кипятком.</text:p>
      <text:p text:style-name="P2"><text:s text:c="3"/>-- <text:s/>Я <text:s/>подумала, <text:s/>мистер <text:s/>Кудри, <text:s/>-- <text:s/>сказала она, удивленно</text:p>
      <text:p text:style-name="P2">оглядывая <text:s/>пустую <text:s/>комнату, <text:s/>-- <text:s/>вам, <text:s/>наверное, <text:s/>нужно <text:s/>еще...</text:p>
      <text:p text:style-name="P2">Господи <text:s/>помилуй! <text:s/>-- <text:s/>воскликнула она, увидев хозяина и гостей</text:p>
      <text:p text:style-name="P2">сидящими вокруг стола под потолком. -- Такого я еще в жизни <text:s/>не</text:p>
      <text:p text:style-name="P2">видывала. <text:s/>Я <text:s/>всегда, <text:s/>мистер <text:s/>Кудри, <text:s/>считала <text:s/>вас чудаком. Но</text:p>
      <text:p text:style-name="P2">закрывала на все глаза. Ведь за квартиру вы <text:s/>платите <text:s/>исправно.</text:p>
      <text:p text:style-name="P2">Но <text:s/>такое <text:s/>странное <text:s/>поведение... <text:s/>пить чай со своими гостями в</text:p>
      <text:p text:style-name="P2">воздухе... <text:s text:c="2"/>Я, <text:s text:c="2"/>мистер <text:s text:c="3"/>Кудри, <text:s text:c="3"/>поражена. <text:s text:c="3"/>Это <text:s text:c="3"/>такая</text:p>
      <text:p text:style-name="P2">невоспитанность... для джентльмена ваших лет... Я бы никогда не</text:p>
      <text:p text:style-name="P2">смогла...</text:p>
      <text:p text:style-name="P2"><text:s text:c="3"/>-- Еще как смогли бы, мисс Персиммон! -- сказал Майкл.</text:p>
      <text:p text:style-name="P2"><text:s text:c="3"/>-- Что смогла бы? -- заносчиво дернула головой хозяйка.</text:p>
      <text:p text:style-name="P2"><text:s text:c="3"/>-- Заразиться смехотворным газом, как мы с Джейн.</text:p>
      <text:p text:style-name="P2"><text:s text:c="3"/>Мисс Персиммон презрительно сощурилась.</text:p>
      <text:p text:style-name="P2"/>
      <text:p text:style-name="P2">\subsubsection{Раздел 4}</text:p>
      <text:p text:style-name="P2"/>
      <text:p text:style-name="P2"><text:s text:c="3"/>-- Надеюсь, молодой человек, -- сказала она, -- я достаточно</text:p>
      <text:p text:style-name="P2">уважаю <text:s/>себя <text:s/>и <text:s/>никогда <text:s/>не <text:s/>опушусь <text:s/>до того, чтобы прыгать в</text:p>
      <text:p text:style-name="P2">воздухе, как футбольный мяч. Я крепко стою ногами на земле, или</text:p>
      <text:p text:style-name="P2">я не Эйми Персиммон. И... о, Господи, что это... Боже мой! БОЖЕ</text:p>
      <text:p text:style-name="P2">МОЙ! Я лечу! На помощь! НА ПОМОЩЬ!</text:p>
      <text:p text:style-name="P2"><text:s text:c="3"/>Да, мисс Эйми Персиммон, вопреки себе, оторвалась <text:s/>от <text:s/>земли</text:p>
      <text:p text:style-name="P2">и, <text:s/>качаясь, <text:s/>полетела <text:s/>по воздуху, как узкий длинный воздушный</text:p>
      <text:p text:style-name="P2">шар, <text:s/>изо <text:s/>всех <text:s/>сил <text:s/>жонглируя <text:s/>подносом. <text:s/>Чуть <text:s/>не <text:s/>плача <text:s/>от</text:p>
      <text:p text:style-name="P2">расстройства, она подлетела к столу и опустила поднос на стол.</text:p>
      <text:p text:style-name="P2"><text:s text:c="3"/>-- <text:s/>Большое <text:s/>спасибо, -- спокойно и вежливо поблагодарила ее</text:p>
      <text:p text:style-name="P2">Мэри Поппинс.</text:p>
      <text:p text:style-name="P2"><text:s text:c="3"/>Мисс Персиммон повернулась и плавно полетела вниз, шепча про</text:p>
      <text:p text:style-name="P2">себя: <text:s text:c="2"/>"Такое <text:s text:c="3"/>унижение... <text:s text:c="3"/>только <text:s text:c="3"/>подумать... <text:s text:c="3"/>такая</text:p>
      <text:p text:style-name="P2">добропорядочная, <text:s/>рассудительная <text:s/>женщина. <text:s/>Нет, мне необходимо</text:p>
      <text:p text:style-name="P2">повидать доктора".</text:p>
      <text:p text:style-name="P2"><text:s text:c="3"/>Коснувшись ногами <text:s/>пола, <text:s/>она <text:s/>опрометью <text:s/>бросилась <text:s/>вон <text:s/>из</text:p>
      <text:p text:style-name="P2">комнаты, <text:s/>заламывая <text:s/>на <text:s/>ходу <text:s/>руки <text:s/>и <text:s/>ни разу не обернувшись.</text:p>
      <text:p text:style-name="P2">"Такое унижение!" -- еще раз послышался ее вопль, <text:s/>и <text:s/>дверь <text:s/>за</text:p>
      <text:p text:style-name="P2">ней захлопнулась.</text:p>
      <text:p text:style-name="P2"><text:s text:c="3"/>-- <text:s/>Выходит, никакая она не Эйми Персиммон, раз она все-таки</text:p>
      <text:p text:style-name="P2">не так твердо стоит на земле, -- прошептала Джейн Майклу.</text:p>
      <text:p text:style-name="P2"><text:s text:c="3"/>А мистер Кудри <text:s/>глядел <text:s/>на <text:s/>Мэри <text:s/>Поппинс <text:s/>странным, <text:s/>слегка</text:p>
      <text:p text:style-name="P2">укоризненным взглядом.</text:p>
      <text:p text:style-name="P2"><text:s text:c="3"/>-- <text:s/>Мэри, <text:s/>Мэри, <text:s/>все-таки <text:s/>не <text:s/>надо <text:s/>было... не надо, Мэри.</text:p>
      <text:p text:style-name="P2">Бедная старуха никогда теперь не опомнится, помяни <text:s/>мое <text:s/>слово.</text:p>
      <text:p text:style-name="P2">Ну и вид же у нее был! Как она смешно летала -- вперевалочку!</text:p>
      <text:p text:style-name="P2"><text:s text:c="3"/>И <text:s/>тут <text:s/>он <text:s/>вместе <text:s/>с <text:s/>Джейн <text:s/>и <text:s/>с <text:s/>Майклом опять захохотал,</text:p>
      <text:p text:style-name="P2">схватившись за бока: он вспомнил, какой смешной вид был у <text:s/>мисс</text:p>
      <text:p text:style-name="P2">Эйми Персиммон.</text:p>
      <text:p text:style-name="P2"><text:s text:c="3"/>-- <text:s/>Ради <text:s/>Бога, <text:s/>-- <text:s/>взмолился <text:s/>Майкл. <text:s/>-- <text:s/>Перестаньте меня</text:p>
      <text:p text:style-name="P2">смешить. Я больше не вынесу. Я сейчас лопну!</text:p>
      <text:p text:style-name="P2"><text:s text:c="3"/>-- Ох, ох, ох! -- <text:s/>ловила <text:s/>ртом <text:s/>воздух <text:s/>Джейн, <text:s/>держась <text:s/>за</text:p>
      <text:p text:style-name="P2">сердце.</text:p>
      <text:p text:style-name="P2"><text:s text:c="3"/>-- <text:s/>Господи, <text:s/>спаси <text:s/>и <text:s/>помилуй! <text:s/>-- <text:s/>рокотал <text:s/>мистер Кудри,</text:p>
      <text:p text:style-name="P2">вытирая глаза полой смокинга, потому что <text:s/>никак <text:s/>не <text:s/>мог <text:s/>найти</text:p>
      <text:p text:style-name="P2">носового платка.</text:p>
      <text:p text:style-name="P2"><text:s text:c="3"/>-- <text:s/>ПОРА <text:s/>ИДТИ <text:s/>ДОМОЙ, -- прозвучал иерихонской трубой голос</text:p>
      <text:p text:style-name="P2">Мэри Поппинс, перекрывая раскаты хохота.</text:p>
      <text:p text:style-name="P2"><text:s text:c="3"/>И тут внезапно, как от <text:s/>хорошей <text:s/>встряски, <text:s/>Джейн, <text:s/>Майкл <text:s/>и</text:p>
      <text:p text:style-name="P2">мистер <text:s/>Кудри <text:s/>полетели <text:s/>вниз. <text:s/>И <text:s/>приземлились <text:s/>все <text:s/>разом <text:s/>со</text:p>
      <text:p text:style-name="P2">странным стуком.</text:p>
      <text:p text:style-name="P2"><text:s text:c="3"/>Пора идти домой -- это была первая печальная мысль <text:s/>за <text:s/>весь</text:p>
      <text:p text:style-name="P2">вечер. <text:s/>Только <text:s/>она мелькнула в голове, смехотворный газ из них</text:p>
      <text:p text:style-name="P2">вышел и они очутились на полу.</text:p>
      <text:p text:style-name="P2"><text:s text:c="3"/>Вздохнув, <text:s/>Джейн <text:s/>с <text:s/>Майклом <text:s/>смотрели, <text:s/>как <text:s/>Мэри <text:s text:c="2"/>Поппинс</text:p>
      <text:p text:style-name="P2">медленно опускается вниз, держа в руках пальто и шляпу Джейн.</text:p>
      <text:p text:style-name="P2"><text:s text:c="3"/>Мистер <text:s/>Кудри <text:s/>тоже <text:s/>вздохнул <text:s/>-- долгим, глубоким и тяжелым</text:p>
      <text:p text:style-name="P2">вздохом.</text:p>
      <text:p text:style-name="P2"><text:s text:c="3"/>-- Какая жалость, -- протрезвевшим голосом сказал он, -- что</text:p>
      <text:p text:style-name="P2">вам надо идти домой. Я еще никогда в жизни так не веселился.</text:p>
      <text:p text:style-name="P2"><text:s text:c="3"/>-- И я никогда, -- печально кивнул Майкл. Как <text:s/>скучно <text:s/>снова</text:p>
      <text:p text:style-name="P2">очутиться <text:s/>на <text:s/>земле <text:s/>и <text:s/>не <text:s/>чувствовать, как тебя уносит вверх</text:p>
      <text:p text:style-name="P2">смехотворный газ.</text:p>
      <text:p text:style-name="P2"><text:s text:c="3"/>-- И я никогда, -- сказала Джейн, стоя в дверях на <text:s/>цыпочках</text:p>
      <text:p text:style-name="P2">и <text:s/>целуя <text:s/>сморщенные, <text:s/>как сухое яблоко, щеки мистера Кудри. --</text:p>
      <text:p text:style-name="P2">Никогда, никогда...</text:p>
      <text:p text:style-name="P2"><text:s text:c="3"/>...Они возвращались домой в автобусе, сидя по обе стороны от</text:p>
      <text:p text:style-name="P2">Мэри Поппинс. Они <text:s/>сидели <text:s/>притихшие, <text:s/>вспоминая <text:s/>веселый <text:s/>день</text:p>
      <text:p text:style-name="P2">рождения. Вдруг Майкл спросил Мэри сонным голосом:</text:p>
      <text:p text:style-name="P2"><text:s text:c="3"/>-- А ваш дядюшка часто так себя ведет?</text:p>
      <text:p text:style-name="P2"><text:s text:c="3"/>-- Как? -- сурово переспросила Мэри Поппинс, как будто Майкл</text:p>
      <text:p text:style-name="P2">сказал ей что-то обидное.</text:p>
      <text:p text:style-name="P2"><text:s text:c="3"/>-- Ну, летает, смеется, кувыркается в воздухе.</text:p>
      <text:p text:style-name="P2"><text:s text:c="3"/>-- <text:s/>В <text:s/>воздухе? -- голос у Мэри Поппинс был совсем сердитый.</text:p>
      <text:p text:style-name="P2">-- Что это значит -- кувыркается в воздухе?</text:p>
      <text:p text:style-name="P2"><text:s text:c="3"/>-- Майкл хотел сказать, -- пришла брату на помощь Джейн, <text:s/>--</text:p>
      <text:p text:style-name="P2">часто <text:s/>ли <text:s/>ваш <text:s/>дядюшка надувается смехотворным газом и плавает</text:p>
      <text:p text:style-name="P2">под потолком?</text:p>
      <text:p text:style-name="P2"><text:s text:c="3"/>-- Плавает под потолком? Что за <text:s/>вздор! <text:s/>Под <text:s/>потолком! <text:s/>Мне</text:p>
      <text:p text:style-name="P2">стыдно <text:s/>за <text:s/>вас, <text:s/>как <text:s/>можно <text:s/>даже <text:s/>предполагать такое! -- Мэри</text:p>
      <text:p text:style-name="P2">Поппинс была воплощенное негодование.</text:p>
      <text:p text:style-name="P2"><text:s text:c="3"/>-- Но ведь он летал! Мы сами видели, -- сказал Майкл.</text:p>
      <text:p text:style-name="P2"><text:s text:c="3"/>-- Что? Видели, как <text:s/>он <text:s/>летает <text:s/>под <text:s/>потолком? <text:s/>Да <text:s/>как <text:s/>вы</text:p>
      <text:p text:style-name="P2">смеете! <text:s/>Знайте, <text:s/>мой <text:s/>дядюшка <text:s/>-- <text:s/>трезвый <text:s/>человек, <text:s/>честный,</text:p>
      <text:p text:style-name="P2">трудолюбивый. <text:s/>Вам <text:s/>следовало <text:s/>бы <text:s/>говорить <text:s/>о <text:s/>нем <text:s/>с <text:s/>большим</text:p>
      <text:p text:style-name="P2">почтением. <text:s/>И, <text:s/>пожалуйста, <text:s/>не <text:s/>ешьте <text:s/>ваши <text:s/>проездные билеты.</text:p>
      <text:p text:style-name="P2">Летает под потолком! Надо же такое придумать!</text:p>
      <text:p text:style-name="P2"><text:s text:c="3"/>Майкл и Джейн взглянули друг на друга, но больше <text:s/>ничего <text:s/>не</text:p>
      <text:p text:style-name="P2">сказали: <text:s/>они знали, что с Мэри Поппинс лучше не спорить, какие</text:p>
      <text:p text:style-name="P2">бы странные вещи она ни говорила.</text:p>
      <text:p text:style-name="P2"><text:s text:c="3"/>Во взгляде, которым они обменялись, сквозил вопрос: "Но <text:s/>все</text:p>
      <text:p text:style-name="P2">же летал мистер Кудри под потолком или нет? Кто прав -- они или</text:p>
      <text:p text:style-name="P2">Мэри Поппинс?"</text:p>
      <text:p text:style-name="P2"><text:soft-page-break/><text:s text:c="3"/>Ответить на этот вопрос было некому.</text:p>
      <text:p text:style-name="P2"><text:s text:c="3"/>Автобус ехал и ехал, бешено трясясь и подпрыгивая.</text:p>
      <text:p text:style-name="P2"><text:s text:c="3"/>Мэри <text:s/>Поппинс <text:s/>сидела <text:s/>между <text:s/>ними, обиженная, безмолвная, а</text:p>
      <text:p text:style-name="P2">дети -- они ведь в тот день очень устали -- скоро привалились к</text:p>
      <text:p text:style-name="P2">ней с боков и крепко <text:s/>уснули. <text:s/>Но <text:s/>и <text:s/>во <text:s/>сне <text:s/>решали <text:s/>они <text:s/>эту</text:p>
      <text:p text:style-name="P2">загадку...</text:p>
      <text:p text:style-name="P2"/>
      <text:p text:style-name="P2">\begin{center} </text:p>
      <text:p text:style-name="P2"><text:s text:c="4"/>\vspace{10mm}</text:p>
      <text:p text:style-name="P2"><text:s text:c="4"/>\section{Часть II}</text:p>
      <text:p text:style-name="P2"><text:s text:c="4"/>\vspace{5mm}</text:p>
      <text:p text:style-name="P2"><text:s text:c="4"/>\subsection{Глава 4. Эндрю, принадлежавший мисс Ларк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Мисс Ларк жила в соседнем доме.</text:p>
      <text:p text:style-name="P2"><text:s text:c="3"/>Но, <text:s/>прежде <text:s/>чем <text:s/>рассказывать дальше, я должна описать этот</text:p>
      <text:p text:style-name="P2">соседний дом. Это был великолепный дом, самый <text:s/>лучший <text:s/>на <text:s/>всей</text:p>
      <text:p text:style-name="P2">улице <text:s/>Вишневой. <text:s/>Говорят, <text:s/>что даже Адмирал Бум завидовал дому</text:p>
      <text:p text:style-name="P2">мисс Ларк, хотя у его собственного <text:s/>дома <text:s/>вместо <text:s/>обычных <text:s/>труб</text:p>
      <text:p text:style-name="P2">были <text:s/>пароходные, <text:s/>а <text:s/>во дворе стояла мачта с флагом. Много раз</text:p>
      <text:p text:style-name="P2">обитатели Вишневой улицы слышали, <text:s/>как <text:s/>Адмирал <text:s/>Бум, <text:s/>проезжая</text:p>
      <text:p text:style-name="P2">мимо дома мисс Ларк, восклицал:</text:p>
      <text:p text:style-name="P2"><text:s text:c="3"/>-- Разрази меня гром! Что ей делать с таким домом, как этот?</text:p>
      <text:p text:style-name="P2"><text:s text:c="3"/>А <text:s/>причиной <text:s/>зависти Адмирала были двое ворот в ограде дома.</text:p>
      <text:p text:style-name="P2">Одни -- для родственников и друзей мисс Ларк, а другие <text:s/>-- <text:s/>для</text:p>
      <text:p text:style-name="P2">мясника, булочника и молочника.</text:p>
      <text:p text:style-name="P2"><text:s text:c="3"/>Однажды <text:s/>булочник <text:s/>ошибся <text:s/>и вошел в ворота, предназначенные</text:p>
      <text:p text:style-name="P2">для родственников и друзей. Мисс <text:s/>Ларк <text:s/>так <text:s/>рассердилась, <text:s/>что</text:p>
      <text:p text:style-name="P2">решила <text:s/>больше <text:s/>не <text:s/>покупать <text:s/>у <text:s/>него <text:s/>хлеба. В конце концов ей</text:p>
      <text:p text:style-name="P2">пришлось простить булочника, ведь он один во всей <text:s/>округе <text:s/>умел</text:p>
      <text:p text:style-name="P2">печь <text:s/>вкусные булочки с хрустящей завитушкой наверху. Но своего</text:p>
      <text:p text:style-name="P2">расположения она лишила его навсегда, и, входя к ней в дом, <text:s/>он</text:p>
      <text:p text:style-name="P2">натягивал <text:s/>картуз <text:s/>почти до самых глаз, чтобы мисс Ларк приняла</text:p>
      <text:p text:style-name="P2">его за кого-нибудь другого. Но не было случая, чтобы мисс <text:s/>Ларк</text:p>
      <text:p text:style-name="P2">обозналась.</text:p>
      <text:p text:style-name="P2"><text:s text:c="3"/>Джейн <text:s/>с <text:s/>Майклом всегда знали, гуляет ли мисс Ларк у себя в</text:p>
      <text:p text:style-name="P2">саду или идет по улице: она носила так много брошек, ожерелий и</text:p>
      <text:p text:style-name="P2">серег, что ее движения сопровождались звяканьем и звоном. Точно</text:p>
      <text:p text:style-name="P2">шла не мисс Ларк, а целый оркестр. Завидев <text:s/>детей, <text:s/>она <text:s/>всегда</text:p>
      <text:p text:style-name="P2">говорила одно и то же:</text:p>
      <text:p text:style-name="P2"><text:s text:c="3"/>-- <text:s/>Доброе утро (или "добрый вечер", если дело шло к ужину),</text:p>
      <text:p text:style-name="P2">-- и прибавляла: -- Как мы сегодня себя чувствуем?</text:p>
      <text:p text:style-name="P2"><text:s text:c="3"/>Джейн с Майклом не понимали, о чьем самочувствии <text:s/>мисс <text:s/>Ларк</text:p>
      <text:p text:style-name="P2">спрашивает -- их, или своем, или Эндрю.</text:p>
      <text:p text:style-name="P2"><text:s text:c="3"/>Поначалу <text:s/>они <text:s/>отвечали <text:s/>только <text:s/>"Добрый <text:s/>вечер" или "Доброе</text:p>
      <text:p text:style-name="P2">утро", в зависимости от времени дня.</text:p>
      <text:p text:style-name="P2"><text:s text:c="3"/>Весь день, где бы они ни были, <text:s/>они <text:s/>слышали <text:s/>громкий <text:s/>голос</text:p>
      <text:p text:style-name="P2">мисс Ларк:</text:p>
      <text:p text:style-name="P2"><text:s text:c="3"/>-- Эндрю, где ты? -- кричала она. Или:</text:p>
      <text:p text:style-name="P2"><text:s text:c="3"/>-- Эндрю, не смей выходить на улицу без камзольчика. -- Или:</text:p>
      <text:p text:style-name="P2"><text:s text:c="3"/>-- Эндрю, иди скорее к своей мамочке!</text:p>
      <text:p text:style-name="P2"/>
      <text:p text:style-name="P2">\paragraph{Подраздел 1.2}</text:p>
      <text:p text:style-name="P2"/>
      <text:p text:style-name="P2"><text:s text:c="3"/>Если <text:s/>бы вы не знали, кто такой Эндрю, вы могли бы подумать,</text:p>
      <text:p text:style-name="P2">что это маленький мальчик. Джейн была уверена, <text:s/>что <text:s/>мисс <text:s/>Ларк</text:p>
      <text:p text:style-name="P2">считает <text:s/>Эндрю <text:s/>маленьким <text:s/>мальчиком. <text:s/>Но <text:s/>Эндрю <text:s/>вовсе <text:s/>не был</text:p>
      <text:p text:style-name="P2">мальчишкой. Эндрю был пес, маленький, <text:s/>с <text:s/>пушистой <text:s/>шелковистой</text:p>
      <text:p text:style-name="P2">шерсткой. <text:s/>Такие <text:s/>собачки, <text:s/>пока <text:s/>не <text:s/>залают, похожи на меховую</text:p>
      <text:p text:style-name="P2">горжетку. Но зато, когда залают, уже никакого сомнения нет, что</text:p>
      <text:p text:style-name="P2">это настоящая собака. Никакая <text:s/>меховая <text:s/>горжетка <text:s/>не <text:s/>могла <text:s/>бы</text:p>
      <text:p text:style-name="P2">произвести столько шума.</text:p>
      <text:p text:style-name="P2"><text:s text:c="3"/>Эндрю, <text:s/>надо <text:s/>вам <text:s/>сказать, вел такую роскошную жизнь, точно</text:p>
      <text:p text:style-name="P2">был переодетый персидский шах. Он спал в комнате мисс <text:s/>Ларк <text:s/>на</text:p>
      <text:p text:style-name="P2">шелковой <text:s/>подушке; <text:s/>два <text:s/>раза <text:s/>в <text:s/>неделю <text:s/>ездил <text:s/>в автомобиле к</text:p>
      <text:p text:style-name="P2">парикмахеру, где его мыли шампунем; каждый день пил <text:s/>сливки, <text:s/>а</text:p>
      <text:p text:style-name="P2">иногда <text:s/>даже <text:s/>завтракал <text:s/>устрицами; у него было четыре выходных</text:p>
      <text:p text:style-name="P2">разноцветных сюртучка в <text:s/>клетку <text:s/>и <text:s/>полоску. <text:s/>Словом, <text:s/>у <text:s/>Эндрю</text:p>
      <text:p text:style-name="P2">каждый <text:s/>день <text:s/>был <text:s/>праздником. На день рождения для Эндрю пекли</text:p>
      <text:p text:style-name="P2">пирог и зажигали на нем две <text:s/>свечи, <text:s/>хотя <text:s/>всем <text:s/>известно, <text:s/>что</text:p>
      <text:p text:style-name="P2">положено зажигать всего одну.</text:p>
      <text:p text:style-name="P2"><text:s text:c="3"/>Вследствие <text:s/>всего <text:s/>этого <text:s/>Эндрю <text:s/>терпеть <text:s/>не могли обитатели</text:p>
      <text:p text:style-name="P2">Вишневой. Они насмехались над ним, когда <text:s/>он <text:s/>ехал <text:s/>в <text:s/>легковом</text:p>
      <text:p text:style-name="P2">авто <text:s/>к парикмахеру, одетый в свой лучший камзольчик и накрытый</text:p>
      <text:p text:style-name="P2">меховой попонкой. А тут мисс Ларк <text:s/>еще <text:s/>вот <text:s/>что <text:s/>придумала <text:s/>--</text:p>
      <text:p text:style-name="P2">боясь <text:s/>простуды, <text:s/>купила <text:s/>ему две пары кожаных башмачков, чтобы</text:p>
      <text:p text:style-name="P2">Эндрю мог гулять по парку в любую <text:s/>погоду. <text:s/>И <text:s/>когда <text:s/>он <text:s/>вышел</text:p>
      <text:p text:style-name="P2">обутый <text:s/>на <text:s/>улицу, вся Вишневая высыпала потешиться над бедным,</text:p>
      <text:p text:style-name="P2">ни в чем не повинным псом.</text:p>
      <text:p text:style-name="P2"/>
      <text:p text:style-name="P2">\subsubsection{Раздел 2}</text:p>
      <text:p text:style-name="P2">\paragraph{Подраздел 2.1}</text:p>
      <text:p text:style-name="P2"/>
      <text:p text:style-name="P2"><text:s text:c="3"/>Однажды Джейн с <text:s/>Майклом <text:s/>глядели <text:s/>на <text:s/>Эндрю <text:s/>сквозь <text:s/>забор,</text:p>
      <text:p text:style-name="P2">отделяющий дом N 17 от соседнего дома.</text:p>
      <text:p text:style-name="P2"><text:s text:c="3"/>-- Фу, какой дурак, -- заявил Майкл.</text:p>
      <text:p text:style-name="P2"><text:s text:c="3"/>-- <text:s/>Откуда <text:s/>ты <text:s/>знаешь, <text:s/>что <text:s/>он <text:s/>дурак? -- поинтересовалась</text:p>
      <text:p text:style-name="P2">Джейн.</text:p>
      <text:p text:style-name="P2"><text:s text:c="3"/>-- Знаю, потому что папа так его назвал <text:s/>сегодня <text:s/>утром, <text:s/>--</text:p>
      <text:p text:style-name="P2">ответил Майкл и стал дразнить Эндрю.</text:p>
      <text:p text:style-name="P2"><text:s text:c="3"/>-- <text:s/>Он <text:s/>не <text:s/>дурак, <text:s/>-- <text:s/>сказала <text:s/>Мэри Поппинс, -- и не будем</text:p>
      <text:p text:style-name="P2">спорить.</text:p>
      <text:p text:style-name="P2"><text:s text:c="3"/>Мэри Поппинс была права. Эндрю отнюдь не был глупым псом. <text:s/>И</text:p>
      <text:p text:style-name="P2">вы скоро в этом убедитесь.</text:p>
      <text:p text:style-name="P2"><text:s text:c="3"/>Только, <text:s/>пожалуйста, не думайте, что он не уважал мисс Ларк.</text:p>
      <text:p text:style-name="P2">Уважал. Даже любил ее по-своему, <text:s/>не <text:s/>выказывая <text:s/>своих <text:s/>чувств.</text:p>
      <text:p text:style-name="P2">Разве <text:s/>мог <text:s/>он не любить женщину, которая была так добра к нему</text:p>
      <text:p text:style-name="P2">чуть не с самого его рождения. Даже несмотря <text:s/>на <text:s/>то <text:s/>что <text:s/>она,</text:p>
      <text:p text:style-name="P2">пожалуй, <text:s/>слишком <text:s/>много <text:s/>ласкала и целовала его. Но в одном не</text:p>
      <text:p text:style-name="P2">было <text:s/>сомнения <text:s/>-- <text:s/>жизнь, <text:s/>которую <text:s/>вел <text:s/>Эндрю, <text:s/>угнетала <text:s/>его</text:p>
      <text:p text:style-name="P2"><text:soft-page-break/>бесконечно. <text:s/>Он <text:s/>отдал бы половину своих богатств, если бы имел</text:p>
      <text:p text:style-name="P2">таковые, за добрый кусок сырого мяса вместо ежедневных <text:s/>куриных</text:p>
      <text:p text:style-name="P2">грудок и омлетов со спаржей.</text:p>
      <text:p text:style-name="P2"><text:s text:c="3"/>Надобно знать, что в самой глубине сердца Эндрю мечтал стать</text:p>
      <text:p text:style-name="P2">обычной <text:s/>дворняжкой. <text:s/>Проходя <text:s/>мимо <text:s/>своей родословной, которая</text:p>
      <text:p text:style-name="P2">украшала стену гостиной мисс Ларк, он всякий раз содрогался <text:s/>от</text:p>
      <text:p text:style-name="P2">стыда. Сколько раз сетовал он, что имеет таких знаменитых отца,</text:p>
      <text:p text:style-name="P2">деда и прадеда. Надо же разводить вокруг них столько шуму!</text:p>
      <text:p text:style-name="P2"><text:s text:c="3"/>Эндрю <text:s/>не <text:s/>только <text:s/>мечтал <text:s/>стать <text:s/>дворняжкой, <text:s/>но и дружил с</text:p>
      <text:p text:style-name="P2">одними дворнягами. Улучив минутку, убегал к калитке и ждал <text:s/>там</text:p>
      <text:p text:style-name="P2">появления <text:s/>друзей, <text:s/>с которыми можно переброситься парой слов о</text:p>
      <text:p text:style-name="P2">простых собачьих делах. Но это бывало так редко! Увидев <text:s/>его <text:s/>у</text:p>
      <text:p text:style-name="P2">калитки, мисс Ларк тотчас звала его:</text:p>
      <text:p text:style-name="P2"/>
      <text:p text:style-name="P2">\paragraph{Подраздел 2.2}</text:p>
      <text:p text:style-name="P2"/>
      <text:p text:style-name="P2"><text:s text:c="3"/>-- Эндрю, Эндрю, иди сюда, мой красавчик! Перестань общаться</text:p>
      <text:p text:style-name="P2">с этими ужасными беспризорными дворнягами!</text:p>
      <text:p text:style-name="P2"><text:s text:c="3"/>И, <text:s/>конечно, <text:s/>Эндрю вынужден был идти домой. Иначе мисс Ларк</text:p>
      <text:p text:style-name="P2">шла к калитке и уносила его <text:s/>домой <text:s/>на <text:s/>руках, <text:s/>опозорив <text:s/>перед</text:p>
      <text:p text:style-name="P2">друзьями. <text:s text:c="2"/>Красный <text:s text:c="2"/>от <text:s text:c="2"/>стыда, <text:s/>Эндрю <text:s/>поспешно <text:s/>взбегал <text:s/>по</text:p>
      <text:p text:style-name="P2">ступенькам, чтобы другие <text:s/>собаки <text:s/>не <text:s/>слышали, <text:s/>какими <text:s/>словами</text:p>
      <text:p text:style-name="P2">осыпала его мисс Ларк. Тут было и "бесценный", и "счастье мое",</text:p>
      <text:p text:style-name="P2">и "мой маленький сахарочек".</text:p>
      <text:p text:style-name="P2"><text:s text:c="3"/>Задушевным другом Эндрю был не просто дворовый пес, а притча</text:p>
      <text:p text:style-name="P2">во языцех всей улицы. Он не только был помесью эрдель-терьера с</text:p>
      <text:p text:style-name="P2">Лабрадором, <text:s/>но <text:s/>и <text:s/>умудрился <text:s/>взять от той и другой породы все</text:p>
      <text:p text:style-name="P2">самое худшее. Когда бы ни завязалась на улице собачья драка, он</text:p>
      <text:p text:style-name="P2">был всегда в самой <text:s/>ее <text:s/>гуще, <text:s/>вечно <text:s/>грызся <text:s/>с <text:s/>почтальоном <text:s/>и</text:p>
      <text:p text:style-name="P2">полицейскими, <text:s/>а <text:s/>больше <text:s/>всего <text:s/>любил <text:s/>рыться в помойках или в</text:p>
      <text:p text:style-name="P2">сточной канаве. Он сумел насолить всей улице. И не один <text:s/>житель</text:p>
      <text:p text:style-name="P2">говаривал в сердцах -- какое счастье, что это отродье -- не его</text:p>
      <text:p text:style-name="P2">собака!</text:p>
      <text:p text:style-name="P2"><text:s text:c="3"/>А <text:s/>Эндрю <text:s/>любил его и постоянно ожидал с ним встречи. Иногда</text:p>
      <text:p text:style-name="P2">им удавалось только приветливо обнюхать <text:s/>друг <text:s/>друга <text:s/>в <text:s/>парке,</text:p>
      <text:p text:style-name="P2">изредка выпадала удача -- побеседовать у калитки. Эндрю узнавал</text:p>
      <text:p text:style-name="P2">от <text:s/>своего <text:s/>друга <text:s/>все городские новости, и по ухмылке большого</text:p>
      <text:p text:style-name="P2">пса можно было догадаться, что они были не такие уж невинные.</text:p>
      <text:p text:style-name="P2"><text:s text:c="3"/>И всегда на самом интересном месте раздавался из окна <text:s/>голос</text:p>
      <text:p text:style-name="P2">мисс <text:s/>Ларк, <text:s/>большой пес вставал, показывал ей язык, подмигивал</text:p>
      <text:p text:style-name="P2">Эндрю и уходил, вихляя задом. Чихать он на нее хотел!</text:p>
      <text:p text:style-name="P2"><text:s text:c="3"/>Эндрю, конечно, не разрешалось выходить <text:s/>за <text:s/>калитку, <text:s/>разве</text:p>
      <text:p text:style-name="P2">только <text:s/>с <text:s/>мисс <text:s/>Ларк <text:s/>на прогулку или с горничной к ветеринару</text:p>
      <text:p text:style-name="P2">подрезать коготки.</text:p>
      <text:p text:style-name="P2"/>
      <text:p text:style-name="P2">\paragraph{Подраздел 2.3}</text:p>
      <text:p text:style-name="P2"/>
      <text:p text:style-name="P2"><text:s text:c="3"/>Вообразите теперь удивление Джейн и Майкла, увидевших <text:s/>Эндрю</text:p>
      <text:p text:style-name="P2">одного <text:s/>в <text:s/>парке; <text:s/>он <text:s/>пробежал <text:s/>мимо <text:s/>них, прижав уши и задрав</text:p>
      <text:p text:style-name="P2">хвост, как будто напал на след тигра.</text:p>
      <text:p text:style-name="P2"><text:s text:c="3"/>Мэри Поппинс резко остановила коляску -- вдруг Эндрю в <text:s/>пылу</text:p>
      <text:p text:style-name="P2">погони опрокинет коляску вместе с близнецами.</text:p>
      <text:p text:style-name="P2"><text:s text:c="3"/>-- <text:s/>Эй, <text:s/>Эндрю! <text:s/>Где <text:s/>твой камзольчик? -- закричал ему вслед</text:p>
      <text:p text:style-name="P2">Майкл, стараясь подражать визгливому голосу мисс Ларк.</text:p>
      <text:p text:style-name="P2"><text:s text:c="3"/>-- Эндрю, <text:s/>несносный <text:s/>мальчишка! <text:s/>-- <text:s/>вторила <text:s/>брату <text:s/>Джейн,</text:p>
      <text:p text:style-name="P2">гораздо <text:s/>лучше <text:s/>подражая <text:s/>голосу <text:s/>мисс <text:s/>Ларк, <text:s/>в чем нет ничего</text:p>
      <text:p text:style-name="P2">удивительного, ведь она была девочка.</text:p>
      <text:p text:style-name="P2"><text:s text:c="3"/>Эндрю заносчиво поглядел на них, а на <text:s/>Мэри <text:s/>Поппинс <text:s/>громко</text:p>
      <text:p text:style-name="P2">затявкал.</text:p>
      <text:p text:style-name="P2"><text:s text:c="3"/>-- Тяф! Тяф! -- повторил он быстро несколько раз.</text:p>
      <text:p text:style-name="P2"><text:s text:c="3"/>-- <text:s/>Постой, <text:s/>постой. Мне кажется, первый направо, второй дом</text:p>
      <text:p text:style-name="P2">по левой стороне, -- сказала Мэри Поппинс.</text:p>
      <text:p text:style-name="P2"><text:s text:c="3"/>-- Тяф? -- спросил Эндрю.</text:p>
      <text:p text:style-name="P2"><text:s text:c="3"/>-- <text:s/>Нет, <text:s/>сада <text:s/>нет. <text:s/>Только <text:s/>огород <text:s/>сзади. <text:s/>Ворота <text:s/>обычно</text:p>
      <text:p text:style-name="P2">открыты.</text:p>
      <text:p text:style-name="P2"><text:s text:c="3"/>Эндрю опять что-то протявкал.</text:p>
      <text:p text:style-name="P2"><text:s text:c="3"/>-- <text:s/>Не <text:s/>уверена, <text:s/>-- <text:s/>сказала <text:s/>Мэри Поппинс. -- Но думаю, ты</text:p>
      <text:p text:style-name="P2">прав. Обычно появляется домой к послеобеденному чаю.</text:p>
      <text:p text:style-name="P2"><text:s text:c="3"/>Эндрю кивнул и со всех лап побежал дальше.</text:p>
      <text:p text:style-name="P2"><text:s text:c="3"/>Глаза у Джейн и Майкла стали круглые, как блюдца.</text:p>
      <text:p text:style-name="P2"><text:s text:c="3"/>-- Что он сказал? -- выпалили оба, задыхаясь от волнения.</text:p>
      <text:p text:style-name="P2"><text:s text:c="3"/>-- Ничего, он просто гуляет себе, и <text:s/>все, <text:s/>-- <text:s/>сказала <text:s/>Мэри</text:p>
      <text:p text:style-name="P2">Поппинс <text:s/>и <text:s/>плотно <text:s/>сжала <text:s/>губы, <text:s/>чтобы ни одно слово больше не</text:p>
      <text:p text:style-name="P2">вылетело у нее изо рта. Джон и Барбара громко <text:s/>гулили <text:s/>в <text:s/>своей</text:p>
      <text:p text:style-name="P2">коляске.</text:p>
      <text:p text:style-name="P2"/>
      <text:p text:style-name="P2">\subsubsection{Раздел 3}</text:p>
      <text:p text:style-name="P2">\paragraph{Подраздел 3.1}</text:p>
      <text:p text:style-name="P2"/>
      <text:p text:style-name="P2"><text:s text:c="3"/>-- Нет, не просто! -- возразил Майкл.</text:p>
      <text:p text:style-name="P2"><text:s text:c="3"/>-- Он не может просто так гулять! -- поддержала брата Джейн.</text:p>
      <text:p text:style-name="P2"><text:s text:c="3"/>-- <text:s/>Вам, <text:s/>конечно, <text:s/>виднее. Как всегда, -- сказала, вздернув</text:p>
      <text:p text:style-name="P2">нос, Мэри Поппинс.</text:p>
      <text:p text:style-name="P2"><text:s text:c="3"/>-- <text:s/>По-моему, <text:s/>он <text:s/>спрашивал <text:s/>у <text:s text:c="2"/>вас <text:s text:c="2"/>чей-то <text:s text:c="2"/>адрес. <text:s text:c="2"/>Он</text:p>
      <text:p text:style-name="P2">наверняка... <text:s/>-- <text:s/>начал <text:s/>было <text:s/>Майкл, но Мэри Поппинс, фыркнув,</text:p>
      <text:p text:style-name="P2">перебила его:</text:p>
      <text:p text:style-name="P2"><text:s text:c="3"/>-- Если ты все знаешь, зачем меня <text:s/>спрашиваешь? <text:s/>Я <text:s/>ведь <text:s/>не</text:p>
      <text:p text:style-name="P2">справочная книга.</text:p>
      <text:p text:style-name="P2"><text:s text:c="3"/>-- <text:s/>Перестань, <text:s/>Майкл, <text:s/>-- <text:s/>вмешалась Джейн. -- Мэри Поппинс</text:p>
      <text:p text:style-name="P2">ничего нам не скажет, если ты будешь говорить таким тоном. Мэри</text:p>
      <text:p text:style-name="P2">Поппинс, пожалуйста, скажите нам, о чем вы говорили с Эндрю?</text:p>
      <text:p text:style-name="P2"><text:s text:c="3"/>-- Спрашивай у него. Он <text:s/>все <text:s/>знает, <text:s/>мистер <text:s/>Всезнайка, <text:s/>--</text:p>
      <text:p text:style-name="P2">ответила Мэри Поппинс, презрительно кивнув в сторону Майкла.</text:p>
      <text:p text:style-name="P2"><text:s text:c="3"/>-- <text:s/>Нет, <text:s/>Мэри <text:s/>Поппинс, <text:s/>я не Всезнайка. Правда, правда, не</text:p>
      <text:p text:style-name="P2">Всезнайка. Скажите, пожалуйста.</text:p>
      <text:p text:style-name="P2"><text:s text:c="3"/>-- Полчетвертого. Пора идти пить чай, -- проговорила ледяным</text:p>
      <text:p text:style-name="P2">тоном Мэри Поппинс, повернула обратно коляску <text:s/>и <text:s/>опять <text:s/>плотно</text:p>
      <text:p text:style-name="P2">сомкнула <text:s/>губы, <text:s/>как будто захлопнула дверцу люка. И всю дорогу</text:p>
      <text:p text:style-name="P2">домой не проронила ни слова.</text:p>
      <text:p text:style-name="P2"><text:s text:c="3"/>Джейн с Майклом тащились сзади.</text:p>
      <text:p text:style-name="P2"><text:s text:c="3"/>-- Это все ты <text:s/>виноват, <text:s/>-- <text:s/>сказала <text:s/>Джейн. <text:s/>-- <text:s/>Теперь <text:s/>мы</text:p>
      <text:p text:style-name="P2">никогда не узнаем, что сказал ей Эндрю.</text:p>
      <text:p text:style-name="P2"><text:s text:c="3"/>-- Ну и пусть, -- ответил Майкл и вскочил на самокат. -- А я</text:p>
      <text:p text:style-name="P2">и не хочу знать.</text:p>
      <text:p text:style-name="P2"><text:soft-page-break/></text:p>
      <text:p text:style-name="P2">\paragraph{Подраздел 3.2}</text:p>
      <text:p text:style-name="P2"/>
      <text:p text:style-name="P2"><text:s text:c="3"/>Но <text:s/>на <text:s/>самом <text:s/>деле <text:s/>он <text:s/>очень, <text:s/>очень <text:s/>хотел <text:s/>знать. <text:s/>И так</text:p>
      <text:p text:style-name="P2">случилось, что он, Джейн да и все остальные уже к <text:s/>чаю <text:s/>узнали,</text:p>
      <text:p text:style-name="P2">куда так спешил Эндрю.</text:p>
      <text:p text:style-name="P2"><text:s text:c="3"/>Когда они переходили дорогу у самого дома, из соседнего дома</text:p>
      <text:p text:style-name="P2">до них <text:s/>донеслись громкие крики и глазам предстало удивительное</text:p>
      <text:p text:style-name="P2">зрелище. Две горничные мисс Ларк носились <text:s/>как <text:s/>сумасшедшие <text:s/>по</text:p>
      <text:p text:style-name="P2">саду, <text:s/>заглядывали <text:s/>под кусты, раздвигали ветки деревьев -- так</text:p>
      <text:p text:style-name="P2">ищут только <text:s/>потерянную <text:s/>драгоценность. <text:s/>Тут <text:s/>же <text:s/>был <text:s/>парнишка</text:p>
      <text:p text:style-name="P2">Робертсон <text:s/>Эй <text:s/>из дома N 17; с сосредоточенным видом ворошил он</text:p>
      <text:p text:style-name="P2">метлой гравий на дорожке, ведущей <text:s/>к <text:s/>дому <text:s/>мисс <text:s/>Ларк, <text:s/>словно</text:p>
      <text:p text:style-name="P2">надеялся <text:s/>под камешком обнаружить исчезнувшее сокровище. А сама</text:p>
      <text:p text:style-name="P2">мисс Ларк бегала по саду и, всплескивая руками, звала:</text:p>
      <text:p text:style-name="P2"><text:s text:c="3"/>-- Эндрю! Эндрю! Его нигде нет! Мой дорогой мальчик <text:s/>пропал.</text:p>
      <text:p text:style-name="P2">Надо <text:s/>послать <text:s/>за полицией. Я обращусь к Премьерминистру. Эндрю</text:p>
      <text:p text:style-name="P2">потерялся! Мой маленький Эндрю!</text:p>
      <text:p text:style-name="P2"><text:s text:c="3"/>-- Мне очень жалко мисс Ларк, <text:s/>-- <text:s/>сказала <text:s/>Джейн, <text:s/>чуть <text:s/>не</text:p>
      <text:p text:style-name="P2">бегом <text:s/>переходя <text:s/>дорогу. <text:s/>Мисс <text:s/>Ларк <text:s/>была <text:s/>так расстроена, что</text:p>
      <text:p text:style-name="P2">только самый жестокий человек не пожалел бы ее.</text:p>
      <text:p text:style-name="P2"><text:s text:c="3"/>Успокоил ее Майкл. Подходя к <text:s/>своему <text:s/>дому, <text:s/>он <text:s/>взглянул <text:s/>в</text:p>
      <text:p text:style-name="P2">конец улицы и вдруг увидел -- кого бы вы думали?</text:p>
      <text:p text:style-name="P2"><text:s text:c="3"/>-- <text:s/>Глядите, <text:s/>мисс Ларк, да вон же Эндрю. Сворачивает у дома</text:p>
      <text:p text:style-name="P2">Адмирала Бума!</text:p>
      <text:p text:style-name="P2"><text:s text:c="3"/>-- Где? Где? Покажи! -- крикнула мисс <text:s/>Ларк, <text:s/>едва <text:s/>переводя</text:p>
      <text:p text:style-name="P2">дыхание. И повернула голову в ту сторону, куда показывал Майкл.</text:p>
      <text:p text:style-name="P2"><text:s text:c="3"/>Действительно, <text:s/>в <text:s/>конце <text:s/>улицы <text:s/>появился <text:s/>Эндрю собственной</text:p>
      <text:p text:style-name="P2">персоной, он шел не спеша, с рассеянным видом, как будто ничего</text:p>
      <text:p text:style-name="P2">страшного не произошло; рядом <text:s/>с <text:s/>ним <text:s/>вышагивал <text:s/>большой <text:s/>пес,</text:p>
      <text:p text:style-name="P2">помесь <text:s/>эрдель-терьера <text:s/>с <text:s/>Лабрадором, <text:s/>взявший от той и другой</text:p>
      <text:p text:style-name="P2">породы все самое худшее.</text:p>
      <text:p text:style-name="P2"/>
      <text:p text:style-name="P2">\paragraph{Подраздел 3.3}</text:p>
      <text:p text:style-name="P2"/>
      <text:p text:style-name="P2"><text:s text:c="3"/>-- Какое счастье! -- громко вздохнула мисс <text:s/>Ларк. <text:s/>-- <text:s/>Какая</text:p>
      <text:p text:style-name="P2">тяжесть свалилась с моих плеч!</text:p>
      <text:p text:style-name="P2"><text:s text:c="3"/>Мэри <text:s text:c="2"/>Поппинс <text:s/>с <text:s/>детьми <text:s/>оставались <text:s/>на <text:s/>улице <text:s/>у <text:s/>калитки</text:p>
      <text:p text:style-name="P2">соседнего дома, мисс Ларк и две ее горничные перевесились через</text:p>
      <text:p text:style-name="P2">забор, Робертсон Эй, отдыхая <text:s/>от <text:s/>трудов <text:s/>праведных, <text:s/>оперся <text:s/>о</text:p>
      <text:p text:style-name="P2">метлу -- все молча наблюдали возвращение домой блудного сына.</text:p>
      <text:p text:style-name="P2"><text:s text:c="3"/>Эндрю <text:s/>и <text:s/>его <text:s/>приятель <text:s/>с самым безмятежным видом подошли к</text:p>
      <text:p text:style-name="P2">калитке, весело размахивая хвостами и независимо навострив уши;</text:p>
      <text:p text:style-name="P2">в глазах Эндрю читалось предупреждение -- сегодня <text:s/>он <text:s/>настроен</text:p>
      <text:p text:style-name="P2">самым решительным образом.</text:p>
      <text:p text:style-name="P2"><text:s text:c="3"/>-- <text:s/>Опять <text:s/>этот <text:s/>ужасный <text:s/>пес! <text:s/>-- <text:s/>воскликнула <text:s/>мисс <text:s/>Ларк,</text:p>
      <text:p text:style-name="P2">посмотрев на спутника Эндрю. -- <text:s/>Пшел, <text:s/>пшел <text:s/>отсюда! <text:s/>Убирайся</text:p>
      <text:p text:style-name="P2">сейчас же домой!</text:p>
      <text:p text:style-name="P2"><text:s text:c="3"/>Но <text:s/>пес сел на тротуар, почесал за правым ухом левой лапой и</text:p>
      <text:p text:style-name="P2">широко зевнул.</text:p>
      <text:p text:style-name="P2"><text:s text:c="3"/>-- Вон отсюда! Пшел! Кому я говорю! -- кричала мисс <text:s/>Ларк <text:s/>и</text:p>
      <text:p text:style-name="P2">сердито <text:s/>махала <text:s/>на <text:s/>пса <text:s/>руками. -- А ты, Эндрю, -- продолжала</text:p>
      <text:p text:style-name="P2">она, -- сию же минуту иди в дом! Без <text:s/>спросу <text:s/>уйти <text:s/>за <text:s/>ворота!</text:p>
      <text:p text:style-name="P2">Один, без камзольчика! Я очень тобой недовольна.</text:p>
      <text:p text:style-name="P2"><text:s text:c="3"/>Эндрю что-то лениво протявкал, но не двинулся с места.</text:p>
      <text:p text:style-name="P2"><text:s text:c="3"/>-- Что это значит, Эндрю? Иди сейчас же ко мне! -- приказала</text:p>
      <text:p text:style-name="P2">мисс Ларк.</text:p>
      <text:p text:style-name="P2"><text:s text:c="3"/>Эндрю снова затявкал.</text:p>
      <text:p text:style-name="P2"><text:s text:c="3"/>-- <text:s/>Он сказал, -- вмешалась Мэри Поппинс, -- что он домой не</text:p>
      <text:p text:style-name="P2">пойдет.</text:p>
      <text:p text:style-name="P2"><text:s text:c="3"/>Мисс Ларк повернулась и окинула <text:s/>Мэри <text:s/>Поппинс <text:s/>высокомерным</text:p>
      <text:p text:style-name="P2">взглядом.</text:p>
      <text:p text:style-name="P2"><text:s text:c="3"/>-- <text:s/>Откуда <text:s/>вы <text:s/>знаете, <text:s/>что <text:s/>говорит мой пес, позвольте вас</text:p>
      <text:p text:style-name="P2">спросить? Конечно же, он пойдет домой.</text:p>
      <text:p text:style-name="P2"/>
      <text:p text:style-name="P2">\subsubsection{Раздел 4}</text:p>
      <text:p text:style-name="P2">\paragraph{Подраздел 4.1}</text:p>
      <text:p text:style-name="P2"/>
      <text:p text:style-name="P2"><text:s text:c="3"/>Эндрю, однако, помотал головой и издал глухое рычание.</text:p>
      <text:p text:style-name="P2"><text:s text:c="3"/>-- Не пойдет, -- повторила Мэри Поппинс. -- <text:s/>Не <text:s/>пойдет <text:s/>без</text:p>
      <text:p text:style-name="P2">своего друга.</text:p>
      <text:p text:style-name="P2"><text:s text:c="3"/>-- Чушь, ерунда! -- отрезала мисс Ларк. -- Такого он сказать</text:p>
      <text:p text:style-name="P2">не мог. Чтобы я пустила в свой сад эту беспородную образину!</text:p>
      <text:p text:style-name="P2"><text:s text:c="3"/>Эндрю в ответ что-то протявкал.</text:p>
      <text:p text:style-name="P2"><text:s text:c="3"/>-- <text:s/>Он <text:s/>говорит, <text:s/>что <text:s/>настроен <text:s/>решительно, -- сказала Мэри</text:p>
      <text:p text:style-name="P2">Поппинс. -- Более того, он сам уйдет жить к своему другу, <text:s/>если</text:p>
      <text:p text:style-name="P2">вы прогоните его.</text:p>
      <text:p text:style-name="P2"><text:s text:c="3"/>-- <text:s/>О, <text:s/>Эндрю, нет, ты не можешь так поступить со мной после</text:p>
      <text:p text:style-name="P2">всего, что я для тебя сделала! -- <text:s/>Мисс <text:s/>Ларк <text:s/>едва <text:s/>сдерживала</text:p>
      <text:p text:style-name="P2">рыдания.</text:p>
      <text:p text:style-name="P2"><text:s text:c="3"/>Эндрю два раза тявкнул и отвернулся. Большой пес поднялся на</text:p>
      <text:p text:style-name="P2">ноги.</text:p>
      <text:p text:style-name="P2"><text:s text:c="3"/>-- <text:s/>Он <text:s/>и <text:s/>вправду <text:s/>настроен решительно! -- воскликнула мисс</text:p>
      <text:p text:style-name="P2">Ларк. -- Я это вижу. Глядите, он уходит! -- Мисс Ларк зарыдала,</text:p>
      <text:p text:style-name="P2">прижав к лицу носовой платок, потом высморкалась и сказала: <text:s/>--</text:p>
      <text:p text:style-name="P2">Ну <text:s/>хорошо, <text:s/>Эндрю, <text:s/>хорошо, я согласна. Эта... эта беспородная</text:p>
      <text:p text:style-name="P2">собака может остаться. При одном, конечно, условии -- спать <text:s/>он</text:p>
      <text:p text:style-name="P2">будет в подвале.</text:p>
      <text:p text:style-name="P2"><text:s text:c="3"/>-- <text:s text:c="2"/>Эндрю <text:s text:c="2"/>говорит, <text:s text:c="2"/>мадам, <text:s/>что <text:s/>это <text:s/>условие <text:s/>для <text:s/>него</text:p>
      <text:p text:style-name="P2">невыполнимо. У его друга <text:s/>должна <text:s/>быть <text:s/>шелковая <text:s/>подстилка, <text:s/>и</text:p>
      <text:p text:style-name="P2">спать он должен у вас в комнате. Иначе Эндрю будет спать вместе</text:p>
      <text:p text:style-name="P2">с другом в подвале, -- сказала Мэри Поппинс.</text:p>
      <text:p text:style-name="P2"><text:s text:c="3"/>-- <text:s/>Эндрю! <text:s/>Откуда <text:s/>в тебе такая жестокость? -- стенала мисс</text:p>
      <text:p text:style-name="P2">Ларк. -- Я никогда не дам на это согласия!</text:p>
      <text:p text:style-name="P2"><text:s text:c="3"/>Эндрю с большим псом сделали вид, что уходят.</text:p>
      <text:p text:style-name="P2"><text:s text:c="3"/>-- О, горе, он покидает меня! -- возопила мисс Ларк. <text:s/>-- <text:s/>Ну</text:p>
      <text:p text:style-name="P2">ладно, Эндрю. Пусть будет все, как ты желаешь. Он будет спать в</text:p>
      <text:p text:style-name="P2">моей <text:s/>комнате. <text:s/>Но <text:s/>я <text:s/>уже <text:s/>никогда <text:s/>не утешусь. Совсем, совсем</text:p>
      <text:p text:style-name="P2">беспородная собака! -- Она вытерла <text:s/>льющиеся <text:s/>потоком <text:s/>слезы <text:s/>и</text:p>
      <text:p text:style-name="P2">продолжала: <text:s/>-- <text:s/>Не <text:s/>ожидала <text:s/>этого <text:s/>от тебя, Эндрю. Ну хорошо,</text:p>
      <text:p text:style-name="P2">хорошо, я молчу, что бы я при этом ни думала. А эта... э-э-э...</text:p>
      <text:p text:style-name="P2">это создание, я буду звать его "Бродяга", или лучше "Дворняга".</text:p>
      <text:p text:style-name="P2"><text:s text:c="3"/>Большой пес бросил на мисс Ларк негодующий взгляд, <text:s/>а <text:s/>Эндрю</text:p>
      <text:p text:style-name="P2">громко залаял.</text:p>
      <text:p text:style-name="P2"><text:soft-page-break/></text:p>
      <text:p text:style-name="P2">\paragraph{Подраздел 4.2}</text:p>
      <text:p text:style-name="P2"/>
      <text:p text:style-name="P2"><text:s text:c="3"/>-- <text:s/>Они <text:s/>говорят, <text:s/>что <text:s/>вы должны звать его Уиллоуби и никак</text:p>
      <text:p text:style-name="P2">иначе. Уиллоуби -- его кличка, -- перевела Мэри Поппинс.</text:p>
      <text:p text:style-name="P2"><text:s text:c="3"/>-- Уиллоуби! Что это за имя! Час от <text:s/>часу <text:s/>не <text:s/>легче! <text:s/>-- <text:s/>в</text:p>
      <text:p text:style-name="P2">отчаянии <text:s/>всплеснула <text:s/>руками <text:s/>мисс <text:s/>Ларк. <text:s/>-- <text:s/>А <text:s/>что он сейчас</text:p>
      <text:p text:style-name="P2">говорит?</text:p>
      <text:p text:style-name="P2"><text:s text:c="3"/>Эндрю как раз опять что-то протявкал.</text:p>
      <text:p text:style-name="P2"><text:s text:c="3"/>-- Он говорит: вы должны дать обещание, что <text:s/>никогда <text:s/>больше</text:p>
      <text:p text:style-name="P2">не <text:s/>станете <text:s/>возить его к парикмахеру и одевать в камзол. Тогда</text:p>
      <text:p text:style-name="P2">он вернется. Это его последнее слово, -- сказала Мэри Поппинс.</text:p>
      <text:p text:style-name="P2"><text:s text:c="3"/>Воцарилось молчание.</text:p>
      <text:p text:style-name="P2"><text:s text:c="3"/>-- <text:s/>Хорошо, <text:s/>-- <text:s/>наконец <text:s/>произнесла <text:s/>мисс <text:s text:c="2"/>Ларк. <text:s text:c="2"/>-- <text:s text:c="2"/>Но</text:p>
      <text:p text:style-name="P2">предупреждаю тебя, Эндрю, если ты простудишься, пеняй на себя.</text:p>
      <text:p text:style-name="P2"><text:s text:c="3"/>С <text:s/>этими словами она повернулась и гордо пошла по ступенькам</text:p>
      <text:p text:style-name="P2">домой, смахнув по дороге последнюю слезу.</text:p>
      <text:p text:style-name="P2"><text:s text:c="3"/>Эндрю <text:s/>снизу <text:s/>вверх <text:s/>посмотрел <text:s/>на <text:s/>Уиллоуби, <text:s/>точно <text:s text:c="2"/>хотел</text:p>
      <text:p text:style-name="P2">сказать: "Идем, дружище!" -- и оба пса медленно бок-о-бок пошли</text:p>
      <text:p text:style-name="P2">по <text:s/>дорожке сада, махая хвостами, как флагами, и скоро скрылись</text:p>
      <text:p text:style-name="P2">в доме вслед за мисс Ларк.</text:p>
      <text:p text:style-name="P2"><text:s text:c="3"/>-- Никакой он не дурак, как я <text:s/>погляжу, <text:s/>-- <text:s/>сказала <text:s/>Джейн,</text:p>
      <text:p text:style-name="P2">когда они поднимались по лестнице в детскую, где их ждал чай.</text:p>
      <text:p text:style-name="P2"><text:s text:c="3"/>-- Теперь и я это вижу. А как по-твоему, откуда Мэри Поппинс</text:p>
      <text:p text:style-name="P2">это знала еще тогда?</text:p>
      <text:p text:style-name="P2"><text:s text:c="3"/>-- <text:s/>Понятия <text:s/>не <text:s/>имею, <text:s/>-- ответила Джейн. -- И она никогда,</text:p>
      <text:p text:style-name="P2">никогда нам этого не скажет. Я уверена...</text:p>
      <text:p text:style-name="P2"/>
      <text:p text:style-name="P2">\begin{center} </text:p>
      <text:p text:style-name="P2"><text:s text:c="4"/>\vspace{5mm}</text:p>
      <text:p text:style-name="P2"><text:s text:c="4"/>\subsection{Глава 5. О Корове, которая день и ночь плясала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У Джейн болели уши, она лежала в постели, <text:s/>и <text:s/>голова <text:s/>у <text:s/>нее</text:p>
      <text:p text:style-name="P2">была завязана большим пестрым носовым платком Мэри Поппинс.</text:p>
      <text:p text:style-name="P2"><text:s text:c="3"/>-- А как это болят уши? -- спросил Майкл.</text:p>
      <text:p text:style-name="P2"><text:s text:c="3"/>-- Все время стреляют, -- ответила Джейн.</text:p>
      <text:p text:style-name="P2"><text:s text:c="3"/>-- Как из пушки?</text:p>
      <text:p text:style-name="P2"><text:s text:c="3"/>-- Нет, как из духового ружья.</text:p>
      <text:p text:style-name="P2"><text:s text:c="3"/>-- <text:s/>А-а, <text:s/>-- <text:s/>протянул <text:s/>Майкл. И ему вдруг почти захотелось,</text:p>
      <text:p text:style-name="P2">чтобы и у <text:s/>него <text:s/>заболели <text:s/>уши. <text:s/>Целый <text:s/>день <text:s/>стрельба <text:s/>-- <text:s/>так</text:p>
      <text:p text:style-name="P2">интересно!</text:p>
      <text:p text:style-name="P2"><text:s text:c="3"/>-- <text:s/>Хочешь, <text:s/>я <text:s/>возьму <text:s/>книжку <text:s/>с <text:s/>картинками <text:s/>и <text:s/>буду <text:s/>тебе</text:p>
      <text:p text:style-name="P2">рассказывать? -- сказал Майкл, подходя к книжной полке.</text:p>
      <text:p text:style-name="P2"><text:s text:c="3"/>-- Нет, мне очень больно, -- ответила Джейн, прижимая ладонь</text:p>
      <text:p text:style-name="P2">к больному уху.</text:p>
      <text:p text:style-name="P2"><text:s text:c="3"/>-- А хочешь, я сяду на подоконник и буду <text:s/>рассказывать, <text:s/>что</text:p>
      <text:p text:style-name="P2">делается за окном?</text:p>
      <text:p text:style-name="P2"><text:s text:c="3"/>-- Хочу, -- обрадовалась Джейн.</text:p>
      <text:p text:style-name="P2"><text:s text:c="3"/>Майкл <text:s/>сел <text:s/>на <text:s/>подоконник <text:s/>и целый час описывал сестре, что</text:p>
      <text:p text:style-name="P2">происходило на Вишневой улице.</text:p>
      <text:p text:style-name="P2"><text:s text:c="3"/>-- А вон Адмирал Бум, -- говорил он. -- Вышел из <text:s/>калитки <text:s/>и</text:p>
      <text:p text:style-name="P2">быстро шагает по тротуару. Нос у него краснее, чем всегда, а на</text:p>
      <text:p text:style-name="P2">голове цилиндр. Вот он идет мимо Соседнего дома...</text:p>
      <text:p text:style-name="P2"><text:s text:c="3"/>-- А он говорит: "Разрази меня гром"? -- спросила Джейн.</text:p>
      <text:p text:style-name="P2"><text:s text:c="3"/>-- <text:s/>Отсюда <text:s/>не <text:s/>слышно. <text:s/>Но, наверно, говорит. В саду у мисс</text:p>
      <text:p text:style-name="P2">Ларк вторая горничная. А у нас в саду <text:s/>Робертсон <text:s/>Эй <text:s/>подметает</text:p>
      <text:p text:style-name="P2">дорожки <text:s/>и поглядывает через забор. Сел на скамейку и, кажется,</text:p>
      <text:p text:style-name="P2">отдыхает.</text:p>
      <text:p text:style-name="P2"><text:s text:c="3"/>-- У него слабое сердце, -- сказала Джейн.</text:p>
      <text:p text:style-name="P2"><text:s text:c="3"/>-- А ты откуда знаешь?</text:p>
      <text:p text:style-name="P2"><text:s text:c="3"/>-- Он сам мне сказал. Говорит, доктора <text:s/>велят <text:s/>ему <text:s/>работать</text:p>
      <text:p text:style-name="P2">как <text:s/>можно <text:s/>меньше. <text:s/>А <text:s/>папа <text:s/>говорит, я сама слышала, если тот</text:p>
      <text:p text:style-name="P2">будет следовать советам врачей, <text:s/>он <text:s/>его <text:s/>рассчитает. <text:s/>Ох, <text:s/>вот</text:p>
      <text:p text:style-name="P2">опять <text:s/>стрельнуло. <text:s/>Все <text:s/>стреляет <text:s/>и стреляет! -- и Джейн опять</text:p>
      <text:p text:style-name="P2">прижала к уху ладонь.</text:p>
      <text:p text:style-name="P2"/>
      <text:p text:style-name="P2">\paragraph{Подраздел 1.2}</text:p>
      <text:p text:style-name="P2"><text:s text:c="3"/></text:p>
      <text:p text:style-name="P2"><text:s text:c="3"/>-- Ого! -- вдруг воскликнул с подоконника Майкл.</text:p>
      <text:p text:style-name="P2"><text:s text:c="3"/>-- Что? Что там? -- Джейн привстала с постели. -- Расскажи.</text:p>
      <text:p text:style-name="P2"><text:s text:c="3"/>-- Удивительное зрелище! Представь себе, у нас по улице идет</text:p>
      <text:p text:style-name="P2">корова,-- объявил Майкл, вертясь на подоконнике.</text:p>
      <text:p text:style-name="P2"><text:s text:c="3"/>-- Корова? Настоящая живая корова? Прямо <text:s/>в <text:s/>центре <text:s/>города?</text:p>
      <text:p text:style-name="P2">Как смешно! Мэри Поппинс, -- позвала Джейн. -- Майкл говорит, у</text:p>
      <text:p text:style-name="P2">нас на-улице корова.</text:p>
      <text:p text:style-name="P2"><text:s text:c="3"/>-- <text:s/>Да, медленно так идет, заглядывает через каждую калитку,</text:p>
      <text:p text:style-name="P2">то и дело оглядывается. Как будто что потеряла.</text:p>
      <text:p text:style-name="P2"><text:s text:c="3"/>-- Как бы мне хотелось на нее поглядеть, -- грустно <text:s/>сказала</text:p>
      <text:p text:style-name="P2">Джейн.</text:p>
      <text:p text:style-name="P2"><text:s text:c="3"/>-- Смотрите! -- сказал Майкл подошедшей к окну Мэри Поппинс.</text:p>
      <text:p text:style-name="P2">-- Корова. Правда, смешно?</text:p>
      <text:p text:style-name="P2"><text:s text:c="3"/>Мэри <text:s/>Поппинс <text:s/>бросила в окно быстрый внимательный взгляд. И</text:p>
      <text:p text:style-name="P2">от неожиданности чуть не подпрыгнула.</text:p>
      <text:p text:style-name="P2"><text:s text:c="3"/>-- Ни капельки, -- сказала <text:s/>она, <text:s/>поворачиваясь <text:s/>к <text:s/>Джейн <text:s/>и</text:p>
      <text:p text:style-name="P2">Майклу. <text:s/>-- <text:s/>Ничего <text:s/>смешного <text:s/>нет. Я знаю эту корову. Она была</text:p>
      <text:p text:style-name="P2">очень дружна <text:s/>с <text:s/>моей <text:s/>матушкой. <text:s/>И <text:s/>я <text:s/>убедительно <text:s/>вас <text:s/>прошу</text:p>
      <text:p text:style-name="P2">говорить о ней с подобающим почтением.</text:p>
      <text:p text:style-name="P2"><text:s text:c="3"/>-- А вы давно ее знаете? -- мягким, вежливым голосом спросил</text:p>
      <text:p text:style-name="P2">Майкл, надеясь услышать интересную историю.</text:p>
      <text:p text:style-name="P2"><text:s text:c="3"/>-- <text:s/>Еще до того, как она побывала у короля, -- ответила Мэри</text:p>
      <text:p text:style-name="P2">Поппинс.</text:p>
      <text:p text:style-name="P2"><text:s text:c="3"/>-- А когда это было? -- ласково спросила Джейн.</text:p>
      <text:p text:style-name="P2"><text:s text:c="3"/>Мэри <text:s/>Поппинс <text:s/>вперила <text:s/>в <text:s/>пространство <text:s/>взгляд, <text:s/>как <text:s/>будто</text:p>
      <text:p text:style-name="P2">всматривалась <text:s/>во что-то, никому, кроме нее, не видимое. Затаив</text:p>
      <text:p text:style-name="P2">дыхание, Майкл и Джейн ждали.</text:p>
      <text:p text:style-name="P2"><text:s text:c="3"/>-- <text:s/>Это <text:s/>было <text:s/>очень <text:s text:c="2"/>давно, <text:s text:c="2"/>-- <text:s text:c="2"/>начала <text:s text:c="2"/>Мэри <text:s text:c="2"/>Поппинс</text:p>
      <text:p text:style-name="P2">завораживающим <text:s/>тоном. <text:s/>И <text:s/>замолчала, точно вспоминала события,</text:p>
      <text:p text:style-name="P2">случившиеся сотни лет назад. Потом она заговорила, как во <text:s/>сне,</text:p>
      <text:p text:style-name="P2">все так же глядя перед собой невидящим взглядом.</text:p>
      <text:p text:style-name="P2"><text:soft-page-break/><text:s text:c="3"/>..."Рыжая <text:s/>Корова, <text:s/>так <text:s/>ее тогда звали, была очень важной и</text:p>
      <text:p text:style-name="P2">богатой особой, так говорила моя матушка. Паслась она на <text:s/>самом</text:p>
      <text:p text:style-name="P2">лучшем <text:s/>лугу <text:s/>во <text:s/>всей <text:s/>округе; <text:s/>луг <text:s/>был большой, на нем росли</text:p>
      <text:p text:style-name="P2">лютики величиной с блюдце и одуванчики, высокие и стройные, как</text:p>
      <text:p text:style-name="P2">гвардейцы в зеленых мундирах и желтых киверах. Стоило ей съесть</text:p>
      <text:p text:style-name="P2">голову такого гвардейца, на ее месте тотчас вырастала новая.</text:p>
      <text:p text:style-name="P2"><text:s text:c="3"/>Она жила на этом лугу всегда. Рыжая <text:s/>Корова <text:s/>часто <text:s/>говорила</text:p>
      <text:p text:style-name="P2">моей <text:s/>матушке, <text:s/>что никогда не паслась ни на каком другом лугу.</text:p>
      <text:p text:style-name="P2">Во всяком случае, она не помнит этого. <text:s/>Мир <text:s/>ее <text:s/>был <text:s/>ограничен</text:p>
      <text:p text:style-name="P2">живыми изгородями и синим небом, а что по ту сторону -- ей было</text:p>
      <text:p text:style-name="P2">неведомо.</text:p>
      <text:p text:style-name="P2"/>
      <text:p text:style-name="P2">\paragraph{Подраздел 1.3}</text:p>
      <text:p text:style-name="P2"/>
      <text:p text:style-name="P2"><text:s text:c="3"/>Рыжая <text:s/>Корова <text:s/>была в высшей степени респектабельная дама. У</text:p>
      <text:p text:style-name="P2">нее были безупречные манеры. И уж, конечно, она умела <text:s/>отличить</text:p>
      <text:p text:style-name="P2">плохое от хорошего. Она признавала только черное или белое -- и</text:p>
      <text:p text:style-name="P2">никаких <text:s/>промежуточных <text:s/>тонов. <text:s/>Вот <text:s/>и <text:s/>одуванчики <text:s/>-- либо они</text:p>
      <text:p text:style-name="P2">спелые и сладкие, <text:s/>либо <text:s/>незрелые <text:s/>и <text:s/>горькие, <text:s/>и <text:s/>никаких <text:s/>там</text:p>
      <text:p text:style-name="P2">"вполне съедобных"!</text:p>
      <text:p text:style-name="P2"><text:s text:c="3"/>Жизнь ее отнюдь не была праздной. Утром она помогала дочери,</text:p>
      <text:p text:style-name="P2">Рыжей <text:s/>Телочке, <text:s/>делать <text:s/>уроки, <text:s/>после <text:s/>обеда <text:s/>учила ее хорошим</text:p>
      <text:p text:style-name="P2">манерам, походке, мычанию, <text:s/>словом, <text:s/>всему, <text:s/>что <text:s/>должна <text:s/>знать</text:p>
      <text:p text:style-name="P2">воспитанная <text:s/>корова. <text:s/>Потом <text:s/>они <text:s/>ужинали, и Рыжая Корова учила</text:p>
      <text:p text:style-name="P2">дочку, чем отличается съедобная трава от несъедобной. А <text:s/>ночью,</text:p>
      <text:p text:style-name="P2">когда <text:s/>Рыжая <text:s/>Телочка <text:s/>засыпала, <text:s/>она шла в дальний конец луга,</text:p>
      <text:p text:style-name="P2">жевала жвачку и думала свои тихие, тягучие думы.</text:p>
      <text:p text:style-name="P2"><text:s text:c="3"/>Все ее дни были похожи один на другой. <text:s/>Одна <text:s/>Рыжая <text:s/>Телочка</text:p>
      <text:p text:style-name="P2">вырастала <text:s/>и <text:s/>уходила, <text:s/>ее <text:s/>место занимала другая. И нет ничего</text:p>
      <text:p text:style-name="P2">удивительного, что Рыжая Корова вообразила, что <text:s/>так <text:s/>всегда <text:s/>и</text:p>
      <text:p text:style-name="P2">будет <text:s/>длиться <text:s/>-- <text:s/>завтра, <text:s/>как сегодня, а сегодня, как вчера.</text:p>
      <text:p text:style-name="P2">Ничего другого она не хотела, пусть все дни <text:s/>будут <text:s/>одинаковые,</text:p>
      <text:p text:style-name="P2">до самого последнего.</text:p>
      <text:p text:style-name="P2"><text:s text:c="3"/>Между <text:s/>тем <text:s/>приключение <text:s/>уже <text:s/>подстерегало ее, как потом она</text:p>
      <text:p text:style-name="P2">говорила моей матушке. Случилось это с ней ночью: звезды <text:s/>в <text:s/>ту</text:p>
      <text:p text:style-name="P2">ночь <text:s/>были такие яркие и крупные, как одуванчики у нее на лугу,</text:p>
      <text:p text:style-name="P2">а луна нежно белела среди звезд, как маргаритка.</text:p>
      <text:p text:style-name="P2"><text:s text:c="3"/>Рыжая Телочка уже давно спала, когда Рыжая Корова невесть по</text:p>
      <text:p text:style-name="P2">какой причине вдруг пустилась в пляс. <text:s/>Она <text:s/>танцевала <text:s/>красиво,</text:p>
      <text:p text:style-name="P2">бурно, <text:s/>ритмично, <text:s/>хотя <text:s/>никакой музыки не было. То отплясывала</text:p>
      <text:p text:style-name="P2">польку, то шотландскую жигу, а то исполняла танец-импровизацию.</text:p>
      <text:p text:style-name="P2">А в перерыве между танцами она учтиво <text:s/>кланялась, <text:s/>приседала <text:s/>и</text:p>
      <text:p text:style-name="P2">лбом касалась сонных темных одуванчиков.</text:p>
      <text:p text:style-name="P2"/>
      <text:p text:style-name="P2">\subsubsection{Раздел 2}</text:p>
      <text:p text:style-name="P2">\paragraph{Подраздел 2.1}</text:p>
      <text:p text:style-name="P2"><text:s text:c="3"/></text:p>
      <text:p text:style-name="P2"><text:s text:c="3"/>-- <text:s/>Боже мой! -- воскликнула Корова, когда ноги ее принялись</text:p>
      <text:p text:style-name="P2">выстукивать морскую чечетку. -- Что еще за странность! Я всегда</text:p>
      <text:p text:style-name="P2">считала танцы неприличным занятием. Но, видно, это не так, <text:s/>раз</text:p>
      <text:p text:style-name="P2">я сама танцую. Я ведь идеально воспитанная корова.</text:p>
      <text:p text:style-name="P2"><text:s text:c="3"/>И <text:s/>Рыжуха, как ее иногда называла дочь, продолжала кружиться</text:p>
      <text:p text:style-name="P2">в танце, испытывая ни с чем не сравнимое удовольствие. <text:s/>Наконец</text:p>
      <text:p text:style-name="P2">ноги <text:s/>ее <text:s/>стали заплетаться, она подумала, что, пожалуй, пора и</text:p>
      <text:p text:style-name="P2">честь знать, скоро светать начнет, и тогда не поспишь. <text:s/>Но <text:s/>вот</text:p>
      <text:p text:style-name="P2">удивительное дело -- она никак не могла остановиться. Подошла к</text:p>
      <text:p text:style-name="P2">Рыжей <text:s/>Телочке, хотела лечь рядом, а ноги так сами и выписывают</text:p>
      <text:p text:style-name="P2">кренделя. <text:s/>Круг <text:s/>за <text:s/>кругом <text:s/>вальсировала <text:s/>она <text:s/>по <text:s text:c="2"/>лугу, <text:s text:c="2"/>то</text:p>
      <text:p text:style-name="P2">вприпрыжку, то вприсядку.</text:p>
      <text:p text:style-name="P2"><text:s text:c="3"/>-- <text:s/>Боже мой! -- восклицала она в редкие минуты передышки, и</text:p>
      <text:p text:style-name="P2">даже это восклицание выдавало в ней <text:s/>истинную <text:s/>леди. <text:s/>-- <text:s/>Какая</text:p>
      <text:p text:style-name="P2">все-таки странная история! -- Но остановиться не могла.</text:p>
      <text:p text:style-name="P2"><text:s text:c="3"/>Настало утро, а Рыжуха все танцевала. Рыжей Телочке пришлось</text:p>
      <text:p text:style-name="P2">одной <text:s/>завтракать <text:s/>одуванчиками, <text:s/>матушка <text:s/>есть не могла -- она</text:p>
      <text:p text:style-name="P2">лихо отплясывала.</text:p>
      <text:p text:style-name="P2"><text:s text:c="3"/>Весь день проплясала Корова на лугу, вдоль, поперек, <text:s/>кругом</text:p>
      <text:p text:style-name="P2">и снова кругом. А Рыжая Телочка только жалобно мычала, глядя на</text:p>
      <text:p text:style-name="P2">пируэты матушки. Стемнело, а Рыжая Корова все плясала. Вот уж и</text:p>
      <text:p text:style-name="P2">ночь <text:s/>настала. <text:s/>А <text:s/>ноги <text:s/>все <text:s/>свое <text:s/>выкаблучивают. Тут ее взяло</text:p>
      <text:p text:style-name="P2">беспокойство. Да что толку! Так всю неделю и проплясала, чуть с</text:p>
      <text:p text:style-name="P2">ума не сошла. И решила Рыжая Корова отправиться ко двору Короля</text:p>
      <text:p text:style-name="P2">и посоветоваться с ним.</text:p>
      <text:p text:style-name="P2"><text:s text:c="3"/>Поцеловала <text:s/>она <text:s/>Рыжую <text:s/>Телочку, <text:s/>велела <text:s/>быть <text:s text:c="2"/>умницей <text:s text:c="2"/>и</text:p>
      <text:p text:style-name="P2">отправилась <text:s/>в <text:s/>дальний <text:s/>путь. <text:s/>Идет <text:s/>и <text:s/>пляшет, идет и пляшет,</text:p>
      <text:p text:style-name="P2">схватит только <text:s/>листок-другой <text:s/>с <text:s/>куста <text:s/>или <text:s/>дерева. <text:s/>Прохожие</text:p>
      <text:p text:style-name="P2">глядят <text:s/>на <text:s/>нее <text:s/>в изумлении. Но больше всех на себя изумлялась</text:p>
      <text:p text:style-name="P2">она сама.</text:p>
      <text:p text:style-name="P2"/>
      <text:p text:style-name="P2">\paragraph{Подраздел 2.2}</text:p>
      <text:p text:style-name="P2"/>
      <text:p text:style-name="P2"><text:s text:c="3"/>Наконец пришла Рыжая Корова ко дворцу, в котором жил Король.</text:p>
      <text:p text:style-name="P2">Дернула губами веревочку колокольчика, ворота открылись, <text:s/>вошла</text:p>
      <text:p text:style-name="P2">она <text:s/>в <text:s/>парк и запрыгала по широкой дороге, ведущей к парадному</text:p>
      <text:p text:style-name="P2">крыльцу, наверху которого восседал на троне Король.</text:p>
      <text:p text:style-name="P2"><text:s text:c="3"/>Он как раз был очень <text:s/>занят, <text:s/>сочинял <text:s/>новый <text:s/>свод <text:s/>законов.</text:p>
      <text:p text:style-name="P2">Рядом <text:s/>стоял <text:s/>секретарь <text:s/>и <text:s/>записывал <text:s/>их <text:s/>в <text:s/>маленькую красную</text:p>
      <text:p text:style-name="P2">книжечку, как только они рождались в королевской <text:s/>голове. <text:s/>Трон</text:p>
      <text:p text:style-name="P2">окружали <text:s/>придворные <text:s/>и <text:s/>статс-дамы, все в роскошных нарядах, и</text:p>
      <text:p text:style-name="P2">безумолку болтали.</text:p>
      <text:p text:style-name="P2"><text:s text:c="3"/>-- Сколько я сочинил сегодня <text:s/>законов? <text:s/>-- <text:s/>спросил <text:s/>Король,</text:p>
      <text:p text:style-name="P2">поворачиваясь <text:s/>к <text:s/>секретарю. <text:s/>Секретарь <text:s/>долго <text:s/>считал что-то в</text:p>
      <text:p text:style-name="P2">красной книжке.</text:p>
      <text:p text:style-name="P2"><text:s text:c="3"/>-- Семьдесят два, Ваше <text:s/>Величество, <text:s/>-- <text:s/>ответил <text:s/>он, <text:s/>низко</text:p>
      <text:p text:style-name="P2">кланяясь <text:s/>и <text:s/>стараясь <text:s/>никого <text:s/>не задеть длинным гусиным пером,</text:p>
      <text:p text:style-name="P2">которым записывают законы.</text:p>
      <text:p text:style-name="P2"><text:s text:c="3"/>-- Гм, не так уж и плохо за <text:s/>один <text:s/>час, <text:s/>-- <text:s/>сказал <text:s/>Король,</text:p>
      <text:p text:style-name="P2">очень <text:s/>довольный <text:s/>собой. <text:s/>-- На сегодня, пожалуй, хватит. -- Он</text:p>
      <text:p text:style-name="P2">встал и со вкусом расправил складки на горностаевой мантии.</text:p>
      <text:p text:style-name="P2"><text:s text:c="3"/>-- Велите подать карету. Я <text:s/>спешу <text:s/>к <text:s/>моему <text:s/>цирюльнику, <text:s/>--</text:p>
      <text:p text:style-name="P2">произнес он с истинно королевским величием.</text:p>
      <text:p text:style-name="P2"><text:s text:c="3"/>И <text:s/>в <text:s/>этот <text:s/>миг заметил приближающуюся к трону Рыжую Корову,</text:p>
      <text:p text:style-name="P2">которая не переставала плясать. Он снова опустился <text:s/>на <text:s/>трон <text:s/>и</text:p>
      <text:p text:style-name="P2">поднял скипетр.</text:p>
      <text:p text:style-name="P2"><text:s text:c="3"/>-- Что это оскорбляет наш королевский взор? -- спросил он.</text:p>
      <text:p text:style-name="P2"><text:soft-page-break/><text:s text:c="3"/>-- <text:s text:c="2"/>Это <text:s/>я, <text:s/>Ваше <text:s/>Величество, <text:s/>Рыжая <text:s/>Корова, <text:s/>-- <text:s/>скромно</text:p>
      <text:p text:style-name="P2">потупившись, ответила незваная гостья.</text:p>
      <text:p text:style-name="P2"/>
      <text:p text:style-name="P2">\paragraph{Подраздел 2.3}</text:p>
      <text:p text:style-name="P2"><text:s text:c="3"/></text:p>
      <text:p text:style-name="P2"><text:s text:c="3"/>-- Это я вижу, -- сказал Король. -- Я еще не утратил остроты</text:p>
      <text:p text:style-name="P2">зрения. Что <text:s/>тебе <text:s/>здесь <text:s/>надо? <text:s/>Только <text:s/>объясняй, <text:s/>пожалуйста,</text:p>
      <text:p text:style-name="P2">поскорее, <text:s/>у <text:s/>меня <text:s/>на <text:s/>десять <text:s/>назначена встреча с королевским</text:p>
      <text:p text:style-name="P2">цирюльником. Он <text:s/>меня <text:s/>долго <text:s/>ждать <text:s/>не <text:s/>будет. <text:s/>А <text:s/>мне <text:s/>просто</text:p>
      <text:p text:style-name="P2">необходимо сегодня постричься. И, ради всего святого, прекрати,</text:p>
      <text:p text:style-name="P2">наконец, эти прыжки, -- проговорил он с раздражением. -- У меня</text:p>
      <text:p text:style-name="P2">от них голова закружилась.</text:p>
      <text:p text:style-name="P2"><text:s text:c="3"/>-- Да, да, закружилась, -- эхом отозвались придворные.</text:p>
      <text:p text:style-name="P2"><text:s text:c="3"/>-- <text:s/>Я <text:s/>к <text:s/>вам с этой бедой и пришла, Ваше Величество. Дело в</text:p>
      <text:p text:style-name="P2">том, что я не могу прекратить, -- жалобно простонала Корова.</text:p>
      <text:p text:style-name="P2"><text:s text:c="3"/>-- Не можешь прекратить? Какой вздор! -- в ярости воскликнул</text:p>
      <text:p text:style-name="P2">Король. -- Сейчас же прекрати! Я, твой Король, приказываю тебе!</text:p>
      <text:p text:style-name="P2"><text:s text:c="3"/>-- <text:s/>Сейчас <text:s/>же <text:s/>прекрати! <text:s/>Король <text:s/>приказывает! <text:s text:c="2"/>-- <text:s text:c="2"/>опять</text:p>
      <text:p text:style-name="P2">подхватили придворные.</text:p>
      <text:p text:style-name="P2"><text:s text:c="3"/>Рыжая <text:s/>Корова <text:s/>изо <text:s/>всех <text:s/>сил <text:s/>напряглась, так что все кости</text:p>
      <text:p text:style-name="P2">вылезли, как скалы на горных склонах, но ноги ее не слушались.</text:p>
      <text:p text:style-name="P2"><text:s text:c="3"/>-- Видите, я изо всех сил стараюсь, Ваше Величество, <text:s/>но <text:s/>не</text:p>
      <text:p text:style-name="P2">могу <text:s/>остановиться. Я пляшу уже семь дней подряд. Днем и ночью.</text:p>
      <text:p text:style-name="P2">Совсем не сплю и почти ничего не <text:s/>ем. <text:s/>Ухвачу <text:s/>случайно <text:s/>клочок</text:p>
      <text:p text:style-name="P2">травы, <text:s/>тем <text:s/>и <text:s/>сыта. <text:s/>Вот <text:s/>я <text:s/>и <text:s/>пришла к вам просить помощи и</text:p>
      <text:p text:style-name="P2">совета.</text:p>
      <text:p text:style-name="P2"><text:s text:c="3"/>-- Хм, очень странно, -- подивился <text:s/>Король, <text:s/>сдвинув <text:s/>корону</text:p>
      <text:p text:style-name="P2">набок и почесав в затылке.</text:p>
      <text:p text:style-name="P2"><text:s text:c="3"/>-- <text:s/>Очень <text:s/>странно, <text:s/>-- отозвались придворные, не забыв тоже</text:p>
      <text:p text:style-name="P2">почесать затылок.</text:p>
      <text:p text:style-name="P2"><text:s text:c="3"/>-- И что ты при этом чувствуешь? -- спросил Король.</text:p>
      <text:p text:style-name="P2"><text:s text:c="3"/>-- Это просто смешно, -- <text:s/>ответила <text:s/>Корова. <text:s/>-- <text:s/>Хотя, <text:s/>надо</text:p>
      <text:p text:style-name="P2">признаться (было заметно, что она выбирает слова), ощущение при</text:p>
      <text:p text:style-name="P2">этом <text:s/>не <text:s/>совсем <text:s/>неприятное. <text:s/>Точно <text:s/>внутри меня смех по жилам</text:p>
      <text:p text:style-name="P2">переливается.</text:p>
      <text:p text:style-name="P2"><text:s text:c="3"/>-- <text:s/>Поразительно, <text:s text:c="2"/>-- <text:s text:c="2"/>сказал <text:s text:c="2"/>Король, <text:s text:c="2"/>подперев <text:s text:c="2"/>рукой</text:p>
      <text:p text:style-name="P2">подбородок, <text:s/>устремил взгляд на Рыжую Корову и долго думал, чем</text:p>
      <text:p text:style-name="P2">бы ей помочь.</text:p>
      <text:p text:style-name="P2"><text:s text:c="3"/>Вдруг он вскочил с трона и воскликнул:</text:p>
      <text:p text:style-name="P2"><text:s text:c="3"/>-- Боже ты мой!</text:p>
      <text:p text:style-name="P2"><text:s text:c="3"/>-- <text:s/>Что <text:s/>такое? <text:s/>В <text:s/>чем <text:s/>дело? <text:s text:c="2"/>-- <text:s text:c="2"/>наперебой <text:s text:c="2"/>защебетали</text:p>
      <text:p text:style-name="P2">придворные.</text:p>
      <text:p text:style-name="P2"/>
      <text:p text:style-name="P2">\begin{center} </text:p>
      <text:p text:style-name="P2"><text:s text:c="4"/>\vspace{5mm}</text:p>
      <text:p text:style-name="P2"><text:s text:c="4"/>\subsection{Глава 6. Черный вторник}</text:p>
      <text:p text:style-name="P2"><text:s text:c="4"/>\vspace{5mm}</text:p>
      <text:p text:style-name="P2">\end{center}</text:p>
      <text:p text:style-name="P2"/>
      <text:p text:style-name="P2">\subsubsection{Раздел 1}</text:p>
      <text:p text:style-name="P2">\paragraph{Подраздел 1.1}</text:p>
      <text:p text:style-name="P2"/>
      <text:p text:style-name="P2"><text:s text:c="3"/>-- <text:s text:c="2"/>Как, <text:s text:c="2"/>неужели <text:s text:c="2"/>вы <text:s text:c="2"/>все <text:s/>не <text:s/>видите? <text:s/>-- <text:s/>Король <text:s/>так</text:p>
      <text:p text:style-name="P2">разволновался, что даже выронил скипетр. -- Какой же <text:s/>я <text:s/>идиот!</text:p>
      <text:p text:style-name="P2">Как <text:s/>я сразу не заметил! Взгляните же на правый рог! Видите, на</text:p>
      <text:p text:style-name="P2">нем звезда. Наверное, падала и зацепилась.</text:p>
      <text:p text:style-name="P2"><text:s text:c="3"/>-- Видим, видим, вот она! <text:s/>-- <text:s/>кричали <text:s/>придворные, <text:s/>заметив</text:p>
      <text:p text:style-name="P2">наконец <text:s/>звезду. <text:s/>И <text:s/>чем <text:s/>дольше <text:s/>они <text:s/>смотрели на нее, тем она</text:p>
      <text:p text:style-name="P2">становилась ярче.</text:p>
      <text:p text:style-name="P2"><text:s text:c="3"/>-- Так вот, оказывается, в чем дело! -- сказал Король. -- <text:s/>А</text:p>
      <text:p text:style-name="P2">теперь, прошу вас, снимите с рога звезду, чтобы эта... э-э-э...</text:p>
      <text:p text:style-name="P2">леди <text:s/>перестала <text:s/>плясать и наконец спокойно позавтракала. Всему</text:p>
      <text:p text:style-name="P2">виной звезда, мадам. Это <text:s/>она <text:s/>не <text:s/>дает <text:s/>вам <text:s/>остановиться. <text:s/>--</text:p>
      <text:p text:style-name="P2">Король <text:s/>повернулся <text:s/>к <text:s/>Рыжей <text:s/>Корове и тут же перевел взгляд на</text:p>
      <text:p text:style-name="P2">Главного дворецкого.</text:p>
      <text:p text:style-name="P2"><text:s text:c="3"/>-- Так начинайте же! -- повелел он.</text:p>
      <text:p text:style-name="P2"><text:s text:c="3"/>Главный дворецкий учтиво поклонился <text:s/>Рыжей <text:s/>Корове, <text:s/>схватил</text:p>
      <text:p text:style-name="P2">звезду <text:s/>и дернул. Звезда не поддалась. Самый ближний придворный</text:p>
      <text:p text:style-name="P2">обхватил дворецкого и стал тянуть вместе с ним. Звезда -- ни <text:s/>с</text:p>
      <text:p text:style-name="P2">места. <text:s/>Еще <text:s/>один <text:s/>ухватился, еще -- образовалась длинная цепь.</text:p>
      <text:p text:style-name="P2">Тянули, тянули -- никакого толку.</text:p>
      <text:p text:style-name="P2"><text:s text:c="3"/>-- Осторожней! Моя голова! -- умоляла Корова.</text:p>
      <text:p text:style-name="P2"><text:s text:c="3"/>-- Тяните пуще! -- гремел Король.</text:p>
      <text:p text:style-name="P2"><text:s text:c="3"/>Лица у всех покраснели, как <text:s/>помидор. <text:s/>Наконец <text:s/>дернули <text:s/>все</text:p>
      <text:p text:style-name="P2">вместе <text:s/>-- <text:s/>да <text:s/>как полетели вверх тормашками! А звезде хоть бы</text:p>
      <text:p text:style-name="P2">что. До того прочно застряла!</text:p>
      <text:p text:style-name="P2"><text:s text:c="3"/>-- О-хо-хо! -- <text:s/>вздохнул <text:s/>Король. <text:s/>-- <text:s/>Секретарь, <text:s/>достаньте</text:p>
      <text:p text:style-name="P2">энциклопедию, что там сказано про коров со звездами на рогах?</text:p>
      <text:p text:style-name="P2"/>
      <text:p text:style-name="P2">\paragraph{Подраздел 1.2}</text:p>
      <text:p text:style-name="P2"/>
      <text:p text:style-name="P2"><text:s text:c="3"/>Секретарь <text:s/>заполз <text:s/>на <text:s/>коленях <text:s/>под <text:s/>трон <text:s/>и <text:s/>скоро <text:s/>вылез с</text:p>
      <text:p text:style-name="P2">большущей зеленой книгой. (Энциклопедия должна быть всегда <text:s/>под</text:p>
      <text:p text:style-name="P2">рукой. <text:s/>Мало <text:s/>ли что Король захочет узнать, не бегать же каждый</text:p>
      <text:p text:style-name="P2">раз в библиотеку.)</text:p>
      <text:p text:style-name="P2"><text:s text:c="3"/>Секретарь полистал страницы.</text:p>
      <text:p text:style-name="P2"><text:s text:c="3"/>-- Решительно ничего, Ваше Величество. Есть <text:s/>только <text:s/>история</text:p>
      <text:p text:style-name="P2">про Корову, которая прыгнула через Луну. Вы ее знаете.</text:p>
      <text:p text:style-name="P2"><text:s text:c="3"/>Король подергал себя за бороду -- это очень помогало думать.</text:p>
      <text:p text:style-name="P2">Думал, думал, вздохнул и удрученно посмотрел на Рыжую Корову.</text:p>
      <text:p text:style-name="P2"><text:s text:c="3"/>-- Могу одно посоветовать, -- сказал он. -- Попробуйте и вы,</text:p>
      <text:p text:style-name="P2">мадам, проделать эту штуку.</text:p>
      <text:p text:style-name="P2"><text:s text:c="3"/>-- Какую? -- спросила Рыжая Корова.</text:p>
      <text:p text:style-name="P2"><text:s text:c="3"/>-- <text:s/>Прыгните <text:s/>через <text:s/>Луну. <text:s/>Вдруг поможет... Попробовать, во</text:p>
      <text:p text:style-name="P2">всяком случае, стоит.</text:p>
      <text:p text:style-name="P2"><text:s text:c="3"/>-- Кто, я? Через Луну?</text:p>
      <text:p text:style-name="P2"><text:s text:c="3"/>-- А кто же? -- нетерпеливо <text:s/>заметил <text:s/>Король. <text:s/>Ему <text:s/>хотелось</text:p>
      <text:p text:style-name="P2">скорее отправиться к цирюльнику.</text:p>
      <text:p text:style-name="P2"><text:s text:c="3"/>-- <text:s/>Сир, <text:s/>-- <text:s/>с <text:s/>достоинством <text:s/>произнесла Рыжая Корова. -- Я</text:p>
      <text:p text:style-name="P2">прошу вас помнить, что я всеми <text:s/>уважаемое, <text:s/>хорошо <text:s/>воспитанное</text:p>
      <text:p text:style-name="P2">жвачное <text:s/>животное. <text:s/>Я <text:s/>впитала <text:s/>с молоком матери, что прыгать в</text:p>
      <text:p text:style-name="P2">высоту -- малопочтенное занятие для леди.</text:p>
      <text:p text:style-name="P2"><text:s text:c="3"/></text:p>
      <text:p text:style-name="P2">\paragraph{Подраздел 1.3}</text:p>
      <text:p text:style-name="P2"><text:soft-page-break/><text:s text:c="3"/></text:p>
      <text:p text:style-name="P2"><text:s text:c="3"/>Король поднялся с трона и затряс скипетром.</text:p>
      <text:p text:style-name="P2"><text:s text:c="4"/>-- Мадам, -- сказал он, -- вы пришли ко мне <text:s/>за <text:s/>советом. <text:s/>Я</text:p>
      <text:p text:style-name="P2">вам его дал. Вы что, хотите до конца своих дней плясать? Хотите</text:p>
      <text:p text:style-name="P2">не спать сутками? Умереть голодной смертью?</text:p>
      <text:p text:style-name="P2"><text:s text:c="3"/>Рыжая <text:s text:c="2"/>Корова <text:s text:c="2"/>вспомнила <text:s text:c="2"/>сладчайший <text:s text:c="2"/>вкус <text:s/>одуванчиков.</text:p>
      <text:p text:style-name="P2">Вообразила, как мягко спать на <text:s/>шелковистом <text:s/>лугу. <text:s/>Подумала <text:s/>о</text:p>
      <text:p text:style-name="P2">своих <text:s/>измученных <text:s/>ногах -- хорошо бы все-таки дать им отдых. И</text:p>
      <text:p text:style-name="P2">сказала себе: "Пожалуй, один раз можно нарушить <text:s/>приличия. <text:s/>Это</text:p>
      <text:p text:style-name="P2">будут <text:s/>знать <text:s/>только Король и его придворные. Так что честь моя</text:p>
      <text:p text:style-name="P2">не пострадает".</text:p>
      <text:p text:style-name="P2"><text:s text:c="3"/>-- А как вы думаете, Ваше Величество, <text:s/>высоко <text:s/>ли <text:s/>Луна? <text:s/>--</text:p>
      <text:p text:style-name="P2">спросила, не переставая плясать, Корова.</text:p>
      <text:p text:style-name="P2"><text:s text:c="3"/>Король взглянул на небо.</text:p>
      <text:p text:style-name="P2"><text:s text:c="3"/>-- Думаю, не меньше мили, -- ответил он.</text:p>
      <text:p text:style-name="P2"><text:s text:c="3"/>Рыжая <text:s/>Корова <text:s/>кивнула. Она была того же мнения. Секунду еще</text:p>
      <text:p text:style-name="P2">поколебалась и сказала:</text:p>
      <text:p text:style-name="P2"><text:s text:c="3"/>-- Никогда не думала до такого дойти. Прыгать, да еще <text:s/>через</text:p>
      <text:p text:style-name="P2">Луну. <text:s/>Ну <text:s/>что ж, раз надо, значит надо, -- и грациозно присела</text:p>
      <text:p text:style-name="P2">перед троном.</text:p>
      <text:p text:style-name="P2"><text:s text:c="3"/>-- Умница, -- сказал довольный Король. Он вдруг <text:s/>понял, <text:s/>что</text:p>
      <text:p text:style-name="P2">не так уж опаздывает к цирюльнику, и последовал в сад.</text:p>
      <text:p text:style-name="P2"><text:s text:c="3"/>-- <text:s/>Вот <text:s/>здесь, <text:s/>-- <text:s/>сказал <text:s/>Король, <text:s/>когда вышли на зеленую</text:p>
      <text:p text:style-name="P2">лужайку. -- Когда я дуну в свисток -- прыгайте!</text:p>
      <text:p text:style-name="P2"><text:s text:c="3"/>Он вынул из кармана жилетки большой золотой свисток и слегка</text:p>
      <text:p text:style-name="P2">дунул в него -- проверил, не запылился ли.</text:p>
      <text:p text:style-name="P2"><text:s text:c="3"/>Рыжая Корова, танцуя на месте, <text:s/>пыталась <text:s/>стоять <text:s/>по <text:s/>стойке</text:p>
      <text:p text:style-name="P2">"смирно".</text:p>
      <text:p text:style-name="P2"/>
      <text:p text:style-name="P2">\subsubsection{Раздел 2}</text:p>
      <text:p text:style-name="P2">\paragraph{Подраздел 2.1}</text:p>
      <text:p text:style-name="P2"/>
      <text:p text:style-name="P2"><text:s text:c="3"/>-- Раз! -- крикнул Король. -- Два! Три!</text:p>
      <text:p text:style-name="P2"><text:s text:c="3"/>И он дунул в свисток.</text:p>
      <text:p text:style-name="P2"><text:s text:c="3"/>Рыжая <text:s/>Корова <text:s/>сделала <text:s/>глубокий <text:s/>вдох и подпрыгнула. Да так</text:p>
      <text:p text:style-name="P2">высоко, что земля для нее в один <text:s/>миг <text:s/>превратилась <text:s/>в <text:s/>далекий</text:p>
      <text:p text:style-name="P2">шарик, <text:s/>а <text:s/>Король <text:s/>с <text:s/>придворными -- в едва заметных букашек на</text:p>
      <text:p text:style-name="P2">лужайке и скоро совсем исчезли из виду.</text:p>
      <text:p text:style-name="P2"><text:s text:c="3"/>Корова летела по небу, а <text:s/>вокруг <text:s/>нее <text:s/>вились, <text:s/>как <text:s/>золотые</text:p>
      <text:p text:style-name="P2">пчелки, <text:s/>звезды. <text:s/>Но вот скоро ее ослепил холодный лунный свет.</text:p>
      <text:p text:style-name="P2">Она зажмурилась и прыгнула, под ногами мелькнул <text:s/>сияющий <text:s/>диск,</text:p>
      <text:p text:style-name="P2">она развернулась и полетела обратно на землю. В то же мгновение</text:p>
      <text:p text:style-name="P2">ее звезда со страшным грохотом сорвалась с рога и покатилась по</text:p>
      <text:p text:style-name="P2">небу. <text:s/>Наконец <text:s/>ее <text:s/>поглотила <text:s/>тьма, <text:s/>и <text:s/>Корове в последний миг</text:p>
      <text:p text:style-name="P2">послышались дивные могучие аккорды, потрясшие небо.</text:p>
      <text:p text:style-name="P2"><text:s text:c="3"/>Еще минута -- и Рыжая Корова благополучно опустилась, но <text:s/>--</text:p>
      <text:p text:style-name="P2">о, <text:s/>чудо! -- не к подножью Королевского трона, а на свой родной</text:p>
      <text:p text:style-name="P2">одуванчиковый луг.</text:p>
      <text:p text:style-name="P2"><text:s text:c="3"/>И она больше не плясала. Ноги ее стояли на земле прочно, как</text:p>
      <text:p text:style-name="P2">каменные, и <text:s/>двигалась <text:s/>она <text:s/>опять <text:s/>спокойно <text:s/>и <text:s/>важно, <text:s/>как <text:s/>и</text:p>
      <text:p text:style-name="P2">подобает <text:s/>благовоспитанной <text:s/>корове. <text:s/>Ах, как ей хотелось скорее</text:p>
      <text:p text:style-name="P2">увидеть Рыжую Телочку! И она поспешила к ней, обезглавливая <text:s/>по</text:p>
      <text:p text:style-name="P2">дороге своих бравых гвардейцев.</text:p>
      <text:p text:style-name="P2"><text:s text:c="3"/>-- <text:s/>Как я рада, что ты вернулась, -- сказала Телочка. -- Мне</text:p>
      <text:p text:style-name="P2">так было одиноко!</text:p>
      <text:p text:style-name="P2"/>
      <text:p text:style-name="P2">\paragraph{Подраздел 2.2}</text:p>
      <text:p text:style-name="P2"/>
      <text:p text:style-name="P2"><text:s text:c="3"/>Рыжая Корова поцеловала <text:s/>ее <text:s/>и <text:s/>принялась <text:s/>поглощать <text:s/>сочную</text:p>
      <text:p text:style-name="P2">траву <text:s text:c="2"/>с <text:s/>одуванчиками. <text:s/>За <text:s/>какой-то <text:s/>час <text:s/>полегло <text:s/>несколько</text:p>
      <text:p text:style-name="P2">золотоголовых полков. <text:s/>Ведь <text:s/>это <text:s/>была <text:s/>ее <text:s/>первая <text:s/>трапеза <text:s/>за</text:p>
      <text:p text:style-name="P2">столько <text:s/>дней! Ей сразу стало легче. И скоро жизнь ее вернулась</text:p>
      <text:p text:style-name="P2">в свою колею.</text:p>
      <text:p text:style-name="P2"><text:s text:c="3"/>Первое время она так всему радовалась: как хорошо <text:s/>есть, <text:s/>не</text:p>
      <text:p text:style-name="P2">выбивая ногами чечетку, и ночью спать, а не вздыхать до утра на</text:p>
      <text:p text:style-name="P2">луну. <text:s text:c="3"/>Но <text:s text:c="3"/>мало-помалу <text:s text:c="3"/>в <text:s text:c="2"/>ней <text:s text:c="2"/>зашевелилась <text:s text:c="2"/>какая-то</text:p>
      <text:p text:style-name="P2">неудовлетворенность. Ее <text:s/>одуванчиковый <text:s/>луг <text:s/>был <text:s/>прекрасен, <text:s/>а</text:p>
      <text:p text:style-name="P2">Рыжая <text:s/>Телочка -- такое солнышко, но ей хотелось еще чего-то, а</text:p>
      <text:p text:style-name="P2">чего -- она и сама не знала. И наконец <text:s/>она <text:s/>поняла <text:s/>-- <text:s/>ей <text:s/>не</text:p>
      <text:p text:style-name="P2">хватает <text:s/>звезды. <text:s/>Она <text:s/>так <text:s/>привыкла за неделю к танцам, все ее</text:p>
      <text:p text:style-name="P2">существо переполняла радость -- и этим она была обязана звезде.</text:p>
      <text:p text:style-name="P2">Ей вдруг нестерпимо захотелось <text:s/>вернуть <text:s/>ее <text:s/>на <text:s/>правый <text:s/>рог <text:s/>и</text:p>
      <text:p text:style-name="P2">сплясать вместе огненную шотландскую жигу.</text:p>
      <text:p text:style-name="P2"><text:s text:c="3"/>Она <text:s/>стала <text:s/>сердиться <text:s/>по пустякам, потеряла аппетит, в душе</text:p>
      <text:p text:style-name="P2">были пустота и мрак. Она часто плакала без <text:s/>всякой <text:s/>причины. <text:s/>В</text:p>
      <text:p text:style-name="P2">конце концов пошла к моей матушке, рассказала ей свою историю и</text:p>
      <text:p text:style-name="P2">попросила совета.</text:p>
      <text:p text:style-name="P2"/>
      <text:p text:style-name="P2">\paragraph{Подраздел 2.3}</text:p>
      <text:p text:style-name="P2"/>
      <text:p text:style-name="P2"><text:s text:c="3"/>-- <text:s/>Ах, <text:s/>ты, господи! -- воскликнула матушка. -- Вы думаете,</text:p>
      <text:p text:style-name="P2">милая, что ваша <text:s/>звезда <text:s/>-- <text:s/>одна <text:s/>только <text:s/>упала <text:s/>с <text:s/>неба. <text:s/>Мне</text:p>
      <text:p text:style-name="P2">говорили, <text:s/>еженощно <text:s/>падают <text:s/>миллиарды <text:s/>звезд. Но, конечно, они</text:p>
      <text:p text:style-name="P2">падают в разных местах. На один и тот же луг две звезды <text:s/>подряд</text:p>
      <text:p text:style-name="P2">упасть не могут, во всяком случае на протяжении одной жизни.</text:p>
      <text:p text:style-name="P2"><text:s text:c="3"/>-- <text:s/>Так значит, если я стану путешествовать по всему миру...</text:p>
      <text:p text:style-name="P2">-- в глазах у Рыжей Коровы вспыхнул огонек надежды.</text:p>
      <text:p text:style-name="P2"><text:s text:c="3"/>-- Будь я на вашем месте, -- сказала матушка, -- <text:s/>я <text:s/>бы, <text:s/>не</text:p>
      <text:p text:style-name="P2">теряя времени, отправилась на поиски звезды.</text:p>
      <text:p text:style-name="P2"><text:s text:c="3"/>-- Я, конечно, и отправлюсь, -- приплясывая, сказала Корова.</text:p>
      <text:p text:style-name="P2">-- Сию минуту".</text:p>
      <text:p text:style-name="P2"><text:s text:c="3"/>...Мэри Поппинс замолчала.</text:p>
      <text:p text:style-name="P2"><text:s text:c="3"/>-- <text:s/>Вот <text:s/>так <text:s/>она, <text:s/>наверное, <text:s/>и попала на нашу Вишневую? --</text:p>
      <text:p text:style-name="P2">ласковым голосом спросила Джейн.</text:p>
      <text:p text:style-name="P2"><text:s text:c="3"/>-- Да, -- прошептал Майкл. -- Она ищет свою звезду.</text:p>
      <text:p text:style-name="P2"><text:s text:c="3"/>Мэри Поппинс резко выпрямилась. <text:s/>Глаза <text:s/>утратили <text:s/>отрешенное</text:p>
      <text:p text:style-name="P2">выражение, она как будто проснулась.</text:p>
      <text:p text:style-name="P2"><text:s text:c="3"/>-- Сейчас же сойдите с окна, сэр! -- строго проговорила она.</text:p>
      <text:p text:style-name="P2">-- Пора выключать свет.</text:p>
      <text:p text:style-name="P2"><text:s text:c="3"/>И <text:s/>с <text:s/>этими <text:s/>словами Мэри Поппинс пошла на площадку, где был</text:p>
      <text:p text:style-name="P2">выключатель.</text:p>
      <text:p text:style-name="P2"><text:s text:c="3"/>-- Майкл, -- шепнула Джейн. -- Посмотри скорее, там <text:s/>ли <text:s/>еще</text:p>
      <text:p text:style-name="P2">корова.</text:p>
      <text:p text:style-name="P2"><text:s text:c="3"/>Майкл <text:s/>быстро <text:s/>выглянул <text:s/>в <text:s/>окно, всматриваясь в сгущающиеся</text:p>
      <text:p text:style-name="P2"><text:soft-page-break/>сумерки.</text:p>
      <text:p text:style-name="P2"><text:s text:c="3"/>-- Скорее! Мэри Поппинс вот-вот вернется. Ты видишь ее?</text:p>
      <text:p text:style-name="P2"><text:s text:c="3"/>-- Не-е-т, -- протянул <text:s/>Майкл. <text:s/>-- <text:s/>Никаких <text:s/>признаков. <text:s/>Она</text:p>
      <text:p text:style-name="P2">ушла.</text:p>
      <text:p text:style-name="P2"><text:s text:c="3"/>-- <text:s/>Я <text:s/>так <text:s/>хочу, <text:s/>чтобы она нашла ее, -- сказала Джейн. Она</text:p>
      <text:p text:style-name="P2">думала о Рыжей Корове, которая бродит по свету, мечтая, <text:s/>что <text:s/>к</text:p>
      <text:p text:style-name="P2">ней на рог опять упадет с неба звезда.</text:p>
      <text:p text:style-name="P2"><text:s text:c="3"/>-- <text:s/>И я тоже, -- сказал Майкл и, услыхав приближающиеся шаги</text:p>
      <text:p text:style-name="P2">Мэри Поппинс, поспешно опустил штору.</text:p>
      <text:p text:style-name="P2"/>
      <text:p text:style-name="P2"/>
      <text:p text:style-name="P2">\begin{center} \section{Вариации размеров текста} \end{center}</text:p>
      <text:p text:style-name="P2"/>
      <text:p text:style-name="P2">\subsection{Huge} {\Huge Шрифт}</text:p>
      <text:p text:style-name="P2">\subsection{huge} {\huge Шрифт}</text:p>
      <text:p text:style-name="P2">\subsection{LARGE} {\LARGE Шрифт}</text:p>
      <text:p text:style-name="P2">\subsection{Large} {\Large Шрифт}</text:p>
      <text:p text:style-name="P2">\subsection{large} {\large Шрифт}</text:p>
      <text:p text:style-name="P2">\subsection{Normal} {\normalsize Шрифт}</text:p>
      <text:p text:style-name="P2">\subsection{Small} {\small Шрифт}</text:p>
      <text:p text:style-name="P2">\subsection{Tiny} {\footnotesize Шрифт}</text:p>
      <text:p text:style-name="P2"/>
      <text:p text:style-name="P2">\begin{center} \section{Разное расстояние между строками и словами} \end{center}</text:p>
      <text:p text:style-name="P2"/>
      <text:p text:style-name="P2">\subsection{Между словами}</text:p>
      <text:p text:style-name="P2">\begin{addmargin}[5em]{0em} Увеличенный интервал между словами \end{addmargin}</text:p>
      <text:p text:style-name="P2"/>
      <text:p text:style-name="P2">\subsection{Между строками}</text:p>
      <text:p text:style-name="P2">\vspace{2em}{Увеличенный интервал между строками}</text:p>
      <text:p text:style-name="P2"/>
      <text:p text:style-name="P2">\end{document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ru" fo:country="RU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2:34:44.271824522</meta:creation-date>
    <dc:date>2023-12-03T12:37:17.341532785</dc:date>
    <meta:editing-duration>PT2M33S</meta:editing-duration>
    <meta:editing-cycles>1</meta:editing-cycles>
    <meta:document-statistic meta:table-count="0" meta:image-count="0" meta:object-count="0" meta:page-count="18" meta:paragraph-count="1677" meta:word-count="13025" meta:character-count="84368" meta:non-whitespace-character-count="68014"/>
    <meta:generator>LibreOffice/7.6.3.2$Linux_X86_64 LibreOffice_project/60$Build-2</meta:generator>
  </office:meta>
</office:document-meta>
</file>